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64"/>
    <style:style style:name="P2" style:family="paragraph" style:parent-style-name="Text_20_body">
      <style:paragraph-properties fo:text-align="justify" style:justify-single-word="false"/>
    </style:style>
    <style:style style:name="P3" style:family="paragraph" style:parent-style-name="Text_20_body" style:list-style-name="L66"/>
    <style:style style:name="P4" style:family="paragraph" style:parent-style-name="Text_20_body">
      <style:text-properties officeooo:paragraph-rsid="002923a8"/>
    </style:style>
    <style:style style:name="P5" style:family="paragraph" style:parent-style-name="Text_20_body">
      <style:paragraph-properties fo:margin-top="0cm" fo:margin-bottom="0cm" loext:contextual-spacing="false"/>
    </style:style>
    <style:style style:name="P6" style:family="paragraph" style:parent-style-name="Text_20_body">
      <style:paragraph-properties fo:margin-top="0cm" fo:margin-bottom="0cm" loext:contextual-spacing="false" fo:text-align="center" style:justify-single-word="false"/>
    </style:style>
    <style:style style:name="P7" style:family="paragraph" style:parent-style-name="Text_20_body">
      <style:paragraph-properties fo:margin-top="0cm" fo:margin-bottom="0cm" loext:contextual-spacing="false"/>
      <style:text-properties loext:padding="0cm" loext:border="none"/>
    </style:style>
    <style:style style:name="P8" style:family="paragraph" style:parent-style-name="Text_20_body" style:list-style-name="L66">
      <style:paragraph-properties fo:margin-top="0cm" fo:margin-bottom="0cm" loext:contextual-spacing="false"/>
    </style:style>
    <style:style style:name="P9" style:family="paragraph" style:parent-style-name="Text_20_body">
      <style:paragraph-properties fo:margin-left="0cm" fo:margin-right="0cm" fo:margin-top="0cm" fo:margin-bottom="0cm" loext:contextual-spacing="false" fo:text-indent="0cm" style:auto-text-indent="false"/>
    </style:style>
    <style:style style:name="P10" style:family="paragraph" style:parent-style-name="Heading_20_1">
      <style:paragraph-properties fo:margin-top="0cm" fo:margin-bottom="0cm" loext:contextual-spacing="false" fo:text-align="center" style:justify-single-word="false"/>
    </style:style>
    <style:style style:name="P11" style:family="paragraph" style:parent-style-name="Preformatted_20_Text" style:list-style-name="L1">
      <style:paragraph-properties fo:margin-top="0cm" fo:margin-bottom="0.499cm" loext:contextual-spacing="false"/>
    </style:style>
    <style:style style:name="P12" style:family="paragraph" style:parent-style-name="Preformatted_20_Text" style:list-style-name="L2">
      <style:paragraph-properties fo:margin-top="0cm" fo:margin-bottom="0.499cm" loext:contextual-spacing="false"/>
    </style:style>
    <style:style style:name="P13" style:family="paragraph" style:parent-style-name="Preformatted_20_Text" style:list-style-name="L3">
      <style:paragraph-properties fo:margin-top="0cm" fo:margin-bottom="0.499cm" loext:contextual-spacing="false"/>
    </style:style>
    <style:style style:name="P14" style:family="paragraph" style:parent-style-name="Preformatted_20_Text" style:list-style-name="L4">
      <style:paragraph-properties fo:margin-top="0cm" fo:margin-bottom="0.499cm" loext:contextual-spacing="false"/>
    </style:style>
    <style:style style:name="P15" style:family="paragraph" style:parent-style-name="Preformatted_20_Text" style:list-style-name="L5">
      <style:paragraph-properties fo:margin-top="0cm" fo:margin-bottom="0.499cm" loext:contextual-spacing="false"/>
    </style:style>
    <style:style style:name="P16" style:family="paragraph" style:parent-style-name="Preformatted_20_Text" style:list-style-name="L6">
      <style:paragraph-properties fo:margin-top="0cm" fo:margin-bottom="0.499cm" loext:contextual-spacing="false"/>
    </style:style>
    <style:style style:name="P17" style:family="paragraph" style:parent-style-name="Preformatted_20_Text" style:list-style-name="L7">
      <style:paragraph-properties fo:margin-top="0cm" fo:margin-bottom="0.499cm" loext:contextual-spacing="false"/>
    </style:style>
    <style:style style:name="P18" style:family="paragraph" style:parent-style-name="Preformatted_20_Text" style:list-style-name="L8">
      <style:paragraph-properties fo:margin-top="0cm" fo:margin-bottom="0.499cm" loext:contextual-spacing="false"/>
    </style:style>
    <style:style style:name="P19" style:family="paragraph" style:parent-style-name="Preformatted_20_Text" style:list-style-name="L9">
      <style:paragraph-properties fo:margin-top="0cm" fo:margin-bottom="0.499cm" loext:contextual-spacing="false"/>
    </style:style>
    <style:style style:name="P20" style:family="paragraph" style:parent-style-name="Preformatted_20_Text" style:list-style-name="L10">
      <style:paragraph-properties fo:margin-top="0cm" fo:margin-bottom="0.499cm" loext:contextual-spacing="false"/>
    </style:style>
    <style:style style:name="P21" style:family="paragraph" style:parent-style-name="Preformatted_20_Text" style:list-style-name="L11">
      <style:paragraph-properties fo:margin-top="0cm" fo:margin-bottom="0.499cm" loext:contextual-spacing="false"/>
    </style:style>
    <style:style style:name="P22" style:family="paragraph" style:parent-style-name="Preformatted_20_Text" style:list-style-name="L12">
      <style:paragraph-properties fo:margin-top="0cm" fo:margin-bottom="0.499cm" loext:contextual-spacing="false"/>
    </style:style>
    <style:style style:name="P23" style:family="paragraph" style:parent-style-name="Preformatted_20_Text" style:list-style-name="L13">
      <style:paragraph-properties fo:margin-top="0cm" fo:margin-bottom="0.499cm" loext:contextual-spacing="false"/>
    </style:style>
    <style:style style:name="P24" style:family="paragraph" style:parent-style-name="Preformatted_20_Text" style:list-style-name="L14">
      <style:paragraph-properties fo:margin-top="0cm" fo:margin-bottom="0.499cm" loext:contextual-spacing="false"/>
    </style:style>
    <style:style style:name="P25" style:family="paragraph" style:parent-style-name="Preformatted_20_Text" style:list-style-name="L15">
      <style:paragraph-properties fo:margin-top="0cm" fo:margin-bottom="0.499cm" loext:contextual-spacing="false"/>
    </style:style>
    <style:style style:name="P26" style:family="paragraph" style:parent-style-name="Preformatted_20_Text" style:list-style-name="L16">
      <style:paragraph-properties fo:margin-top="0cm" fo:margin-bottom="0.499cm" loext:contextual-spacing="false"/>
    </style:style>
    <style:style style:name="P27" style:family="paragraph" style:parent-style-name="Preformatted_20_Text" style:list-style-name="L17">
      <style:paragraph-properties fo:margin-top="0cm" fo:margin-bottom="0.499cm" loext:contextual-spacing="false"/>
    </style:style>
    <style:style style:name="P28" style:family="paragraph" style:parent-style-name="Preformatted_20_Text" style:list-style-name="L18">
      <style:paragraph-properties fo:margin-top="0cm" fo:margin-bottom="0.499cm" loext:contextual-spacing="false"/>
    </style:style>
    <style:style style:name="P29" style:family="paragraph" style:parent-style-name="Preformatted_20_Text" style:list-style-name="L19">
      <style:paragraph-properties fo:margin-top="0cm" fo:margin-bottom="0.499cm" loext:contextual-spacing="false"/>
    </style:style>
    <style:style style:name="P30" style:family="paragraph" style:parent-style-name="Preformatted_20_Text" style:list-style-name="L20">
      <style:paragraph-properties fo:margin-top="0cm" fo:margin-bottom="0.499cm" loext:contextual-spacing="false"/>
    </style:style>
    <style:style style:name="P31" style:family="paragraph" style:parent-style-name="Preformatted_20_Text" style:list-style-name="L21">
      <style:paragraph-properties fo:margin-top="0cm" fo:margin-bottom="0.499cm" loext:contextual-spacing="false"/>
    </style:style>
    <style:style style:name="P32" style:family="paragraph" style:parent-style-name="Preformatted_20_Text" style:list-style-name="L22">
      <style:paragraph-properties fo:margin-top="0cm" fo:margin-bottom="0.499cm" loext:contextual-spacing="false"/>
    </style:style>
    <style:style style:name="P33" style:family="paragraph" style:parent-style-name="Preformatted_20_Text" style:list-style-name="L23">
      <style:paragraph-properties fo:margin-top="0cm" fo:margin-bottom="0.499cm" loext:contextual-spacing="false"/>
    </style:style>
    <style:style style:name="P34" style:family="paragraph" style:parent-style-name="Preformatted_20_Text" style:list-style-name="L24">
      <style:paragraph-properties fo:margin-top="0cm" fo:margin-bottom="0.499cm" loext:contextual-spacing="false"/>
    </style:style>
    <style:style style:name="P35" style:family="paragraph" style:parent-style-name="Preformatted_20_Text" style:list-style-name="L25">
      <style:paragraph-properties fo:margin-top="0cm" fo:margin-bottom="0.499cm" loext:contextual-spacing="false"/>
    </style:style>
    <style:style style:name="P36" style:family="paragraph" style:parent-style-name="Preformatted_20_Text" style:list-style-name="L26">
      <style:paragraph-properties fo:margin-top="0cm" fo:margin-bottom="0.499cm" loext:contextual-spacing="false"/>
    </style:style>
    <style:style style:name="P37" style:family="paragraph" style:parent-style-name="Preformatted_20_Text" style:list-style-name="L27">
      <style:paragraph-properties fo:margin-top="0cm" fo:margin-bottom="0.499cm" loext:contextual-spacing="false"/>
    </style:style>
    <style:style style:name="P38" style:family="paragraph" style:parent-style-name="Preformatted_20_Text" style:list-style-name="L28">
      <style:paragraph-properties fo:margin-top="0cm" fo:margin-bottom="0.499cm" loext:contextual-spacing="false"/>
    </style:style>
    <style:style style:name="P39" style:family="paragraph" style:parent-style-name="Preformatted_20_Text" style:list-style-name="L29">
      <style:paragraph-properties fo:margin-top="0cm" fo:margin-bottom="0.499cm" loext:contextual-spacing="false"/>
    </style:style>
    <style:style style:name="P40" style:family="paragraph" style:parent-style-name="Preformatted_20_Text" style:list-style-name="L30">
      <style:paragraph-properties fo:margin-top="0cm" fo:margin-bottom="0.499cm" loext:contextual-spacing="false"/>
    </style:style>
    <style:style style:name="P41" style:family="paragraph" style:parent-style-name="Preformatted_20_Text" style:list-style-name="L31">
      <style:paragraph-properties fo:margin-top="0cm" fo:margin-bottom="0.499cm" loext:contextual-spacing="false"/>
    </style:style>
    <style:style style:name="P42" style:family="paragraph" style:parent-style-name="Preformatted_20_Text" style:list-style-name="L32">
      <style:paragraph-properties fo:margin-top="0cm" fo:margin-bottom="0.499cm" loext:contextual-spacing="false"/>
    </style:style>
    <style:style style:name="P43" style:family="paragraph" style:parent-style-name="Preformatted_20_Text" style:list-style-name="L33">
      <style:paragraph-properties fo:margin-top="0cm" fo:margin-bottom="0.499cm" loext:contextual-spacing="false"/>
    </style:style>
    <style:style style:name="P44" style:family="paragraph" style:parent-style-name="Preformatted_20_Text" style:list-style-name="L34">
      <style:paragraph-properties fo:margin-top="0cm" fo:margin-bottom="0.499cm" loext:contextual-spacing="false"/>
    </style:style>
    <style:style style:name="P45" style:family="paragraph" style:parent-style-name="Preformatted_20_Text" style:list-style-name="L35">
      <style:paragraph-properties fo:margin-top="0cm" fo:margin-bottom="0.499cm" loext:contextual-spacing="false"/>
    </style:style>
    <style:style style:name="P46" style:family="paragraph" style:parent-style-name="Preformatted_20_Text" style:list-style-name="L36">
      <style:paragraph-properties fo:margin-top="0cm" fo:margin-bottom="0.499cm" loext:contextual-spacing="false"/>
    </style:style>
    <style:style style:name="P47" style:family="paragraph" style:parent-style-name="Preformatted_20_Text" style:list-style-name="L37">
      <style:paragraph-properties fo:margin-top="0cm" fo:margin-bottom="0.499cm" loext:contextual-spacing="false"/>
    </style:style>
    <style:style style:name="P48" style:family="paragraph" style:parent-style-name="Preformatted_20_Text" style:list-style-name="L38">
      <style:paragraph-properties fo:margin-top="0cm" fo:margin-bottom="0.499cm" loext:contextual-spacing="false"/>
    </style:style>
    <style:style style:name="P49" style:family="paragraph" style:parent-style-name="Preformatted_20_Text" style:list-style-name="L39">
      <style:paragraph-properties fo:margin-top="0cm" fo:margin-bottom="0.499cm" loext:contextual-spacing="false"/>
    </style:style>
    <style:style style:name="P50" style:family="paragraph" style:parent-style-name="Preformatted_20_Text" style:list-style-name="L40">
      <style:paragraph-properties fo:margin-top="0cm" fo:margin-bottom="0.499cm" loext:contextual-spacing="false"/>
    </style:style>
    <style:style style:name="P51" style:family="paragraph" style:parent-style-name="Preformatted_20_Text" style:list-style-name="L41">
      <style:paragraph-properties fo:margin-top="0cm" fo:margin-bottom="0.499cm" loext:contextual-spacing="false"/>
    </style:style>
    <style:style style:name="P52" style:family="paragraph" style:parent-style-name="Preformatted_20_Text" style:list-style-name="L42">
      <style:paragraph-properties fo:margin-top="0cm" fo:margin-bottom="0.499cm" loext:contextual-spacing="false"/>
    </style:style>
    <style:style style:name="P53" style:family="paragraph" style:parent-style-name="Preformatted_20_Text" style:list-style-name="L43">
      <style:paragraph-properties fo:margin-top="0cm" fo:margin-bottom="0.499cm" loext:contextual-spacing="false"/>
    </style:style>
    <style:style style:name="P54" style:family="paragraph" style:parent-style-name="Preformatted_20_Text" style:list-style-name="L44">
      <style:paragraph-properties fo:margin-top="0cm" fo:margin-bottom="0.499cm" loext:contextual-spacing="false"/>
    </style:style>
    <style:style style:name="P55" style:family="paragraph" style:parent-style-name="Preformatted_20_Text" style:list-style-name="L45">
      <style:paragraph-properties fo:margin-top="0cm" fo:margin-bottom="0.499cm" loext:contextual-spacing="false"/>
    </style:style>
    <style:style style:name="P56" style:family="paragraph" style:parent-style-name="Preformatted_20_Text" style:list-style-name="L46">
      <style:paragraph-properties fo:margin-top="0cm" fo:margin-bottom="0.499cm" loext:contextual-spacing="false"/>
    </style:style>
    <style:style style:name="P57" style:family="paragraph" style:parent-style-name="Preformatted_20_Text" style:list-style-name="L47">
      <style:paragraph-properties fo:margin-top="0cm" fo:margin-bottom="0.499cm" loext:contextual-spacing="false"/>
    </style:style>
    <style:style style:name="P58" style:family="paragraph" style:parent-style-name="Preformatted_20_Text" style:list-style-name="L48">
      <style:paragraph-properties fo:margin-top="0cm" fo:margin-bottom="0.499cm" loext:contextual-spacing="false"/>
    </style:style>
    <style:style style:name="P59" style:family="paragraph" style:parent-style-name="Preformatted_20_Text" style:list-style-name="L49">
      <style:paragraph-properties fo:margin-top="0cm" fo:margin-bottom="0.499cm" loext:contextual-spacing="false"/>
    </style:style>
    <style:style style:name="P60" style:family="paragraph" style:parent-style-name="Preformatted_20_Text" style:list-style-name="L50">
      <style:paragraph-properties fo:margin-top="0cm" fo:margin-bottom="0.499cm" loext:contextual-spacing="false"/>
    </style:style>
    <style:style style:name="P61" style:family="paragraph" style:parent-style-name="Preformatted_20_Text" style:list-style-name="L51">
      <style:paragraph-properties fo:margin-top="0cm" fo:margin-bottom="0.499cm" loext:contextual-spacing="false"/>
    </style:style>
    <style:style style:name="P62" style:family="paragraph" style:parent-style-name="Preformatted_20_Text" style:list-style-name="L52">
      <style:paragraph-properties fo:margin-top="0cm" fo:margin-bottom="0.499cm" loext:contextual-spacing="false"/>
    </style:style>
    <style:style style:name="P63" style:family="paragraph" style:parent-style-name="Preformatted_20_Text" style:list-style-name="L53">
      <style:paragraph-properties fo:margin-top="0cm" fo:margin-bottom="0.499cm" loext:contextual-spacing="false"/>
    </style:style>
    <style:style style:name="P64" style:family="paragraph" style:parent-style-name="Preformatted_20_Text" style:list-style-name="L54">
      <style:paragraph-properties fo:margin-top="0cm" fo:margin-bottom="0.499cm" loext:contextual-spacing="false"/>
    </style:style>
    <style:style style:name="P65" style:family="paragraph" style:parent-style-name="Preformatted_20_Text" style:list-style-name="L55">
      <style:paragraph-properties fo:margin-top="0cm" fo:margin-bottom="0.499cm" loext:contextual-spacing="false"/>
    </style:style>
    <style:style style:name="P66" style:family="paragraph" style:parent-style-name="Preformatted_20_Text" style:list-style-name="L56">
      <style:paragraph-properties fo:margin-top="0cm" fo:margin-bottom="0.499cm" loext:contextual-spacing="false"/>
    </style:style>
    <style:style style:name="P67" style:family="paragraph" style:parent-style-name="Preformatted_20_Text" style:list-style-name="L57">
      <style:paragraph-properties fo:margin-top="0cm" fo:margin-bottom="0.499cm" loext:contextual-spacing="false"/>
    </style:style>
    <style:style style:name="P68" style:family="paragraph" style:parent-style-name="Preformatted_20_Text" style:list-style-name="L58">
      <style:paragraph-properties fo:margin-top="0cm" fo:margin-bottom="0.499cm" loext:contextual-spacing="false"/>
    </style:style>
    <style:style style:name="P69" style:family="paragraph" style:parent-style-name="Preformatted_20_Text" style:list-style-name="L59">
      <style:paragraph-properties fo:margin-top="0cm" fo:margin-bottom="0.499cm" loext:contextual-spacing="false"/>
    </style:style>
    <style:style style:name="P70" style:family="paragraph" style:parent-style-name="Preformatted_20_Text" style:list-style-name="L60">
      <style:paragraph-properties fo:margin-top="0cm" fo:margin-bottom="0.499cm" loext:contextual-spacing="false"/>
    </style:style>
    <style:style style:name="P71" style:family="paragraph" style:parent-style-name="Preformatted_20_Text" style:list-style-name="L61">
      <style:paragraph-properties fo:margin-top="0cm" fo:margin-bottom="0.499cm" loext:contextual-spacing="false"/>
    </style:style>
    <style:style style:name="P72" style:family="paragraph" style:parent-style-name="Preformatted_20_Text" style:list-style-name="L62">
      <style:paragraph-properties fo:margin-top="0cm" fo:margin-bottom="0.499cm" loext:contextual-spacing="false"/>
    </style:style>
    <style:style style:name="P73" style:family="paragraph" style:parent-style-name="Preformatted_20_Text" style:list-style-name="L63">
      <style:paragraph-properties fo:margin-top="0cm" fo:margin-bottom="0.499cm" loext:contextual-spacing="false"/>
    </style:style>
    <style:style style:name="P74" style:family="paragraph" style:parent-style-name="Preformatted_20_Text" style:list-style-name="L65">
      <style:paragraph-properties fo:margin-top="0cm" fo:margin-bottom="0.499cm" loext:contextual-spacing="false"/>
    </style:style>
    <style:style style:name="P75" style:family="paragraph" style:parent-style-name="Preformatted_20_Text" style:list-style-name="L67">
      <style:paragraph-properties fo:margin-top="0cm" fo:margin-bottom="0.499cm" loext:contextual-spacing="false"/>
    </style:style>
    <style:style style:name="P76" style:family="paragraph" style:parent-style-name="Preformatted_20_Text" style:list-style-name="L68">
      <style:paragraph-properties fo:margin-top="0cm" fo:margin-bottom="0.499cm" loext:contextual-spacing="false"/>
    </style:style>
    <style:style style:name="P77" style:family="paragraph" style:parent-style-name="Preformatted_20_Text" style:list-style-name="L69">
      <style:paragraph-properties fo:margin-top="0cm" fo:margin-bottom="0.499cm" loext:contextual-spacing="false"/>
    </style:style>
    <style:style style:name="P78" style:family="paragraph" style:parent-style-name="Preformatted_20_Text" style:list-style-name="L70">
      <style:paragraph-properties fo:margin-top="0cm" fo:margin-bottom="0.499cm" loext:contextual-spacing="false"/>
    </style:style>
    <style:style style:name="P79" style:family="paragraph" style:parent-style-name="Preformatted_20_Text" style:list-style-name="L71">
      <style:paragraph-properties fo:margin-top="0cm" fo:margin-bottom="0.499cm" loext:contextual-spacing="false"/>
    </style:style>
    <style:style style:name="P80" style:family="paragraph" style:parent-style-name="Heading_20_3">
      <style:text-properties loext:padding="0cm" loext:border="none"/>
    </style:style>
    <style:style style:name="T1" style:family="text">
      <style:text-properties style:text-underline-style="solid" style:text-underline-width="auto" style:text-underline-color="font-color"/>
    </style:style>
    <style:style style:name="T2" style:family="text">
      <style:text-properties loext:padding="0cm" loext:border="none"/>
    </style:style>
    <style:style style:name="T3" style:family="text">
      <style:text-properties loext:padding-left="0cm" loext:padding-right="0cm" loext:padding-top="0.049cm" loext:padding-bottom="0.049cm" loext:border-left="none" loext:border-right="none" loext:border-top="0.06pt solid #e5e5e5" loext:border-bottom="0.06pt solid #e5e5e5"/>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Java Questions &amp; Answers – Concepts of OOPs </text:h>
      <text:p text:style-name="Text_20_body">This set of Java Multiple Choice Questions &amp; Answers (MCQs) focuses on “Concepts of OOPs”.</text:p>
      <text:p text:style-name="Text_20_body">1. Which of the following is not OOPS concept in Java?<text:line-break/>a) Inheritance<text:line-break/>b) Encapsulation<text:line-break/>c) Polymorphism<text:line-break/>d) Compilation<text:line-break/><text:bookmark text:name="id3005"/>View Answer</text:p>
      <text:section text:style-name="Sect1" text:name="target-id3005">
        <text:p text:style-name="Text_20_body">Answer: d<text:line-break/>Explanation: There are 4 OOPS concepts in Java. Inheritance, Encapsulation, Polymorphism and Abstraction.</text:p>
      </text:section>
      <text:p text:style-name="Text_20_body">2. Which of the following is a type of polymorphism in Java?<text:line-break/>a) Compile time polymorphism<text:line-break/>b) Execution time polymorphism<text:line-break/>c) Multiple polymorphism<text:line-break/>d) Multilevel polymorphism<text:line-break/><text:bookmark text:name="id5826"/>View Answer</text:p>
      <text:section text:style-name="Sect1" text:name="target-id5826">
        <text:p text:style-name="Text_20_body">Answer: a<text:line-break/>Explanation: There are two type of polymorphism in Java. Compile time polymorphism (overloading) and runtime polymorphism (overriding).</text:p>
      </text:section>
      <text:p text:style-name="Text_20_body">3. When does method overloading is determined?<text:line-break/>a) At run time<text:line-break/>b) At compile time<text:line-break/>c) At coding time<text:line-break/>d) At execution time<text:line-break/><text:bookmark text:name="id2672"/>View Answer</text:p>
      <text:section text:style-name="Sect1" text:name="target-id2672">
        <text:p text:style-name="Text_20_body">Answer: b<text:line-break/>Explanation: Overloading is determined at compile time. Hence, it is also known as compile time polymorphism.</text:p>
      </text:section>
      <text:p text:style-name="Text_20_body">4. When Overloading does not occur?<text:line-break/>a) More than one method with same name but different method signature and different number or type of parameters<text:line-break/>b) More than one method with same name, same signature but different number of signature<text:line-break/>c) More than one method with same name, same signature, same number of parameters but different type<text:line-break/>d) More than one method with same name, same number of parameters and type but different <text:soft-page-break/>signature<text:line-break/><text:bookmark text:name="id4129"/>View Answer</text:p>
      <text:section text:style-name="Sect1" text:name="target-id4129">
        <text:p text:style-name="Text_20_body">Answer: d<text:line-break/>Explanation: Overloading occurs when more than one method with same name but different constructor and also when same signature but different number of parameters and/or parameter type.</text:p>
      </text:section>
      <text:p text:style-name="Text_20_body">5. Which concept of Java is a way of converting real world objects in terms of class?<text:line-break/>a) Polymorphism<text:line-break/>b) Encapsulation<text:line-break/>c) Abstraction<text:line-break/>d) Inheritance<text:line-break/><text:bookmark text:name="id5827"/>View Answer</text:p>
      <text:section text:style-name="Sect1" text:name="target-id5827">
        <text:p text:style-name="Text_20_body">Answer: c<text:line-break/>Explanation: Abstraction is concept of defining real world objects in terms of classes or interfaces.</text:p>
      </text:section>
      <text:p text:style-name="Text_20_body">6. Which concept of Java is achieved by combining methods and attribute into a class?<text:line-break/>a) Encapsulation<text:line-break/>b) Inheritance<text:line-break/>c) Polymorphism<text:line-break/>d) Abstration<text:line-break/><text:bookmark text:name="id9208"/>View Answer</text:p>
      <text:section text:style-name="Sect1" text:name="target-id9208">
        <text:p text:style-name="Text_20_body">Answer: a<text:line-break/>Explanation: Encapsulation is implemented by combining methods and attribute into a class. The class acts like a container of encapsulating properties.</text:p>
      </text:section>
      <text:p text:style-name="Text_20_body">7. What is it called if an object has its own lifecycle and there is no owner?<text:line-break/>a) Aggregation<text:line-break/>b) Composition<text:line-break/>c) Encapsulation<text:line-break/>d) Association<text:line-break/><text:bookmark text:name="id9548"/>View Answer</text:p>
      <text:section text:style-name="Sect1" text:name="target-id9548">
        <text:p text:style-name="Text_20_body">Answer: d<text:line-break/>Explanation: It is a relationship where all objects have their own lifecycle and there is no owner. This occurs where many to many relationship is available, instead of one to one or one to many.</text:p>
      </text:section>
      <text:p text:style-name="Text_20_body">8. What is it called where child object gets killed if parent object is killed?<text:line-break/>a) Aggregation<text:line-break/>b) Composition<text:line-break/>c) Encapsulation<text:line-break/>d) Association<text:line-break/><text:bookmark text:name="id2380"/>View Answer</text:p>
      <text:section text:style-name="Sect1" text:name="target-id2380">
        <text:p text:style-name="Text_20_body"><text:soft-page-break/>Answer: b<text:line-break/>Explanation: Composition occurs when child object gets killed if parent object gets killed. Aggregation is also known as strong Aggregation.</text:p>
      </text:section>
      <text:p text:style-name="Text_20_body">9. What is it called where object has its own lifecycle and child object cannot belong to another parent object?<text:line-break/>a) Aggregation<text:line-break/>b) Compostion<text:line-break/>c) Encapsulation<text:line-break/>d) Association<text:line-break/><text:bookmark text:name="id6695"/>View Answer</text:p>
      <text:section text:style-name="Sect1" text:name="target-id6695">
        <text:p text:style-name="Text_20_body">Answer: a<text:line-break/>Explanation: Aggregation occurs when objects have their own life cycle and child object can associate with only one parent object.</text:p>
      </text:section>
      <text:p text:style-name="Text_20_body">10. Method overriding is combination of inheritance and polymorphism?<text:line-break/>a) True<text:line-break/>b) false<text:line-break/><text:bookmark text:name="id1028"/>View Answer</text:p>
      <text:section text:style-name="Sect1" text:name="target-id1028">
        <text:p text:style-name="Text_20_body">Answer: a<text:line-break/>Explanation: In order for method overriding, method with same signation in both superclass and subclass is required with same signature. That satisfies both concepts inheritance and polymorphism.</text:p>
      </text:section>
      <text:h text:style-name="Heading_20_1" text:outline-level="1">Java Questions &amp; Answers – JDK-JRE-JIT-JVM </text:h>
      <text:p text:style-name="Text_20_body">This set of Java Multiple Choice Questions &amp; Answers (MCQs) focuses on “JDK-JRE-JIT-JVM”.</text:p>
      <text:p text:style-name="Text_20_body">1. Which component is used to compile, debug and execute java program?<text:line-break/>a) JVM<text:line-break/>b) JDK<text:line-break/>c) JIT<text:line-break/>d) JRE<text:line-break/><text:bookmark text:name="id6916"/>View Answer</text:p>
      <text:section text:style-name="Sect1" text:name="target-id6916">
        <text:p text:style-name="Text_20_body">Answer: b<text:line-break/>Explanation: JDK is core component of Java Environment and provides all the tools, executables and binaries required to compile, debug and execute a Java Program.</text:p>
      </text:section>
      <text:p text:style-name="Text_20_body">2. Which component is responsible for converting byte code into machine specific code?<text:line-break/>a) JVM<text:line-break/>b) JDK<text:line-break/>c) JIT<text:line-break/><text:soft-page-break/>d) JRE<text:line-break/><text:bookmark text:name="id8254"/>View Answer</text:p>
      <text:section text:style-name="Sect1" text:name="target-id8254">
        <text:p text:style-name="Text_20_body">Answer: a<text:line-break/>Explanation: JVM is responsible to converting byte code to the machine specific code. JVM is also platform dependent and provides core java functions like garbage collection,memory management, security etc.</text:p>
      </text:section>
      <text:p text:style-name="Text_20_body">3. Which component is responsible to run java program?<text:line-break/>a) JVM<text:line-break/>b) JDK<text:line-break/>c) JIT<text:line-break/>d) JRE<text:line-break/><text:bookmark text:name="id6539"/>View Answer</text:p>
      <text:section text:style-name="Sect1" text:name="target-id6539">
        <text:p text:style-name="Text_20_body">Answer: d<text:line-break/>Explanation: JRE is the implementation of JVM, it provides platform to execute java programs.</text:p>
      </text:section>
      <text:p text:style-name="Text_20_body">4. Which component is responsible to optimise byte code to machine code?<text:line-break/>a) JVM<text:line-break/>b) JDK<text:line-break/>c) JIT<text:line-break/>d) JRE<text:line-break/><text:bookmark text:name="id2806"/>View Answer</text:p>
      <text:section text:style-name="Sect1" text:name="target-id2806">
        <text:p text:style-name="Text_20_body">Answer: c<text:line-break/>Explanation: JIT optimise byte code to machine specific language code by compiling similar byte codes at same time.This reduces overall time taken for compilation of byte code to machine specific language.</text:p>
      </text:section>
      <text:p text:style-name="Text_20_body">5. Which statement is true about java?<text:line-break/>a) Platform independent programming language<text:line-break/>b) Platform dependent programming language<text:line-break/>c) Code dependent programming language<text:line-break/>d) Sequence dependent programming language<text:line-break/><text:bookmark text:name="id9814"/>View Answer</text:p>
      <text:section text:style-name="Sect1" text:name="target-id9814">
        <text:p text:style-name="Text_20_body">Answer: a<text:line-break/>Explanation: Java is called ‘Platform Independent Language’ as it primarily works on the principle of ‘compile once, run everywhere’.</text:p>
      </text:section>
      <text:p text:style-name="Text_20_body">6. Which of the below is invalid indentifier with main method?<text:line-break/>a) public<text:line-break/>b) static<text:line-break/>c) private<text:line-break/>d) final<text:line-break/><text:bookmark text:name="id31"/>View Answer</text:p>
      <text:section text:style-name="Sect1" text:name="target-id31">
        <text:p text:style-name="Text_20_body"><text:soft-page-break/>Answer: c<text:line-break/>Explanation: main method cannot be private as it is invoked by external method. Other identifier are valid with main method.</text:p>
      </text:section>
      <text:p text:style-name="Text_20_body">7. What is the extension of java code files?<text:line-break/>a) .class<text:line-break/>b) .java<text:line-break/>c) .txt<text:line-break/>d) .js<text:line-break/><text:bookmark text:name="id4037"/>View Answer</text:p>
      <text:section text:style-name="Sect1" text:name="target-id4037">
        <text:p text:style-name="Text_20_body">Answer: b<text:line-break/>Explanation: Java files have .java extension.</text:p>
      </text:section>
      <text:p text:style-name="Text_20_body">8. What is the extension of compiled java classes?<text:line-break/>a) .class<text:line-break/>b) .java<text:line-break/>c) .txt<text:line-break/>d) .js<text:line-break/><text:bookmark text:name="id7762"/>View Answer</text:p>
      <text:section text:style-name="Sect1" text:name="target-id7762">
        <text:p text:style-name="Text_20_body">Answer: a<text:line-break/>Explanation: The compiled java files have .class extension.</text:p>
      </text:section>
      <text:p text:style-name="Text_20_body">9. How can we identify whether a compilation unit is class or interface from a .class file?<text:line-break/>a) Java source file header<text:line-break/>b) Extension of compilation unit<text:line-break/>c) We cannot differentiate between class and interface<text:line-break/>d) The class or interface name should be postfixed with unit type<text:line-break/><text:bookmark text:name="id7114"/>View Answer</text:p>
      <text:section text:style-name="Sect1" text:name="target-id7114">
        <text:p text:style-name="Text_20_body">Answer: a<text:line-break/>Explanation: The Java source file contains a header that declares the type of class or interface, its visibility with respect to other classes, its name and any superclass it may extend, or interface it implements.</text:p>
      </text:section>
      <text:p text:style-name="Text_20_body">10. What is use of interpreter?<text:line-break/>a) They convert byte code to machine language code<text:line-break/>b) They read high level code and execute them<text:line-break/>c) They are intermediated between JIT and JVM<text:line-break/>d) It is a synonym for JIT<text:line-break/><text:bookmark text:name="id2394"/>View Answer</text:p>
      <text:section text:style-name="Sect1" text:name="target-id2394">
        <text:p text:style-name="Text_20_body">Answer: b<text:line-break/>Explanation: Interpreters read high level language (interprets it) and execute the program. Interpreters are normally not passing through byte-code and jit compilation.</text:p>
      </text:section>
      <text:h text:style-name="Heading_20_1" text:outline-level="1"><text:soft-page-break/>Java Questions &amp; Answers – Class Fundamentals &amp; Declaring objects </text:h>
      <text:p text:style-name="Text_20_body">This section of our 1000+ Java MCQs focuses on class fundamentals &amp; object declaration in Java Programming Language.</text:p>
      <text:p text:style-name="Text_20_body">1. What is the stored in the object obj in following lines of code?<text:line-break/>box obj;<text:line-break/>a) Memory address of allocated memory of object<text:line-break/>b) NULL<text:line-break/>c) Any arbitrary pointer<text:line-break/>d) Garbage<text:line-break/><text:bookmark text:name="id5105"/>View Answer</text:p>
      <text:section text:style-name="Sect1" text:name="target-id5105">
        <text:p text:style-name="Text_20_body">Answer: b<text:line-break/>Explanation: Memory is allocated to an object using new operator. box obj; just declares a reference to object, no memory is allocated to it hence it points to NULL.<text:line-break/></text:p>
      </text:section>
      <text:p text:style-name="Text_20_body">2. Which of these keywords is used to make a class?<text:line-break/>a) class<text:line-break/>b) struct<text:line-break/>c) int<text:line-break/>d) none of the mentioned<text:line-break/><text:bookmark text:name="id2859"/>View Answer</text:p>
      <text:section text:style-name="Sect1" text:name="target-id2859">
        <text:p text:style-name="Text_20_body">Answer: a<text:line-break/>Explanation: None.<text:line-break/></text:p>
      </text:section>
      <text:p text:style-name="Text_20_body">3. Which of the following is a valid declaration of an object of class Box?<text:line-break/>a) Box obj = new Box();<text:line-break/>b) Box obj = new Box;<text:line-break/>c) obj = new Box();<text:line-break/>d) new Box obj;<text:line-break/><text:bookmark text:name="id8889"/>View Answer</text:p>
      <text:section text:style-name="Sect1" text:name="target-id8889">
        <text:p text:style-name="Text_20_body">Answer: a<text:line-break/>Explanation: None.<text:line-break/></text:p>
      </text:section>
      <text:p text:style-name="Text_20_body">4. Which of these operators is used to allocate memory for an object?<text:line-break/>a) malloc<text:line-break/>b) alloc<text:line-break/>c) new<text:line-break/>d) give<text:line-break/><text:bookmark text:name="id7469"/>View Answer</text:p>
      <text:section text:style-name="Sect1" text:name="target-id7469">
        <text:p text:style-name="Text_20_body"><text:soft-page-break/>Answer: c<text:line-break/>Explanation: Operator new dynamically allocates memory for an object and returns a reference to it. This reference is address in memory of the object allocated by new.<text:line-break/></text:p>
      </text:section>
      <text:p text:style-name="Text_20_body">5. Which of these statement is incorrect?<text:line-break/>a) Every class must contain a main() method<text:line-break/>b) Applets do not require a main() method at all<text:line-break/>c) There can be only one main() method in a program<text:line-break/>d) main() method must be made public<text:line-break/><text:bookmark text:name="id4232"/>View Answer</text:p>
      <text:section text:style-name="Sect1" text:name="target-id4232">
        <text:p text:style-name="Text_20_body">Answer: a<text:line-break/>Explanation: Every class does not need to have a main() method, there can be only one main() method which is made public.<text:line-break/></text:p>
      </text:section>
      <text:p text:style-name="Text_20_body">6. What is the output of this program?</text:p>
      <text:list xml:id="list3730168920712020039" text:style-name="L1">
        <text:list-item>
          <text:p text:style-name="P11"><text:s text:c="4"/>class main_class </text:p>
        </text:list-item>
        <text:list-item>
          <text:p text:style-name="P11"><text:s text:c="4"/>{</text:p>
        </text:list-item>
        <text:list-item>
          <text:p text:style-name="P11"><text:s text:c="8"/>public static void main(String args[])</text:p>
        </text:list-item>
        <text:list-item>
          <text:p text:style-name="P11"><text:s text:c="8"/>{</text:p>
        </text:list-item>
        <text:list-item>
          <text:p text:style-name="P11"><text:s text:c="12"/>int x = 9;</text:p>
        </text:list-item>
        <text:list-item>
          <text:p text:style-name="P11"><text:s text:c="12"/>if (x == 9) </text:p>
        </text:list-item>
        <text:list-item>
          <text:p text:style-name="P11"><text:s text:c="12"/>{ </text:p>
        </text:list-item>
        <text:list-item>
          <text:p text:style-name="P11"><text:s text:c="16"/>int x = 8;</text:p>
        </text:list-item>
        <text:list-item>
          <text:p text:style-name="P11"><text:s text:c="16"/>System.out.println(x);</text:p>
        </text:list-item>
        <text:list-item>
          <text:p text:style-name="P11"><text:s text:c="12"/>}</text:p>
        </text:list-item>
        <text:list-item>
          <text:p text:style-name="P11"><text:s text:c="8"/>} </text:p>
        </text:list-item>
        <text:list-item>
          <text:p text:style-name="P11"><text:s text:c="4"/>}</text:p>
        </text:list-item>
      </text:list>
      <text:p text:style-name="Text_20_body">a) 9<text:line-break/>b) 8<text:line-break/>c) Compilation error<text:line-break/>d) Runtime error<text:line-break/><text:bookmark text:name="id9346"/>View Answer</text:p>
      <text:section text:style-name="Sect1" text:name="target-id9346">
        <text:p text:style-name="Text_20_body">Answer: c<text:line-break/>Explanation: Two variables with the same name can’t be created in a class.<text:line-break/>output:<text:line-break/><text:soft-page-break/>$ javac main_class.java<text:line-break/>Exception in thread “main” java.lang.Error: Unresolved compilation problem:<text:line-break/>Duplicate local variable x<text:line-break/></text:p>
      </text:section>
      <text:p text:style-name="Text_20_body">7. Which of the following statements is correct?<text:line-break/>a) Public method is accessible to all other classes in the hierarchy<text:line-break/>b) Public method is accessible only to subclasses of its parent class<text:line-break/>c) Public method can only be called by object of its class<text:line-break/>d) Public method can be accessed by calling object of the public class<text:line-break/><text:bookmark text:name="id5608"/>View Answer</text:p>
      <text:section text:style-name="Sect1" text:name="target-id5608">
        <text:p text:style-name="Text_20_body">Answer: a<text:line-break/>Explanation: None.<text:line-break/></text:p>
      </text:section>
      <text:p text:style-name="Text_20_body">8. What is the output of this program?</text:p>
      <text:list xml:id="list7232584152338042087" text:style-name="L2">
        <text:list-item>
          <text:p text:style-name="P12"><text:s text:c="4"/>class box </text:p>
        </text:list-item>
        <text:list-item>
          <text:p text:style-name="P12"><text:s text:c="4"/>{</text:p>
        </text:list-item>
        <text:list-item>
          <text:p text:style-name="P12"><text:s text:c="8"/>int width;</text:p>
        </text:list-item>
        <text:list-item>
          <text:p text:style-name="P12"><text:s text:c="8"/>int height;</text:p>
        </text:list-item>
        <text:list-item>
          <text:p text:style-name="P12"><text:s text:c="8"/>int length;</text:p>
        </text:list-item>
        <text:list-item>
          <text:p text:style-name="P12"><text:s text:c="4"/>} </text:p>
        </text:list-item>
        <text:list-item>
          <text:p text:style-name="P12"><text:s text:c="4"/>class mainclass </text:p>
        </text:list-item>
        <text:list-item>
          <text:p text:style-name="P12"><text:s text:c="4"/>{</text:p>
        </text:list-item>
        <text:list-item>
          <text:p text:style-name="P12"><text:s text:c="8"/>public static void main(String args[]) </text:p>
        </text:list-item>
        <text:list-item>
          <text:p text:style-name="P12"><text:s text:c="8"/>{ <text:s text:c="7"/></text:p>
        </text:list-item>
        <text:list-item>
          <text:p text:style-name="P12"><text:s text:c="13"/>box obj = new box();</text:p>
        </text:list-item>
        <text:list-item>
          <text:p text:style-name="P12"><text:s text:c="13"/>obj.width = 10;</text:p>
        </text:list-item>
        <text:list-item>
          <text:p text:style-name="P12"><text:s text:c="13"/>obj.height = 2;</text:p>
        </text:list-item>
        <text:list-item>
          <text:p text:style-name="P12"><text:s text:c="13"/>obj.length = 10;</text:p>
        </text:list-item>
        <text:list-item>
          <text:p text:style-name="P12"><text:s text:c="13"/>int y = obj.width * obj.height * obj.length; </text:p>
        </text:list-item>
        <text:list-item>
          <text:p text:style-name="P12"><text:s text:c="13"/>System.out.print(y);</text:p>
        </text:list-item>
        <text:list-item>
          <text:p text:style-name="P12"><text:s text:c="8"/>} </text:p>
        </text:list-item>
        <text:list-item>
          <text:p text:style-name="P12"><text:s text:c="4"/>}</text:p>
        </text:list-item>
      </text:list>
      <text:p text:style-name="Text_20_body"><text:soft-page-break/>a) 12<text:line-break/>b) 200<text:line-break/>c) 400<text:line-break/>d) 100<text:line-break/><text:bookmark text:name="id5457"/>View Answer</text:p>
      <text:section text:style-name="Sect1" text:name="target-id5457">
        <text:p text:style-name="Text_20_body">Answer: b<text:line-break/>Explanation: None.<text:line-break/>output:<text:line-break/>$ javac mainclass.java<text:line-break/>$ java mainclass<text:line-break/>200<text:line-break/></text:p>
      </text:section>
      <text:p text:style-name="Text_20_body">9. What is the output of this program?</text:p>
      <text:list xml:id="list1255115486767265787" text:style-name="L3">
        <text:list-item>
          <text:p text:style-name="P13"><text:s text:c="4"/>class box </text:p>
        </text:list-item>
        <text:list-item>
          <text:p text:style-name="P13"><text:s text:c="4"/>{</text:p>
        </text:list-item>
        <text:list-item>
          <text:p text:style-name="P13"><text:s text:c="8"/>int width;</text:p>
        </text:list-item>
        <text:list-item>
          <text:p text:style-name="P13"><text:s text:c="8"/>int height;</text:p>
        </text:list-item>
        <text:list-item>
          <text:p text:style-name="P13"><text:s text:c="8"/>int length;</text:p>
        </text:list-item>
        <text:list-item>
          <text:p text:style-name="P13"><text:s text:c="4"/>} </text:p>
        </text:list-item>
        <text:list-item>
          <text:p text:style-name="P13"><text:s text:c="4"/>class mainclass </text:p>
        </text:list-item>
        <text:list-item>
          <text:p text:style-name="P13"><text:s text:c="4"/>{</text:p>
        </text:list-item>
        <text:list-item>
          <text:p text:style-name="P13"><text:s text:c="8"/>public static void main(String args[]) </text:p>
        </text:list-item>
        <text:list-item>
          <text:p text:style-name="P13"><text:s text:c="8"/>{ <text:s text:c="7"/></text:p>
        </text:list-item>
        <text:list-item>
          <text:p text:style-name="P13"><text:s text:c="12"/>box obj1 = new box();</text:p>
        </text:list-item>
        <text:list-item>
          <text:p text:style-name="P13"><text:s text:c="12"/>box obj2 = new box();</text:p>
        </text:list-item>
        <text:list-item>
          <text:p text:style-name="P13"><text:s text:c="12"/>obj1.height = 1;</text:p>
        </text:list-item>
        <text:list-item>
          <text:p text:style-name="P13"><text:s text:c="12"/>obj1.length = 2;</text:p>
        </text:list-item>
        <text:list-item>
          <text:p text:style-name="P13"><text:s text:c="12"/>obj1.width = 1;</text:p>
        </text:list-item>
        <text:list-item>
          <text:p text:style-name="P13"><text:s text:c="12"/>obj2 = obj1;</text:p>
        </text:list-item>
        <text:list-item>
          <text:p text:style-name="P13"><text:s text:c="12"/>System.out.println(obj2.height);</text:p>
        </text:list-item>
        <text:list-item>
          <text:p text:style-name="P13"><text:s text:c="8"/>} </text:p>
        </text:list-item>
        <text:list-item>
          <text:p text:style-name="P13"><text:s text:c="4"/>}</text:p>
        </text:list-item>
      </text:list>
      <text:p text:style-name="Text_20_body"><text:soft-page-break/>a) 1<text:line-break/>b) 2<text:line-break/>c) Runtime error<text:line-break/>d) Garbage value<text:line-break/><text:bookmark text:name="id6114"/>View Answer</text:p>
      <text:section text:style-name="Sect1" text:name="target-id6114">
        <text:p text:style-name="Text_20_body">Answer: a<text:line-break/>Explanation: When we assign an object to another object of same type, all the elements of right side object gets copied to object on left side of equal to, =, operator.<text:line-break/>output:<text:line-break/>$ javac mainclass.java<text:line-break/>$ java mainclass<text:line-break/>1<text:line-break/></text:p>
      </text:section>
      <text:p text:style-name="Text_20_body">10. What is the output of this program?</text:p>
      <text:list xml:id="list2697845433021083432" text:style-name="L4">
        <text:list-item>
          <text:p text:style-name="P14"><text:s text:c="3"/>class box </text:p>
        </text:list-item>
        <text:list-item>
          <text:p text:style-name="P14"><text:s text:c="3"/>{</text:p>
        </text:list-item>
        <text:list-item>
          <text:p text:style-name="P14"><text:s text:c="8"/>int width;</text:p>
        </text:list-item>
        <text:list-item>
          <text:p text:style-name="P14"><text:s text:c="8"/>int height;</text:p>
        </text:list-item>
        <text:list-item>
          <text:p text:style-name="P14"><text:s text:c="8"/>int length;</text:p>
        </text:list-item>
        <text:list-item>
          <text:p text:style-name="P14"><text:s text:c="3"/>} </text:p>
        </text:list-item>
        <text:list-item>
          <text:p text:style-name="P14"><text:s text:c="4"/>class mainclass </text:p>
        </text:list-item>
        <text:list-item>
          <text:p text:style-name="P14"><text:s text:c="4"/>{</text:p>
        </text:list-item>
        <text:list-item>
          <text:p text:style-name="P14"><text:s text:c="8"/>public static void main(String args[]) </text:p>
        </text:list-item>
        <text:list-item>
          <text:p text:style-name="P14"><text:s text:c="8"/>{ <text:s text:c="7"/></text:p>
        </text:list-item>
        <text:list-item>
          <text:p text:style-name="P14"><text:s text:c="12"/>box obj = new box();</text:p>
        </text:list-item>
        <text:list-item>
          <text:p text:style-name="P14"><text:s text:c="12"/>System.out.println(obj);</text:p>
        </text:list-item>
        <text:list-item>
          <text:p text:style-name="P14"><text:s text:c="8"/>} </text:p>
        </text:list-item>
        <text:list-item>
          <text:p text:style-name="P14"><text:s text:c="4"/>}</text:p>
        </text:list-item>
      </text:list>
      <text:p text:style-name="Text_20_body">a) 0<text:line-break/>b) 1<text:line-break/>c) Runtime error<text:line-break/>d) classname@hashcode in hexadecimal form<text:line-break/><text:bookmark text:name="id5599"/>View Answer</text:p>
      <text:section text:style-name="Sect1" text:name="target-id5599">
        <text:p text:style-name="Text_20_body"><text:soft-page-break/>Answer: d<text:line-break/>Explanation: When we print object internally toString() will be called to return string into this format classname@hashcode in hexadecimal form.<text:line-break/>output:<text:line-break/>$ javac mainclass.java<text:line-break/>$ java mainclass<text:line-break/>box@130671e</text:p>
      </text:section>
      <text:h text:style-name="Heading_20_1" text:outline-level="1">Java Questions &amp; Answers – Introduction To Methods </text:h>
      <text:p text:style-name="Text_20_body">This section of our 1000+ Java MCQs focuses on Methods of Java Programming Language.</text:p>
      <text:p text:style-name="Text_20_body">1. What is the return type of a method that does not returns any value?<text:line-break/>a) int<text:line-break/>b) float<text:line-break/>c) void<text:line-break/>d) double<text:line-break/><text:bookmark text:name="id9331"/>View Answer</text:p>
      <text:section text:style-name="Sect1" text:name="target-id9331">
        <text:p text:style-name="Text_20_body">Answer: c<text:line-break/>Explanation: Return type of an method must be made void if it is not returning any value.<text:line-break/></text:p>
      </text:section>
      <text:p text:style-name="Text_20_body">2. What is the process of defining more than one method in a class differentiated by method signature?<text:line-break/>a) Function overriding<text:line-break/>b) Function overloading<text:line-break/>c) Function doubling<text:line-break/>d) None of the mentioned<text:line-break/><text:bookmark text:name="id6842"/>View Answer</text:p>
      <text:section text:style-name="Sect1" text:name="target-id6842">
        <text:p text:style-name="Text_20_body">Answer: b<text:line-break/>Explanation: Function overloading is a process of defining more than one method in a class with same name differentiated by function signature i:e return type or parameters type and number. Example – int volume(int length, int width) &amp; int volume(int length , int width , int height) can be used to calculate volume.<text:line-break/></text:p>
      </text:section>
      <text:p text:style-name="Text_20_body">3. Which of the following is a method having same name as that of it’s class?<text:line-break/>a) finalize<text:line-break/>b) delete<text:line-break/>c) class<text:line-break/>d) constructor<text:line-break/><text:bookmark text:name="id652"/>View Answer</text:p>
      <text:section text:style-name="Sect1" text:name="target-id652">
        <text:p text:style-name="Text_20_body"><text:soft-page-break/>Answer: d<text:line-break/>Explanation: A constructor is a method that initializes an object immediately upon creation. It has the same name as that of class in which it resides.<text:line-break/></text:p>
      </text:section>
      <text:p text:style-name="Text_20_body">4. Which method can be defined only once in a program?<text:line-break/>a) main method<text:line-break/>b) finalize method<text:line-break/>c) static method<text:line-break/>d) private method<text:line-break/><text:bookmark text:name="id3084"/>View Answer</text:p>
      <text:section text:style-name="Sect1" text:name="target-id3084">
        <text:p text:style-name="Text_20_body">Answer: a<text:line-break/>Explanation: main() method can be defined only once in a program. Program execution begins from the main() method by java’s run time system.<text:line-break/></text:p>
      </text:section>
      <text:p text:style-name="Text_20_body">5. Which of these statement is incorrect?<text:line-break/>a) All object of a class are allotted memory for the all the variables defined in the class<text:line-break/>b) If a function is defined public it can be accessed by object of other class by inheritation<text:line-break/>c) main() method must be made public<text:line-break/>d) All object of a class are allotted memory for the methods defined in the class<text:line-break/><text:bookmark text:name="id9650"/>View Answer</text:p>
      <text:section text:style-name="Sect1" text:name="target-id9650">
        <text:p text:style-name="Text_20_body">Answer: d<text:line-break/>Explanation: All object of class share a single copy of methods defined in a class, Methods are allotted memory only once. All the objects of the class have access to methods of that class are allotted memory only for the variables not for the methods.<text:line-break/></text:p>
      </text:section>
      <text:p text:style-name="Text_20_body">6. What is the output of this program?</text:p>
      <text:list xml:id="list8550803583876041262" text:style-name="L5">
        <text:list-item>
          <text:p text:style-name="P15"><text:s text:c="4"/>class box </text:p>
        </text:list-item>
        <text:list-item>
          <text:p text:style-name="P15"><text:s text:c="4"/>{</text:p>
        </text:list-item>
        <text:list-item>
          <text:p text:style-name="P15"><text:s text:c="8"/>int width;</text:p>
        </text:list-item>
        <text:list-item>
          <text:p text:style-name="P15"><text:s text:c="8"/>int height;</text:p>
        </text:list-item>
        <text:list-item>
          <text:p text:style-name="P15"><text:s text:c="8"/>int length;</text:p>
        </text:list-item>
        <text:list-item>
          <text:p text:style-name="P15"><text:s text:c="8"/>int volume;</text:p>
        </text:list-item>
        <text:list-item>
          <text:p text:style-name="P15"><text:s text:c="8"/>void volume(int height, int length, int width) </text:p>
        </text:list-item>
        <text:list-item>
          <text:p text:style-name="P15"><text:s text:c="8"/>{</text:p>
        </text:list-item>
        <text:list-item>
          <text:p text:style-name="P15"><text:s text:c="13"/>volume = width*height*length;</text:p>
        </text:list-item>
        <text:list-item>
          <text:p text:style-name="P15"><text:s text:c="8"/>} </text:p>
        </text:list-item>
        <text:list-item>
          <text:p text:style-name="P15"><text:soft-page-break/><text:s text:c="4"/>} <text:s text:c="3"/></text:p>
        </text:list-item>
        <text:list-item>
          <text:p text:style-name="P15"><text:s text:c="4"/>class Prameterized_method</text:p>
        </text:list-item>
        <text:list-item>
          <text:p text:style-name="P15"><text:s text:c="4"/>{</text:p>
        </text:list-item>
        <text:list-item>
          <text:p text:style-name="P15"><text:s text:c="8"/>public static void main(String args[])</text:p>
        </text:list-item>
        <text:list-item>
          <text:p text:style-name="P15"><text:s text:c="8"/>{</text:p>
        </text:list-item>
        <text:list-item>
          <text:p text:style-name="P15"><text:s text:c="12"/>box obj = new box();</text:p>
        </text:list-item>
        <text:list-item>
          <text:p text:style-name="P15"><text:s text:c="12"/>obj.height = 1;</text:p>
        </text:list-item>
        <text:list-item>
          <text:p text:style-name="P15"><text:s text:c="12"/>obj.length = 5;</text:p>
        </text:list-item>
        <text:list-item>
          <text:p text:style-name="P15"><text:s text:c="12"/>obj.width = 5;</text:p>
        </text:list-item>
        <text:list-item>
          <text:p text:style-name="P15"><text:s text:c="12"/>obj.volume(3,2,1);</text:p>
        </text:list-item>
        <text:list-item>
          <text:p text:style-name="P15"><text:s text:c="12"/>System.out.println(obj.volume); <text:s text:c="7"/></text:p>
        </text:list-item>
        <text:list-item>
          <text:p text:style-name="P15"><text:s text:c="8"/>} </text:p>
        </text:list-item>
        <text:list-item>
          <text:p text:style-name="P15"><text:s text:c="5"/>}</text:p>
        </text:list-item>
      </text:list>
      <text:p text:style-name="Text_20_body">a) 0<text:line-break/>b) 1<text:line-break/>c) 6<text:line-break/>d) 25<text:line-break/><text:bookmark text:name="id1412"/>View Answer</text:p>
      <text:section text:style-name="Sect1" text:name="target-id1412">
        <text:p text:style-name="Text_20_body">Answer: c<text:line-break/>Explanation: None.<text:line-break/>output:<text:line-break/>$ Prameterized_method.java<text:line-break/>$ Prameterized_method<text:line-break/>6<text:line-break/></text:p>
      </text:section>
      <text:p text:style-name="Text_20_body">7. What is the output of this program?</text:p>
      <text:list xml:id="list7526000573652456750" text:style-name="L6">
        <text:list-item>
          <text:p text:style-name="P16"><text:s text:c="4"/>class equality </text:p>
        </text:list-item>
        <text:list-item>
          <text:p text:style-name="P16"><text:s text:c="4"/>{</text:p>
        </text:list-item>
        <text:list-item>
          <text:p text:style-name="P16"><text:s text:c="8"/>int x;</text:p>
        </text:list-item>
        <text:list-item>
          <text:p text:style-name="P16"><text:s text:c="8"/>int y;</text:p>
        </text:list-item>
        <text:list-item>
          <text:p text:style-name="P16"><text:s text:c="8"/>boolean isequal()</text:p>
        </text:list-item>
        <text:list-item>
          <text:p text:style-name="P16"><text:s text:c="8"/>{</text:p>
        </text:list-item>
        <text:list-item>
          <text:p text:style-name="P16"><text:soft-page-break/><text:s text:c="12"/>return(x == y); <text:s/></text:p>
        </text:list-item>
        <text:list-item>
          <text:p text:style-name="P16"><text:s text:c="8"/>} </text:p>
        </text:list-item>
        <text:list-item>
          <text:p text:style-name="P16"><text:s text:c="4"/>} <text:s text:c="3"/></text:p>
        </text:list-item>
        <text:list-item>
          <text:p text:style-name="P16"><text:s text:c="4"/>class Output </text:p>
        </text:list-item>
        <text:list-item>
          <text:p text:style-name="P16"><text:s text:c="4"/>{</text:p>
        </text:list-item>
        <text:list-item>
          <text:p text:style-name="P16"><text:s text:c="8"/>public static void main(String args[])</text:p>
        </text:list-item>
        <text:list-item>
          <text:p text:style-name="P16"><text:s text:c="8"/>{</text:p>
        </text:list-item>
        <text:list-item>
          <text:p text:style-name="P16"><text:s text:c="12"/>equality obj = new equality();</text:p>
        </text:list-item>
        <text:list-item>
          <text:p text:style-name="P16"><text:s text:c="12"/>obj.x = 5;</text:p>
        </text:list-item>
        <text:list-item>
          <text:p text:style-name="P16"><text:s text:c="12"/>obj.y = 5;</text:p>
        </text:list-item>
        <text:list-item>
          <text:p text:style-name="P16"><text:s text:c="12"/>System.out.println(obj.isequal());</text:p>
        </text:list-item>
        <text:list-item>
          <text:p text:style-name="P16"><text:s text:c="8"/>} </text:p>
        </text:list-item>
        <text:list-item>
          <text:p text:style-name="P16"><text:s text:c="4"/>}</text:p>
        </text:list-item>
      </text:list>
      <text:p text:style-name="Text_20_body">a) false<text:line-break/>b) true<text:line-break/>c) 0<text:line-break/>d) 1<text:line-break/><text:bookmark text:name="id8450"/>View Answer</text:p>
      <text:section text:style-name="Sect1" text:name="target-id8450">
        <text:p text:style-name="Text_20_body">Answer: b<text:line-break/>Explanation: None.<text:line-break/>output:<text:line-break/>$ javac Output.java<text:line-break/>$ java Output<text:line-break/>true<text:line-break/></text:p>
      </text:section>
      <text:p text:style-name="Text_20_body">8. What is the output of this program?</text:p>
      <text:list xml:id="list824761311229240058" text:style-name="L7">
        <text:list-item>
          <text:p text:style-name="P17"><text:s text:c="4"/>class box </text:p>
        </text:list-item>
        <text:list-item>
          <text:p text:style-name="P17"><text:s text:c="4"/>{</text:p>
        </text:list-item>
        <text:list-item>
          <text:p text:style-name="P17"><text:s text:c="8"/>int width;</text:p>
        </text:list-item>
        <text:list-item>
          <text:p text:style-name="P17"><text:s text:c="8"/>int height;</text:p>
        </text:list-item>
        <text:list-item>
          <text:p text:style-name="P17"><text:s text:c="8"/>int length;</text:p>
        </text:list-item>
        <text:list-item>
          <text:p text:style-name="P17"><text:s text:c="8"/>int volume;</text:p>
        </text:list-item>
        <text:list-item>
          <text:p text:style-name="P17"><text:soft-page-break/><text:s text:c="8"/>void volume() </text:p>
        </text:list-item>
        <text:list-item>
          <text:p text:style-name="P17"><text:s text:c="8"/>{</text:p>
        </text:list-item>
        <text:list-item>
          <text:p text:style-name="P17"><text:s text:c="13"/>volume = width*height*length;</text:p>
        </text:list-item>
        <text:list-item>
          <text:p text:style-name="P17"><text:s text:c="8"/>} </text:p>
        </text:list-item>
        <text:list-item>
          <text:p text:style-name="P17"><text:s text:c="4"/>} <text:s text:c="3"/></text:p>
        </text:list-item>
        <text:list-item>
          <text:p text:style-name="P17"><text:s text:c="4"/>class Output </text:p>
        </text:list-item>
        <text:list-item>
          <text:p text:style-name="P17"><text:s text:c="4"/>{ </text:p>
        </text:list-item>
        <text:list-item>
          <text:p text:style-name="P17"><text:s text:c="8"/>public static void main(String args[])</text:p>
        </text:list-item>
        <text:list-item>
          <text:p text:style-name="P17"><text:s text:c="8"/>{</text:p>
        </text:list-item>
        <text:list-item>
          <text:p text:style-name="P17"><text:s text:c="12"/>box obj = new box();</text:p>
        </text:list-item>
        <text:list-item>
          <text:p text:style-name="P17"><text:s text:c="12"/>obj.height = 1;</text:p>
        </text:list-item>
        <text:list-item>
          <text:p text:style-name="P17"><text:s text:c="12"/>obj.length = 5;</text:p>
        </text:list-item>
        <text:list-item>
          <text:p text:style-name="P17"><text:s text:c="12"/>obj.width = 5;</text:p>
        </text:list-item>
        <text:list-item>
          <text:p text:style-name="P17"><text:s text:c="12"/>obj.volume();</text:p>
        </text:list-item>
        <text:list-item>
          <text:p text:style-name="P17"><text:s text:c="12"/>System.out.println(obj.volume); <text:s text:c="7"/></text:p>
        </text:list-item>
        <text:list-item>
          <text:p text:style-name="P17"><text:s text:c="8"/>} </text:p>
        </text:list-item>
        <text:list-item>
          <text:p text:style-name="P17"><text:s text:c="4"/>}</text:p>
        </text:list-item>
      </text:list>
      <text:p text:style-name="Text_20_body">a) 0<text:line-break/>b) 1<text:line-break/>c) 25<text:line-break/>d) 26<text:line-break/><text:bookmark text:name="id6656"/>View Answer</text:p>
      <text:section text:style-name="Sect1" text:name="target-id6656">
        <text:p text:style-name="Text_20_body">Answer:c<text:line-break/>Explanation: None.<text:line-break/>output:<text:line-break/>$ javac Output.java<text:line-break/>$ java Output<text:line-break/>25<text:line-break/></text:p>
      </text:section>
      <text:p text:style-name="Text_20_body">9. In the below code, which call to sum() method is appropriate?</text:p>
      <text:list xml:id="list716599097686702985" text:style-name="L8">
        <text:list-item>
          <text:p text:style-name="P18">class Output </text:p>
        </text:list-item>
        <text:list-item>
          <text:p text:style-name="P18">{</text:p>
        </text:list-item>
        <text:list-item>
          <text:p text:style-name="P18"><text:soft-page-break/> </text:p>
        </text:list-item>
        <text:list-item>
          <text:p text:style-name="P18"><text:s text:c="8"/>public static int sum(int ...x)</text:p>
        </text:list-item>
        <text:list-item>
          <text:p text:style-name="P18"><text:s text:c="8"/>{</text:p>
        </text:list-item>
        <text:list-item>
          <text:p text:style-name="P18"><text:s text:c="13"/>return; </text:p>
        </text:list-item>
        <text:list-item>
          <text:p text:style-name="P18"><text:s text:c="8"/>}</text:p>
        </text:list-item>
        <text:list-item>
          <text:p text:style-name="P18"><text:s text:c="8"/>static void main(String args[]) </text:p>
        </text:list-item>
        <text:list-item>
          <text:p text:style-name="P18"><text:s text:c="8"/>{ <text:s text:c="3"/></text:p>
        </text:list-item>
        <text:list-item>
          <text:p text:style-name="P18"><text:s text:c="13"/>sum(10);</text:p>
        </text:list-item>
        <text:list-item>
          <text:p text:style-name="P18"><text:s text:c="13"/>sum(10,20);</text:p>
        </text:list-item>
        <text:list-item>
          <text:p text:style-name="P18"><text:s text:c="13"/>sum(10,20,30);</text:p>
        </text:list-item>
        <text:list-item>
          <text:p text:style-name="P18"><text:s text:c="13"/>sum(10,20,30,40);</text:p>
        </text:list-item>
        <text:list-item>
          <text:p text:style-name="P18"><text:s text:c="8"/>} </text:p>
        </text:list-item>
        <text:list-item>
          <text:p text:style-name="P18">}</text:p>
        </text:list-item>
      </text:list>
      <text:p text:style-name="Text_20_body">a) only sum(10)<text:line-break/>b) only sum(10,20)<text:line-break/>c) only sum(10) &amp; sum(10,20)<text:line-break/>d) all of the mentioned<text:line-break/><text:bookmark text:name="id4649"/>View Answer</text:p>
      <text:section text:style-name="Sect1" text:name="target-id4649">
        <text:p text:style-name="Text_20_body">Answer: d<text:line-break/>Explanation: sum is a variable argument method and hence it can take any number as argument.<text:line-break/></text:p>
      </text:section>
      <text:p text:style-name="Text_20_body">10. What is the output of this program?</text:p>
      <text:list xml:id="list4447226018549088648" text:style-name="L9">
        <text:list-item>
          <text:p text:style-name="P19"><text:s text:c="4"/>class area </text:p>
        </text:list-item>
        <text:list-item>
          <text:p text:style-name="P19"><text:s text:c="4"/>{</text:p>
        </text:list-item>
        <text:list-item>
          <text:p text:style-name="P19"><text:s text:c="8"/>int width;</text:p>
        </text:list-item>
        <text:list-item>
          <text:p text:style-name="P19"><text:s text:c="8"/>int length;</text:p>
        </text:list-item>
        <text:list-item>
          <text:p text:style-name="P19"><text:s text:c="8"/>int volume;</text:p>
        </text:list-item>
        <text:list-item>
          <text:p text:style-name="P19"><text:s text:c="8"/>area() </text:p>
        </text:list-item>
        <text:list-item>
          <text:p text:style-name="P19"><text:s text:c="8"/>{</text:p>
        </text:list-item>
        <text:list-item>
          <text:p text:style-name="P19"><text:s text:c="11"/>width=5;</text:p>
        </text:list-item>
        <text:list-item>
          <text:p text:style-name="P19"><text:s text:c="11"/>length=6;</text:p>
        </text:list-item>
        <text:list-item>
          <text:p text:style-name="P19"><text:soft-page-break/><text:s text:c="8"/>}</text:p>
        </text:list-item>
        <text:list-item>
          <text:p text:style-name="P19"><text:s text:c="8"/>void volume() </text:p>
        </text:list-item>
        <text:list-item>
          <text:p text:style-name="P19"><text:s text:c="8"/>{</text:p>
        </text:list-item>
        <text:list-item>
          <text:p text:style-name="P19"><text:s text:c="13"/>volume = width*length*height;</text:p>
        </text:list-item>
        <text:list-item>
          <text:p text:style-name="P19"><text:s text:c="8"/>} </text:p>
        </text:list-item>
        <text:list-item>
          <text:p text:style-name="P19"><text:s text:c="4"/>} <text:s text:c="3"/></text:p>
        </text:list-item>
        <text:list-item>
          <text:p text:style-name="P19"><text:s text:c="4"/>class cons_method </text:p>
        </text:list-item>
        <text:list-item>
          <text:p text:style-name="P19"><text:s text:c="4"/>{</text:p>
        </text:list-item>
        <text:list-item>
          <text:p text:style-name="P19"><text:s text:c="8"/>public static void main(String args[])</text:p>
        </text:list-item>
        <text:list-item>
          <text:p text:style-name="P19"><text:s text:c="8"/>{</text:p>
        </text:list-item>
        <text:list-item>
          <text:p text:style-name="P19"><text:s text:c="12"/>area obj = new area();</text:p>
        </text:list-item>
        <text:list-item>
          <text:p text:style-name="P19"><text:s text:c="12"/>obj.volume();</text:p>
        </text:list-item>
        <text:list-item>
          <text:p text:style-name="P19"><text:s text:c="12"/>System.out.println(obj.volume); <text:s text:c="7"/></text:p>
        </text:list-item>
        <text:list-item>
          <text:p text:style-name="P19"><text:s text:c="8"/>} </text:p>
        </text:list-item>
        <text:list-item>
          <text:p text:style-name="P19"><text:s text:c="4"/>}</text:p>
        </text:list-item>
      </text:list>
      <text:p text:style-name="Text_20_body">a) 0<text:line-break/>b) 1<text:line-break/>c) 30<text:line-break/>d) error<text:line-break/><text:bookmark text:name="id2708"/>View Answer</text:p>
      <text:section text:style-name="Sect1" text:name="target-id2708">
        <text:p text:style-name="Text_20_body">Answer: d<text:line-break/>Explanation: Variable height is not defined.<text:line-break/>output:<text:line-break/>$ javac cons_method.java<text:line-break/>$ java cons_method<text:line-break/>error: cannot find symbol height</text:p>
      </text:section>
      <text:h text:style-name="Heading_20_1" text:outline-level="1">Java Questions &amp; Answers – Constructors &amp; Garbage Collection </text:h>
      <text:p text:style-name="Text_20_body">This section of our 1000+ Java MCQs focuses constructors and garbage collection of Java Programming Language.</text:p>
      <text:p text:style-name="Text_20_body">1. What is the return type of Constructors?<text:line-break/>a) int<text:line-break/><text:soft-page-break/>b) float<text:line-break/>c) void<text:line-break/>d) none of the mentioned<text:line-break/><text:bookmark text:name="id3868"/>View Answer</text:p>
      <text:section text:style-name="Sect1" text:name="target-id3868">
        <text:p text:style-name="Text_20_body">Answer: d<text:line-break/>Explanation: Constructors does not have any return type, not even void.<text:line-break/></text:p>
      </text:section>
      <text:p text:style-name="Text_20_body">2. Which keyword is used by method to refer to the object that invoked it?<text:line-break/>a) import<text:line-break/>b) catch<text:line-break/>c) abstract<text:line-break/>d) this<text:line-break/><text:bookmark text:name="id34"/>View Answer</text:p>
      <text:section text:style-name="Sect1" text:name="target-id34">
        <text:p text:style-name="Text_20_body">Answer: d<text:line-break/>Explanation: this keyword can be used inside any method to refer to the current object. this is always a reference to the object on which the method was invoked.<text:line-break/></text:p>
      </text:section>
      <text:p text:style-name="Text_20_body">3. Which of the following is a method having same name as that of its class?<text:line-break/>a) finalize<text:line-break/>b) delete<text:line-break/>c) class<text:line-break/>d) constructor<text:line-break/><text:bookmark text:name="id1329"/>View Answer</text:p>
      <text:section text:style-name="Sect1" text:name="target-id1329">
        <text:p text:style-name="Text_20_body">Answer: d<text:line-break/>Explanation: A constructor is a method that initializes an object immediately upon creation. It has the same name as that of class in which it resides.<text:line-break/></text:p>
      </text:section>
      <text:p text:style-name="Text_20_body">4. Which operator is used by Java run time implementations to free the memory of an object when it is no longer needed?<text:line-break/>a) delete<text:line-break/>b) free<text:line-break/>c) new<text:line-break/>d) none of the mentioned<text:line-break/><text:bookmark text:name="id6793"/>View Answer</text:p>
      <text:section text:style-name="Sect1" text:name="target-id6793">
        <text:p text:style-name="Text_20_body">Answer: d<text:line-break/>Explanation: Java handles deallocation of memory automatically, we do not need to explicitly delete an element. Garbage collection only occurs during execution of the program. When no references to the object exist, that object is assumed to be no longer needed, and the memory occupied by the object can be reclaimed.<text:line-break/></text:p>
      </text:section>
      <text:p text:style-name="Text_20_body"><text:soft-page-break/>5. Which function is used to perform some action when the object is to be destroyed?<text:line-break/>a) finalize()<text:line-break/>b) delete()<text:line-break/>c) main()<text:line-break/>d) none of the mentioned<text:line-break/><text:bookmark text:name="id5504"/>View Answer</text:p>
      <text:section text:style-name="Sect1" text:name="target-id5504">
        <text:p text:style-name="Text_20_body">Answer: a<text:line-break/>Explanation: None.<text:line-break/></text:p>
      </text:section>
      <text:p text:style-name="Text_20_body">6. What is the output of this program?</text:p>
      <text:list xml:id="list7710761133081024195" text:style-name="L10">
        <text:list-item>
          <text:p text:style-name="P20"><text:s text:c="4"/>class box </text:p>
        </text:list-item>
        <text:list-item>
          <text:p text:style-name="P20"><text:s text:c="4"/>{</text:p>
        </text:list-item>
        <text:list-item>
          <text:p text:style-name="P20"><text:s text:c="8"/>int width;</text:p>
        </text:list-item>
        <text:list-item>
          <text:p text:style-name="P20"><text:s text:c="8"/>int height;</text:p>
        </text:list-item>
        <text:list-item>
          <text:p text:style-name="P20"><text:s text:c="8"/>int length;</text:p>
        </text:list-item>
        <text:list-item>
          <text:p text:style-name="P20"><text:s text:c="8"/>int volume;</text:p>
        </text:list-item>
        <text:list-item>
          <text:p text:style-name="P20"><text:s text:c="8"/>box() </text:p>
        </text:list-item>
        <text:list-item>
          <text:p text:style-name="P20"><text:s text:c="8"/>{</text:p>
        </text:list-item>
        <text:list-item>
          <text:p text:style-name="P20"><text:s text:c="12"/>width = 5;</text:p>
        </text:list-item>
        <text:list-item>
          <text:p text:style-name="P20"><text:s text:c="12"/>height = 5;</text:p>
        </text:list-item>
        <text:list-item>
          <text:p text:style-name="P20"><text:s text:c="12"/>length = 6;</text:p>
        </text:list-item>
        <text:list-item>
          <text:p text:style-name="P20"><text:s text:c="8"/>}</text:p>
        </text:list-item>
        <text:list-item>
          <text:p text:style-name="P20"><text:s text:c="8"/>void volume() </text:p>
        </text:list-item>
        <text:list-item>
          <text:p text:style-name="P20"><text:s text:c="8"/>{</text:p>
        </text:list-item>
        <text:list-item>
          <text:p text:style-name="P20"><text:s text:c="13"/>volume = width*height*length;</text:p>
        </text:list-item>
        <text:list-item>
          <text:p text:style-name="P20"><text:s text:c="8"/>} </text:p>
        </text:list-item>
        <text:list-item>
          <text:p text:style-name="P20"><text:s text:c="4"/>} <text:s text:c="3"/></text:p>
        </text:list-item>
        <text:list-item>
          <text:p text:style-name="P20"><text:s text:c="4"/>class constructor_output </text:p>
        </text:list-item>
        <text:list-item>
          <text:p text:style-name="P20"><text:s text:c="4"/>{</text:p>
        </text:list-item>
        <text:list-item>
          <text:p text:style-name="P20"><text:s text:c="8"/>public static void main(String args[])</text:p>
        </text:list-item>
        <text:list-item>
          <text:p text:style-name="P20"><text:s text:c="8"/>{</text:p>
        </text:list-item>
        <text:list-item>
          <text:p text:style-name="P20"><text:soft-page-break/><text:s text:c="12"/>box obj = new box();</text:p>
        </text:list-item>
        <text:list-item>
          <text:p text:style-name="P20"><text:s text:c="12"/>obj.volume();</text:p>
        </text:list-item>
        <text:list-item>
          <text:p text:style-name="P20"><text:s text:c="12"/>System.out.println(obj.volume);</text:p>
        </text:list-item>
        <text:list-item>
          <text:p text:style-name="P20"><text:s text:c="8"/>}</text:p>
        </text:list-item>
        <text:list-item>
          <text:p text:style-name="P20"><text:s text:c="3"/>}</text:p>
        </text:list-item>
      </text:list>
      <text:p text:style-name="Text_20_body">a) 100<text:line-break/>b) 150<text:line-break/>c) 200<text:line-break/>d) 250<text:line-break/><text:bookmark text:name="id8879"/>View Answer</text:p>
      <text:section text:style-name="Sect1" text:name="target-id8879">
        <text:p text:style-name="Text_20_body">Answer: b<text:line-break/>Explanation: None.<text:line-break/>output:<text:line-break/>$ constructor_output.java<text:line-break/>$ constructor_output<text:line-break/>150<text:line-break/></text:p>
      </text:section>
      <text:p text:style-name="Text_20_body">7. What is the output of this program?</text:p>
      <text:list xml:id="list799304408796496133" text:style-name="L11">
        <text:list-item>
          <text:p text:style-name="P21">class San</text:p>
        </text:list-item>
        <text:list-item>
          <text:p text:style-name="P21">{</text:p>
        </text:list-item>
        <text:list-item>
          <text:p text:style-name="P21"><text:s text:c="5"/>San()throws IOException</text:p>
        </text:list-item>
        <text:list-item>
          <text:p text:style-name="P21"><text:s text:c="5"/>{</text:p>
        </text:list-item>
        <text:list-item>
          <text:p text:style-name="P21"> </text:p>
        </text:list-item>
        <text:list-item>
          <text:p text:style-name="P21"><text:s text:c="5"/>} </text:p>
        </text:list-item>
        <text:list-item>
          <text:p text:style-name="P21"> </text:p>
        </text:list-item>
        <text:list-item>
          <text:p text:style-name="P21">}</text:p>
        </text:list-item>
        <text:list-item>
          <text:p text:style-name="P21">class Foundry extends San</text:p>
        </text:list-item>
        <text:list-item>
          <text:p text:style-name="P21">{</text:p>
        </text:list-item>
        <text:list-item>
          <text:p text:style-name="P21"><text:s text:c="5"/>Foundry()</text:p>
        </text:list-item>
        <text:list-item>
          <text:p text:style-name="P21"><text:s text:c="5"/>{</text:p>
        </text:list-item>
        <text:list-item>
          <text:p text:style-name="P21"> </text:p>
        </text:list-item>
        <text:list-item>
          <text:p text:style-name="P21"><text:s text:c="5"/>}</text:p>
        </text:list-item>
        <text:list-item>
          <text:p text:style-name="P21"><text:soft-page-break/><text:s text:c="5"/>public static void main(String[]args)</text:p>
        </text:list-item>
        <text:list-item>
          <text:p text:style-name="P21"><text:s text:c="5"/>{</text:p>
        </text:list-item>
        <text:list-item>
          <text:p text:style-name="P21"> </text:p>
        </text:list-item>
        <text:list-item>
          <text:p text:style-name="P21"><text:s text:c="5"/>}</text:p>
        </text:list-item>
        <text:list-item>
          <text:p text:style-name="P21">}</text:p>
        </text:list-item>
      </text:list>
      <text:p text:style-name="Text_20_body">a) compile time error<text:line-break/>b) run time error<text:line-break/>c) compile and runs fine<text:line-break/>d) unreported exception java.io.IOException in default constructor<text:line-break/><text:bookmark text:name="id2020"/>View Answer</text:p>
      <text:section text:style-name="Sect1" text:name="target-id2020">
        <text:p text:style-name="Text_20_body">Answer: a<text:line-break/>Explanation: If parent class constructor throws any checked exception, compulsory child class constructor should throw the same checked exception as its parent, otherwise code won’t compile.<text:line-break/></text:p>
      </text:section>
      <text:p text:style-name="Text_20_body">8. What is the output of this program?</text:p>
      <text:list xml:id="list8173480925434767775" text:style-name="L12">
        <text:list-item>
          <text:p text:style-name="P22"><text:s text:c="4"/>class box </text:p>
        </text:list-item>
        <text:list-item>
          <text:p text:style-name="P22"><text:s text:c="4"/>{</text:p>
        </text:list-item>
        <text:list-item>
          <text:p text:style-name="P22"><text:s text:c="8"/>int width;</text:p>
        </text:list-item>
        <text:list-item>
          <text:p text:style-name="P22"><text:s text:c="8"/>int height;</text:p>
        </text:list-item>
        <text:list-item>
          <text:p text:style-name="P22"><text:s text:c="8"/>int length;</text:p>
        </text:list-item>
        <text:list-item>
          <text:p text:style-name="P22"><text:s text:c="8"/>int volume;</text:p>
        </text:list-item>
        <text:list-item>
          <text:p text:style-name="P22"><text:s text:c="8"/>void finalize() </text:p>
        </text:list-item>
        <text:list-item>
          <text:p text:style-name="P22"><text:s text:c="8"/>{</text:p>
        </text:list-item>
        <text:list-item>
          <text:p text:style-name="P22"><text:s text:c="12"/>volume = width*height*length;</text:p>
        </text:list-item>
        <text:list-item>
          <text:p text:style-name="P22"><text:s text:c="12"/>System.out.println(volume);</text:p>
        </text:list-item>
        <text:list-item>
          <text:p text:style-name="P22"><text:s text:c="8"/>}</text:p>
        </text:list-item>
        <text:list-item>
          <text:p text:style-name="P22"><text:s text:c="8"/>protected void volume() </text:p>
        </text:list-item>
        <text:list-item>
          <text:p text:style-name="P22"><text:s text:c="7"/>{</text:p>
        </text:list-item>
        <text:list-item>
          <text:p text:style-name="P22"><text:s text:c="12"/>volume = width*height*length;</text:p>
        </text:list-item>
        <text:list-item>
          <text:p text:style-name="P22"><text:s text:c="12"/>System.out.println(volume);</text:p>
        </text:list-item>
        <text:list-item>
          <text:p text:style-name="P22"><text:s text:c="7"/>} </text:p>
        </text:list-item>
        <text:list-item>
          <text:p text:style-name="P22"><text:soft-page-break/><text:s text:c="4"/>} <text:s text:c="3"/></text:p>
        </text:list-item>
        <text:list-item>
          <text:p text:style-name="P22"><text:s text:c="4"/>class Output </text:p>
        </text:list-item>
        <text:list-item>
          <text:p text:style-name="P22"><text:s text:c="4"/>{ </text:p>
        </text:list-item>
        <text:list-item>
          <text:p text:style-name="P22"><text:s text:c="8"/>public static void main(String args[])</text:p>
        </text:list-item>
        <text:list-item>
          <text:p text:style-name="P22"><text:s text:c="8"/>{</text:p>
        </text:list-item>
        <text:list-item>
          <text:p text:style-name="P22"><text:s text:c="12"/>box obj = new box();</text:p>
        </text:list-item>
        <text:list-item>
          <text:p text:style-name="P22"><text:s text:c="12"/>obj.width=5;</text:p>
        </text:list-item>
        <text:list-item>
          <text:p text:style-name="P22"><text:s text:c="12"/>obj.height=5;</text:p>
        </text:list-item>
        <text:list-item>
          <text:p text:style-name="P22"><text:s text:c="12"/>obj.length=6;</text:p>
        </text:list-item>
        <text:list-item>
          <text:p text:style-name="P22"><text:s text:c="12"/>obj.volume();</text:p>
        </text:list-item>
        <text:list-item>
          <text:p text:style-name="P22"><text:s text:c="8"/>} </text:p>
        </text:list-item>
        <text:list-item>
          <text:p text:style-name="P22"><text:s text:c="4"/>}</text:p>
        </text:list-item>
      </text:list>
      <text:p text:style-name="Text_20_body">a) 150<text:line-break/>b) 200<text:line-break/>c) Run time error<text:line-break/>d) Compilation error<text:line-break/><text:bookmark text:name="id4369"/>View Answer</text:p>
      <text:section text:style-name="Sect1" text:name="target-id4369">
        <text:p text:style-name="Text_20_body">Answer: a<text:line-break/>Explanation: None.<text:line-break/>output:<text:line-break/>$ javac Output.java<text:line-break/>$ java Output<text:line-break/>150<text:line-break/></text:p>
      </text:section>
      <text:p text:style-name="Text_20_body">9. Which of the following statements are incorrect?<text:line-break/>a) default constructor is called at the time of object declaration<text:line-break/>b) Constructor can be parameterized<text:line-break/>c) finalize() method is called when a object goes out of scope and is no longer needed<text:line-break/>d) finalize() method must be declared protected<text:line-break/><text:bookmark text:name="id5559"/>View Answer</text:p>
      <text:section text:style-name="Sect1" text:name="target-id5559">
        <text:p text:style-name="Text_20_body">Answer: c<text:line-break/>Explanation: finalize() method is called just prior to garbage collection. it is not called when object goes out of scope.<text:line-break/></text:p>
      </text:section>
      <text:p text:style-name="Text_20_body">10. What is the output of this program?</text:p>
      <text:list xml:id="list8342584778427347155" text:style-name="L13">
        <text:list-item>
          <text:p text:style-name="P23"><text:soft-page-break/><text:s text:c="4"/>class area </text:p>
        </text:list-item>
        <text:list-item>
          <text:p text:style-name="P23"><text:s text:c="4"/>{</text:p>
        </text:list-item>
        <text:list-item>
          <text:p text:style-name="P23"><text:s text:c="8"/>int width;</text:p>
        </text:list-item>
        <text:list-item>
          <text:p text:style-name="P23"><text:s text:c="8"/>int length;</text:p>
        </text:list-item>
        <text:list-item>
          <text:p text:style-name="P23"><text:s text:c="8"/>int area;</text:p>
        </text:list-item>
        <text:list-item>
          <text:p text:style-name="P23"><text:s text:c="8"/>void area(int width, int length) </text:p>
        </text:list-item>
        <text:list-item>
          <text:p text:style-name="P23"><text:s text:c="8"/>{</text:p>
        </text:list-item>
        <text:list-item>
          <text:p text:style-name="P23"><text:s text:c="12"/>this.width = width;</text:p>
        </text:list-item>
        <text:list-item>
          <text:p text:style-name="P23"><text:s text:c="12"/>this.length = length;</text:p>
        </text:list-item>
        <text:list-item>
          <text:p text:style-name="P23"><text:s text:c="8"/>}</text:p>
        </text:list-item>
        <text:list-item>
          <text:p text:style-name="P23"> </text:p>
        </text:list-item>
        <text:list-item>
          <text:p text:style-name="P23"><text:s text:c="4"/>} <text:s text:c="3"/></text:p>
        </text:list-item>
        <text:list-item>
          <text:p text:style-name="P23"><text:s text:c="4"/>class Output </text:p>
        </text:list-item>
        <text:list-item>
          <text:p text:style-name="P23"><text:s text:c="4"/>{</text:p>
        </text:list-item>
        <text:list-item>
          <text:p text:style-name="P23"><text:s text:c="8"/>public static void main(String args[])</text:p>
        </text:list-item>
        <text:list-item>
          <text:p text:style-name="P23"><text:s text:c="8"/>{</text:p>
        </text:list-item>
        <text:list-item>
          <text:p text:style-name="P23"><text:s text:c="12"/>area obj = new area();</text:p>
        </text:list-item>
        <text:list-item>
          <text:p text:style-name="P23"><text:s text:c="12"/>obj.area(5 , 6);</text:p>
        </text:list-item>
        <text:list-item>
          <text:p text:style-name="P23"><text:s text:c="12"/>System.out.println(obj.length + " " + obj.width); <text:s text:c="7"/></text:p>
        </text:list-item>
        <text:list-item>
          <text:p text:style-name="P23"><text:s text:c="8"/>} </text:p>
        </text:list-item>
        <text:list-item>
          <text:p text:style-name="P23"><text:s text:c="4"/>}</text:p>
        </text:list-item>
      </text:list>
      <text:p text:style-name="Text_20_body">a) 0 0<text:line-break/>b) 5 6<text:line-break/>c) 6 5<text:line-break/>d) 5 5<text:line-break/><text:bookmark text:name="id7998"/>View Answer</text:p>
      <text:section text:style-name="Sect1" text:name="target-id7998">
        <text:p text:style-name="Text_20_body">Answer: c<text:line-break/>Explanation: this keyword can be used inside any method to refer to the current object. this is always a reference to the object on which the method was invoked.<text:line-break/>output:<text:line-break/>$ javac Output.java<text:line-break/><text:soft-page-break/>$ java Output<text:line-break/>6 5</text:p>
      </text:section>
      <text:h text:style-name="Heading_20_1" text:outline-level="1">Java Questions &amp; Answers – Heap and Garbage Collection </text:h>
      <text:p text:style-name="Text_20_body">This set of Java Multiple Choice Questions &amp; Answers (MCQs) focuses on “Heap and Garbage Collection”.</text:p>
      <text:p text:style-name="Text_20_body">1. Which of the following has highest memory requirement?<text:line-break/>a) Heap<text:line-break/>b) Stack<text:line-break/>c) JVM<text:line-break/>d) Class<text:line-break/><text:bookmark text:name="id3216"/>View Answer</text:p>
      <text:section text:style-name="Sect1" text:name="target-id3216">
        <text:p text:style-name="Text_20_body">Answer: c<text:line-break/>Explanation: JVM is the super set which contains heap, stack, objects, pointers, etc.</text:p>
      </text:section>
      <text:p text:style-name="Text_20_body">2. Where is a new object allotted memory?<text:line-break/>a) Young space<text:line-break/>b) Old space<text:line-break/>c) Young or Old space depending on space availability<text:line-break/>d) JVM<text:line-break/><text:bookmark text:name="id6506"/>View Answer</text:p>
      <text:section text:style-name="Sect1" text:name="target-id6506">
        <text:p text:style-name="Text_20_body">Answer: a<text:line-break/>Explanation: A new object is always created in young space.Once young space is full, a special young collection is run where objects which have lived long enough are moved to old space and memory is freed up in young space for new objects.</text:p>
      </text:section>
      <text:p text:style-name="Text_20_body">3. Which of the following is a garbage collection technique?<text:line-break/>a) Cleanup model<text:line-break/>b) Mark and sweep model<text:line-break/>c) Space management model<text:line-break/>d) Sweep model<text:line-break/><text:bookmark text:name="id7926"/>View Answer</text:p>
      <text:section text:style-name="Sect1" text:name="target-id7926">
        <text:p text:style-name="Text_20_body">Answer: b<text:line-break/>Explanation: A mark and sweep garbage collection consists of two phases, the mark phase and the sweep phase.I mark phase all the objects reachable by java threads, native handles and other root sources are marked alive and others are garbage. In sweep phase, the heap is traversed to find gaps between live objects and the gaps are marked free list used for allocating memory to new objects.</text:p>
      </text:section>
      <text:p text:style-name="Text_20_body">4. What is -Xms and -Xmx while starting jvm?<text:line-break/>a) Initial; Maximum memory<text:line-break/>b) Maximum; Initial memory<text:line-break/><text:soft-page-break/>c) Maximum memory<text:line-break/>d) Initial memory<text:line-break/><text:bookmark text:name="id1707"/>View Answer</text:p>
      <text:section text:style-name="Sect1" text:name="target-id1707">
        <text:p text:style-name="Text_20_body">Answer: a<text:line-break/>Explanation: JVM will be started with Xms amount of memory and will be able to use a maximum of Xmx amount of memory. java -Xmx2048m -Xms256m.</text:p>
      </text:section>
      <text:p text:style-name="Text_20_body">5. Which exception is thrown when java is out of memory?<text:line-break/>a) MemoryFullException<text:line-break/>b) MemoryOutOfBoundsException<text:line-break/>c) OutOfMemoryError<text:line-break/>d) MemoryError<text:line-break/><text:bookmark text:name="id4125"/>View Answer</text:p>
      <text:section text:style-name="Sect1" text:name="target-id4125">
        <text:p text:style-name="Text_20_body">Answer: c<text:line-break/>Explanation: The Xms flag has no default value, and Xmx typically has a default value of 256MB. A common use for these flags is when you encounter a java.lang.OutOfMemoryError.</text:p>
      </text:section>
      <text:p text:style-name="Text_20_body">6. How to get prints of shared object memory maps or heap memory maps for a given process?<text:line-break/>a) jmap<text:line-break/>b) memorymap<text:line-break/>c) memorypath<text:line-break/>d) jvmmap<text:line-break/><text:bookmark text:name="id975"/>View Answer</text:p>
      <text:section text:style-name="Sect1" text:name="target-id975">
        <text:p text:style-name="Text_20_body">Answer: a<text:line-break/>Explanation: We can use jmap as jmap -J-d64 -heap pid .</text:p>
      </text:section>
      <text:p text:style-name="Text_20_body">7. What happens to thread when garbage collection kicks off?<text:line-break/>a) The thread continues its operation<text:line-break/>b) Garbage collection cannot happen until the thread is running<text:line-break/>c) The thread is paused while garbage collection runs<text:line-break/>d) The thread and garbage collection do not interfere with each other<text:line-break/><text:bookmark text:name="id1636"/>View Answer</text:p>
      <text:section text:style-name="Sect1" text:name="target-id1636">
        <text:p text:style-name="Text_20_body">Answer: c<text:line-break/>Explanation: The thread is paused when garbage collection runs which slows the application performance.</text:p>
      </text:section>
      <text:p text:style-name="Text_20_body">8. Which of the below is not a Java Profiler?<text:line-break/>a) JVM<text:line-break/>b) JConsole<text:line-break/>c) JProfiler<text:line-break/>d) Eclipse Profiler<text:line-break/><text:bookmark text:name="id6498"/>View Answer</text:p>
      <text:section text:style-name="Sect1" text:name="target-id6498">
        <text:p text:style-name="Text_20_body">Answer: a<text:line-break/>Explanation: Memory leak is like holding a strong reference to an object although it would never be <text:soft-page-break/>needed anymore. Objects that are reachable but not live are considered memory leaks. Various tools help us to identify memory leaks.</text:p>
      </text:section>
      <text:p text:style-name="Text_20_body">9. Which of the below is not a memory leak solution?<text:line-break/>a) Code changes<text:line-break/>b) JVM parameter tuning<text:line-break/>c) Process restart<text:line-break/>d) GC parameter tuning<text:line-break/><text:bookmark text:name="id369"/>View Answer</text:p>
      <text:section text:style-name="Sect1" text:name="target-id369">
        <text:p text:style-name="Text_20_body">Answer: c<text:line-break/>Explanation: Process restart is not a permanent fix to memory leak problem. The problem will resurge again.</text:p>
      </text:section>
      <text:p text:style-name="Text_20_body">10. Garbage Collection can be controlled by program?<text:line-break/>a) True<text:line-break/>b) False<text:line-break/><text:bookmark text:name="id4138"/>View Answer</text:p>
      <text:section text:style-name="Sect1" text:name="target-id4138">
        <text:p text:style-name="Text_20_body">Answer: b<text:line-break/>Explanation: Garbage Collection cannot be controlled by program.</text:p>
      </text:section>
      <text:h text:style-name="Heading_20_1" text:outline-level="1">Java Questions &amp; Answers – Overloading Methods &amp; Argument Passing </text:h>
      <text:p text:style-name="Text_20_body">This section of our 1000+ Java MCQs focuses on overloading methods &amp; argument passing in Java Programming Language.</text:p>
      <text:p text:style-name="Text_20_body">1. What is process of defining two or more methods within same class that have same name but different parameters declaration?<text:line-break/>a) method overloading<text:line-break/>b) method overriding<text:line-break/>c) method hiding<text:line-break/>d) none of the mentioned<text:line-break/><text:bookmark text:name="id8779"/>View Answer</text:p>
      <text:section text:style-name="Sect1" text:name="target-id8779">
        <text:p text:style-name="Text_20_body">Answer: a<text:line-break/>Explanation: Two or more methods can have same name as long as their parameters declaration is different, the methods are said to be overloaded and process is called method overloading. Method overloading is a way by which Java implements polymorphism.<text:line-break/></text:p>
      </text:section>
      <text:p text:style-name="Text_20_body">2. Which of these can be overloaded?<text:line-break/>a) Methods<text:line-break/>b) Constructors<text:line-break/>c) All of the mentioned<text:line-break/><text:soft-page-break/>d) None of the mentioned<text:line-break/><text:bookmark text:name="id6251"/>View Answer</text:p>
      <text:section text:style-name="Sect1" text:name="target-id6251">
        <text:p text:style-name="Text_20_body">Answer: c<text:line-break/>Explanation: None.<text:line-break/></text:p>
      </text:section>
      <text:p text:style-name="Text_20_body">3. Which of these is correct about passing an argument by call-by-value process?<text:line-break/>a) Copy of argument is made into the formal parameter of the subroutine<text:line-break/>b) Reference to original argument is passed to formal parameter of the subroutine<text:line-break/>c) Copy of argument is made into the formal parameter of the subroutine and changes made on parameters of subroutine have effect on original argument<text:line-break/>d) Reference to original argument is passed to formal parameter of the subroutine and changes made on parameters of subroutine have effect on original argument<text:line-break/><text:bookmark text:name="id7987"/>View Answer</text:p>
      <text:section text:style-name="Sect1" text:name="target-id7987">
        <text:p text:style-name="Text_20_body">Answer: a<text:line-break/>Explanation: When we pass an argument by call-by-value a copy of argument is made into the formal parameter of the subroutine and changes made on parameters of subroutine have no effect on original argument, they remain the same.<text:line-break/></text:p>
      </text:section>
      <text:p text:style-name="Text_20_body">4. What is the process of defining a method in terms of itself, that is a method that calls itself?<text:line-break/>a) Polymorphism<text:line-break/>b) Abstraction<text:line-break/>c) Encapsulation<text:line-break/>d) Recursion<text:line-break/><text:bookmark text:name="id6540"/>View Answer</text:p>
      <text:section text:style-name="Sect1" text:name="target-id6540">
        <text:p text:style-name="Text_20_body">Answer: d<text:line-break/>Explanation: None.<text:line-break/></text:p>
      </text:section>
      <text:p text:style-name="Text_20_body">5. What is the output of the following code?</text:p>
      <text:list xml:id="list831040521188271779" text:style-name="L14">
        <text:list-item>
          <text:p text:style-name="P24">class San</text:p>
        </text:list-item>
        <text:list-item>
          <text:p text:style-name="P24">{</text:p>
        </text:list-item>
        <text:list-item>
          <text:p text:style-name="P24"><text:s/>public void m1 (int i,float f)</text:p>
        </text:list-item>
        <text:list-item>
          <text:p text:style-name="P24"><text:s/>{</text:p>
        </text:list-item>
        <text:list-item>
          <text:p text:style-name="P24"><text:s text:c="2"/>System.out.println(" int float method");</text:p>
        </text:list-item>
        <text:list-item>
          <text:p text:style-name="P24"><text:s/>}</text:p>
        </text:list-item>
        <text:list-item>
          <text:p text:style-name="P24"> </text:p>
        </text:list-item>
        <text:list-item>
          <text:p text:style-name="P24"><text:s/>public void m1(float f,int i);</text:p>
        </text:list-item>
        <text:list-item>
          <text:p text:style-name="P24"><text:s text:c="2"/>{</text:p>
        </text:list-item>
        <text:list-item>
          <text:p text:style-name="P24"><text:soft-page-break/><text:s text:c="2"/>System.out.println("float int method");</text:p>
        </text:list-item>
        <text:list-item>
          <text:p text:style-name="P24"><text:s text:c="2"/>}</text:p>
        </text:list-item>
        <text:list-item>
          <text:p text:style-name="P24"> </text:p>
        </text:list-item>
        <text:list-item>
          <text:p text:style-name="P24"><text:s text:c="2"/>public static void main(String[]args)</text:p>
        </text:list-item>
        <text:list-item>
          <text:p text:style-name="P24"><text:s text:c="2"/>{</text:p>
        </text:list-item>
        <text:list-item>
          <text:p text:style-name="P24"><text:s text:c="4"/>San s=new San();</text:p>
        </text:list-item>
        <text:list-item>
          <text:p text:style-name="P24"><text:s text:c="8"/>s.m1(20,20);</text:p>
        </text:list-item>
        <text:list-item>
          <text:p text:style-name="P24"><text:s text:c="2"/>}</text:p>
        </text:list-item>
        <text:list-item>
          <text:p text:style-name="P24">}</text:p>
        </text:list-item>
      </text:list>
      <text:p text:style-name="Text_20_body">a) int float method<text:line-break/>b) float int method<text:line-break/>c) compile time error<text:line-break/>d) run time error<text:line-break/><text:bookmark text:name="id7813"/>View Answer</text:p>
      <text:section text:style-name="Sect1" text:name="target-id7813">
        <text:p text:style-name="Text_20_body">Answer: c<text:line-break/>Explanation: While resolving overloaded method, compiler automatically promotes if exact match is not found. But in this case, which one to promote is an ambiguity.<text:line-break/></text:p>
      </text:section>
      <text:p text:style-name="Text_20_body">6. What is the output of this program?</text:p>
      <text:list xml:id="list2758082454488080621" text:style-name="L15">
        <text:list-item>
          <text:p text:style-name="P25"><text:s text:c="4"/>class overload </text:p>
        </text:list-item>
        <text:list-item>
          <text:p text:style-name="P25"><text:s text:c="4"/>{</text:p>
        </text:list-item>
        <text:list-item>
          <text:p text:style-name="P25"><text:s text:c="8"/>int x;</text:p>
        </text:list-item>
        <text:list-item>
          <text:p text:style-name="P25"><text:s text:c="8"/>int y;</text:p>
        </text:list-item>
        <text:list-item>
          <text:p text:style-name="P25"><text:s text:c="8"/>void add(int a) </text:p>
        </text:list-item>
        <text:list-item>
          <text:p text:style-name="P25"><text:s text:c="8"/>{</text:p>
        </text:list-item>
        <text:list-item>
          <text:p text:style-name="P25"><text:s text:c="12"/>x = <text:s/>a + 1;</text:p>
        </text:list-item>
        <text:list-item>
          <text:p text:style-name="P25"><text:s text:c="8"/>}</text:p>
        </text:list-item>
        <text:list-item>
          <text:p text:style-name="P25"><text:s text:c="8"/>void add(int a, int b)</text:p>
        </text:list-item>
        <text:list-item>
          <text:p text:style-name="P25"><text:s text:c="8"/>{</text:p>
        </text:list-item>
        <text:list-item>
          <text:p text:style-name="P25"><text:s text:c="12"/>x = <text:s/>a + 2;</text:p>
        </text:list-item>
        <text:list-item>
          <text:p text:style-name="P25"><text:s text:c="8"/>} <text:s text:c="7"/></text:p>
        </text:list-item>
        <text:list-item>
          <text:p text:style-name="P25"><text:soft-page-break/><text:s text:c="4"/>} <text:s text:c="3"/></text:p>
        </text:list-item>
        <text:list-item>
          <text:p text:style-name="P25"><text:s text:c="4"/>class Overload_methods </text:p>
        </text:list-item>
        <text:list-item>
          <text:p text:style-name="P25"><text:s text:c="4"/>{</text:p>
        </text:list-item>
        <text:list-item>
          <text:p text:style-name="P25"><text:s text:c="8"/>public static void main(String args[])</text:p>
        </text:list-item>
        <text:list-item>
          <text:p text:style-name="P25"><text:s text:c="8"/>{</text:p>
        </text:list-item>
        <text:list-item>
          <text:p text:style-name="P25"><text:s text:c="12"/>overload obj = new overload(); <text:s text:c="2"/></text:p>
        </text:list-item>
        <text:list-item>
          <text:p text:style-name="P25"><text:s text:c="12"/>int a = 0;</text:p>
        </text:list-item>
        <text:list-item>
          <text:p text:style-name="P25"><text:s text:c="12"/>obj.add(6);</text:p>
        </text:list-item>
        <text:list-item>
          <text:p text:style-name="P25"><text:s text:c="12"/>System.out.println(obj.x); <text:s text:c="4"/></text:p>
        </text:list-item>
        <text:list-item>
          <text:p text:style-name="P25"><text:s text:c="8"/>}</text:p>
        </text:list-item>
        <text:list-item>
          <text:p text:style-name="P25"><text:s text:c="3"/>}</text:p>
        </text:list-item>
      </text:list>
      <text:p text:style-name="Text_20_body">a) 5<text:line-break/>b) 6<text:line-break/>c) 7<text:line-break/>d) 8<text:line-break/><text:bookmark text:name="id9358"/>View Answer</text:p>
      <text:section text:style-name="Sect1" text:name="target-id9358">
        <text:p text:style-name="Text_20_body">Answer: c<text:line-break/>Explanation: None.<text:line-break/>output:<text:line-break/>$ javac Overload_methods.java<text:line-break/>$ java Overload_methods<text:line-break/>7<text:line-break/></text:p>
      </text:section>
      <text:p text:style-name="Text_20_body">7. What is the output of this program?</text:p>
      <text:list xml:id="list4803037106215678693" text:style-name="L16">
        <text:list-item>
          <text:p text:style-name="P26"><text:s text:c="4"/>class overload </text:p>
        </text:list-item>
        <text:list-item>
          <text:p text:style-name="P26"><text:s text:c="4"/>{</text:p>
        </text:list-item>
        <text:list-item>
          <text:p text:style-name="P26"><text:s text:c="8"/>int x;</text:p>
        </text:list-item>
        <text:list-item>
          <text:p text:style-name="P26"><text:s text:c="8"/>int y;</text:p>
        </text:list-item>
        <text:list-item>
          <text:p text:style-name="P26"><text:s text:c="8"/>void add(int a)</text:p>
        </text:list-item>
        <text:list-item>
          <text:p text:style-name="P26"><text:s text:c="8"/>{</text:p>
        </text:list-item>
        <text:list-item>
          <text:p text:style-name="P26"><text:s text:c="12"/>x = <text:s/>a + 1;</text:p>
        </text:list-item>
        <text:list-item>
          <text:p text:style-name="P26"><text:s text:c="8"/>}</text:p>
        </text:list-item>
        <text:list-item>
          <text:p text:style-name="P26"><text:soft-page-break/><text:s text:c="8"/>void add(int a , int b)</text:p>
        </text:list-item>
        <text:list-item>
          <text:p text:style-name="P26"><text:s text:c="8"/>{</text:p>
        </text:list-item>
        <text:list-item>
          <text:p text:style-name="P26"><text:s text:c="12"/>x = <text:s/>a + 2;</text:p>
        </text:list-item>
        <text:list-item>
          <text:p text:style-name="P26"><text:s text:c="8"/>} <text:s text:c="7"/></text:p>
        </text:list-item>
        <text:list-item>
          <text:p text:style-name="P26"><text:s text:c="4"/>} <text:s text:c="3"/></text:p>
        </text:list-item>
        <text:list-item>
          <text:p text:style-name="P26"><text:s text:c="4"/>class Overload_methods </text:p>
        </text:list-item>
        <text:list-item>
          <text:p text:style-name="P26"><text:s text:c="4"/>{</text:p>
        </text:list-item>
        <text:list-item>
          <text:p text:style-name="P26"><text:s text:c="8"/>public static void main(String args[])</text:p>
        </text:list-item>
        <text:list-item>
          <text:p text:style-name="P26"><text:s text:c="8"/>{</text:p>
        </text:list-item>
        <text:list-item>
          <text:p text:style-name="P26"><text:s text:c="12"/>overload obj = new overload(); <text:s text:c="2"/></text:p>
        </text:list-item>
        <text:list-item>
          <text:p text:style-name="P26"><text:s text:c="12"/>int a = 0;</text:p>
        </text:list-item>
        <text:list-item>
          <text:p text:style-name="P26"><text:s text:c="12"/>obj.add(6, 7);</text:p>
        </text:list-item>
        <text:list-item>
          <text:p text:style-name="P26"><text:s text:c="12"/>System.out.println(obj.x); <text:s text:c="4"/></text:p>
        </text:list-item>
        <text:list-item>
          <text:p text:style-name="P26"><text:s text:c="8"/>}</text:p>
        </text:list-item>
        <text:list-item>
          <text:p text:style-name="P26"><text:s text:c="4"/>}</text:p>
        </text:list-item>
      </text:list>
      <text:p text:style-name="Text_20_body">a) 6<text:line-break/>b) 7<text:line-break/>c) 8<text:line-break/>d) 9<text:line-break/><text:bookmark text:name="id8848"/>View Answer</text:p>
      <text:section text:style-name="Sect1" text:name="target-id8848">
        <text:p text:style-name="Text_20_body">Answer: c<text:line-break/>Explanation: None.<text:line-break/>output:<text:line-break/>$ javac Overload_methods.java<text:line-break/>$ java Overload_methods<text:line-break/>8<text:line-break/></text:p>
      </text:section>
      <text:p text:style-name="Text_20_body">8. What is the output of this program?</text:p>
      <text:list xml:id="list8829292403154650006" text:style-name="L17">
        <text:list-item>
          <text:p text:style-name="P27"><text:s text:c="3"/>class overload </text:p>
        </text:list-item>
        <text:list-item>
          <text:p text:style-name="P27"><text:s text:c="3"/>{</text:p>
        </text:list-item>
        <text:list-item>
          <text:p text:style-name="P27"><text:s text:c="8"/>int x;</text:p>
        </text:list-item>
        <text:list-item>
          <text:p text:style-name="P27"><text:s text:c="8"/>double y;</text:p>
        </text:list-item>
        <text:list-item>
          <text:p text:style-name="P27"><text:soft-page-break/><text:s text:c="8"/>void add(int a , int b) </text:p>
        </text:list-item>
        <text:list-item>
          <text:p text:style-name="P27"><text:s text:c="8"/>{</text:p>
        </text:list-item>
        <text:list-item>
          <text:p text:style-name="P27"><text:s text:c="12"/>x = a + b;</text:p>
        </text:list-item>
        <text:list-item>
          <text:p text:style-name="P27"><text:s text:c="8"/>}</text:p>
        </text:list-item>
        <text:list-item>
          <text:p text:style-name="P27"><text:s text:c="8"/>void add(double c , double d)</text:p>
        </text:list-item>
        <text:list-item>
          <text:p text:style-name="P27"><text:s text:c="8"/>{</text:p>
        </text:list-item>
        <text:list-item>
          <text:p text:style-name="P27"><text:s text:c="12"/>y = c + d;</text:p>
        </text:list-item>
        <text:list-item>
          <text:p text:style-name="P27"><text:s text:c="8"/>}</text:p>
        </text:list-item>
        <text:list-item>
          <text:p text:style-name="P27"><text:s text:c="8"/>overload() </text:p>
        </text:list-item>
        <text:list-item>
          <text:p text:style-name="P27"><text:s text:c="8"/>{</text:p>
        </text:list-item>
        <text:list-item>
          <text:p text:style-name="P27"><text:s text:c="12"/>this.x = 0;</text:p>
        </text:list-item>
        <text:list-item>
          <text:p text:style-name="P27"><text:s text:c="12"/>this.y = 0;</text:p>
        </text:list-item>
        <text:list-item>
          <text:p text:style-name="P27"><text:s text:c="8"/>} <text:s text:c="7"/></text:p>
        </text:list-item>
        <text:list-item>
          <text:p text:style-name="P27"><text:s text:c="4"/>} <text:s text:c="3"/></text:p>
        </text:list-item>
        <text:list-item>
          <text:p text:style-name="P27"><text:s text:c="4"/>class Overload_methods </text:p>
        </text:list-item>
        <text:list-item>
          <text:p text:style-name="P27"><text:s text:c="4"/>{</text:p>
        </text:list-item>
        <text:list-item>
          <text:p text:style-name="P27"><text:s text:c="8"/>public static void main(String args[])</text:p>
        </text:list-item>
        <text:list-item>
          <text:p text:style-name="P27"><text:s text:c="8"/>{</text:p>
        </text:list-item>
        <text:list-item>
          <text:p text:style-name="P27"><text:s text:c="12"/>overload obj = new overload(); <text:s text:c="2"/></text:p>
        </text:list-item>
        <text:list-item>
          <text:p text:style-name="P27"><text:s text:c="12"/>int a = 2;</text:p>
        </text:list-item>
        <text:list-item>
          <text:p text:style-name="P27"><text:s text:c="12"/>double b = 3.2;</text:p>
        </text:list-item>
        <text:list-item>
          <text:p text:style-name="P27"><text:s text:c="12"/>obj.add(a, a);</text:p>
        </text:list-item>
        <text:list-item>
          <text:p text:style-name="P27"><text:s text:c="12"/>obj.add(b, b);</text:p>
        </text:list-item>
        <text:list-item>
          <text:p text:style-name="P27"><text:s text:c="12"/>System.out.println(obj.x + " " + obj.y); <text:s text:c="4"/></text:p>
        </text:list-item>
        <text:list-item>
          <text:p text:style-name="P27"><text:s text:c="8"/>}</text:p>
        </text:list-item>
        <text:list-item>
          <text:p text:style-name="P27"><text:s text:c="3"/>}</text:p>
        </text:list-item>
      </text:list>
      <text:p text:style-name="Text_20_body">a) 6 6<text:line-break/>b) 6.4 6.4<text:line-break/>c) 6.4 6<text:line-break/><text:soft-page-break/>d) 4 6.4<text:line-break/><text:bookmark text:name="id9615"/>View Answer</text:p>
      <text:section text:style-name="Sect1" text:name="target-id9615">
        <text:p text:style-name="Text_20_body">Answer: d<text:line-break/>Explanation: For obj.add(a,a); ,the function in line number 4 gets executed and value of x is 4. For the next function call, the function in line number 7 gets executed and value of y is 6.4<text:line-break/>output:<text:line-break/>$ javac Overload_methods.java<text:line-break/>$ java Overload_methods<text:line-break/>4 6.4<text:line-break/></text:p>
      </text:section>
      <text:p text:style-name="Text_20_body">9. What is the output of this program?</text:p>
      <text:list xml:id="list1527530932988529188" text:style-name="L18">
        <text:list-item>
          <text:p text:style-name="P28"><text:s text:c="4"/>class test </text:p>
        </text:list-item>
        <text:list-item>
          <text:p text:style-name="P28"><text:s text:c="4"/>{</text:p>
        </text:list-item>
        <text:list-item>
          <text:p text:style-name="P28"><text:s text:c="8"/>int a;</text:p>
        </text:list-item>
        <text:list-item>
          <text:p text:style-name="P28"><text:s text:c="8"/>int b;</text:p>
        </text:list-item>
        <text:list-item>
          <text:p text:style-name="P28"><text:s text:c="8"/>void meth(int i , int j) </text:p>
        </text:list-item>
        <text:list-item>
          <text:p text:style-name="P28"><text:s text:c="8"/>{</text:p>
        </text:list-item>
        <text:list-item>
          <text:p text:style-name="P28"><text:s text:c="12"/>i *= 2;</text:p>
        </text:list-item>
        <text:list-item>
          <text:p text:style-name="P28"><text:s text:c="12"/>j /= 2;</text:p>
        </text:list-item>
        <text:list-item>
          <text:p text:style-name="P28"><text:s text:c="8"/>} <text:s text:c="9"/></text:p>
        </text:list-item>
        <text:list-item>
          <text:p text:style-name="P28"><text:s text:c="4"/>} <text:s text:c="3"/></text:p>
        </text:list-item>
        <text:list-item>
          <text:p text:style-name="P28"><text:s text:c="4"/>class Output </text:p>
        </text:list-item>
        <text:list-item>
          <text:p text:style-name="P28"><text:s text:c="4"/>{</text:p>
        </text:list-item>
        <text:list-item>
          <text:p text:style-name="P28"><text:s text:c="8"/>public static void main(String args[])</text:p>
        </text:list-item>
        <text:list-item>
          <text:p text:style-name="P28"><text:s text:c="8"/>{</text:p>
        </text:list-item>
        <text:list-item>
          <text:p text:style-name="P28"><text:s text:c="12"/>test obj = new test();</text:p>
        </text:list-item>
        <text:list-item>
          <text:p text:style-name="P28"><text:s text:c="12"/>int a = 10;</text:p>
        </text:list-item>
        <text:list-item>
          <text:p text:style-name="P28"><text:s text:c="12"/>int b = 20; <text:s text:c="12"/></text:p>
        </text:list-item>
        <text:list-item>
          <text:p text:style-name="P28"><text:s text:c="12"/>obj.meth(a , b);</text:p>
        </text:list-item>
        <text:list-item>
          <text:p text:style-name="P28"><text:s text:c="12"/>System.out.println(a + " " + b); <text:s text:c="7"/></text:p>
        </text:list-item>
        <text:list-item>
          <text:p text:style-name="P28"><text:s text:c="8"/>} </text:p>
        </text:list-item>
        <text:list-item>
          <text:p text:style-name="P28"><text:s text:c="4"/>}</text:p>
        </text:list-item>
      </text:list>
      <text:p text:style-name="Text_20_body"><text:soft-page-break/>a) 10 20<text:line-break/>b) 20 10<text:line-break/>c) 20 40<text:line-break/>d) 40 20<text:line-break/><text:bookmark text:name="id746"/>View Answer</text:p>
      <text:section text:style-name="Sect1" text:name="target-id746">
        <text:p text:style-name="Text_20_body">Answer: a<text:line-break/>Explanation: Variables a &amp; b are passed by value, copy of their values are made on formal parameters of function meth() that is i &amp; j. Therefore changes done on i &amp; j are not reflected back on original arguments. a &amp; b remain 10 &amp; 20 respectively.<text:line-break/>output:<text:line-break/>$ javac Output.java<text:line-break/>$ java Output<text:line-break/>10 20<text:line-break/></text:p>
      </text:section>
      <text:p text:style-name="Text_20_body">10. What is the output of this program?</text:p>
      <text:list xml:id="list3960193218515185953" text:style-name="L19">
        <text:list-item>
          <text:p text:style-name="P29"><text:s text:c="4"/>class test </text:p>
        </text:list-item>
        <text:list-item>
          <text:p text:style-name="P29"><text:s text:c="4"/>{</text:p>
        </text:list-item>
        <text:list-item>
          <text:p text:style-name="P29"><text:s text:c="8"/>int a;</text:p>
        </text:list-item>
        <text:list-item>
          <text:p text:style-name="P29"><text:s text:c="8"/>int b;</text:p>
        </text:list-item>
        <text:list-item>
          <text:p text:style-name="P29"><text:s text:c="8"/>test(int i, int j) </text:p>
        </text:list-item>
        <text:list-item>
          <text:p text:style-name="P29"><text:s text:c="8"/>{</text:p>
        </text:list-item>
        <text:list-item>
          <text:p text:style-name="P29"><text:s text:c="12"/>a = i;</text:p>
        </text:list-item>
        <text:list-item>
          <text:p text:style-name="P29"><text:s text:c="12"/>b = j;</text:p>
        </text:list-item>
        <text:list-item>
          <text:p text:style-name="P29"><text:s text:c="8"/>}</text:p>
        </text:list-item>
        <text:list-item>
          <text:p text:style-name="P29"><text:s text:c="8"/>void meth(test o) </text:p>
        </text:list-item>
        <text:list-item>
          <text:p text:style-name="P29"><text:s text:c="8"/>{</text:p>
        </text:list-item>
        <text:list-item>
          <text:p text:style-name="P29"><text:s text:c="12"/>o.a *= 2;</text:p>
        </text:list-item>
        <text:list-item>
          <text:p text:style-name="P29"><text:s text:c="12"/>O.b /= 2;</text:p>
        </text:list-item>
        <text:list-item>
          <text:p text:style-name="P29"><text:s text:c="8"/>} <text:s text:c="9"/></text:p>
        </text:list-item>
        <text:list-item>
          <text:p text:style-name="P29"><text:s text:c="4"/>} <text:s text:c="3"/></text:p>
        </text:list-item>
        <text:list-item>
          <text:p text:style-name="P29"><text:s text:c="4"/>class Output </text:p>
        </text:list-item>
        <text:list-item>
          <text:p text:style-name="P29"><text:s text:c="4"/>{</text:p>
        </text:list-item>
        <text:list-item>
          <text:p text:style-name="P29"><text:s text:c="8"/>public static void main(String args[])</text:p>
        </text:list-item>
        <text:list-item>
          <text:p text:style-name="P29"><text:soft-page-break/><text:s text:c="8"/>{</text:p>
        </text:list-item>
        <text:list-item>
          <text:p text:style-name="P29"><text:s text:c="12"/>test obj = new test(10 , 20);</text:p>
        </text:list-item>
        <text:list-item>
          <text:p text:style-name="P29"><text:s text:c="12"/>obj.meth(obj);</text:p>
        </text:list-item>
        <text:list-item>
          <text:p text:style-name="P29"><text:s text:c="12"/>System.out.println(obj.a + " " + obj.b); <text:s text:c="7"/></text:p>
        </text:list-item>
        <text:list-item>
          <text:p text:style-name="P29"><text:s text:c="8"/>} </text:p>
        </text:list-item>
        <text:list-item>
          <text:p text:style-name="P29"><text:s text:c="4"/>}</text:p>
        </text:list-item>
      </text:list>
      <text:p text:style-name="Text_20_body">a) 10 20<text:line-break/>b) 20 10<text:line-break/>c) 20 40<text:line-break/>d) 40 20<text:line-break/><text:bookmark text:name="id3393"/>View Answer</text:p>
      <text:section text:style-name="Sect1" text:name="target-id3393">
        <text:p text:style-name="Text_20_body">Answer: b<text:line-break/>Explanation: Class objects are always passed by reference, therefore changes done are reflected back on original arguments. obj.meth(obj) sends object obj as parameter whose variables a &amp; b are multiplied and divided by 2 respectively by meth() function of class test. a &amp; b becomes 20 &amp; 10 respectively.<text:line-break/>output:<text:line-break/>$ javac Output.java<text:line-break/>$ java Output<text:line-break/>20 10</text:p>
      </text:section>
      <text:h text:style-name="Heading_20_1" text:outline-level="1">Java Questions &amp; Answers – Access Control – 1 </text:h>
      <text:p text:style-name="Text_20_body">This section of our 1000+ Java MCQs focuses on access control of Java Programming Language.</text:p>
      <text:p text:style-name="Text_20_body">1. Which of these access specifiers must be used for main() method?<text:line-break/>a) private<text:line-break/>b) public<text:line-break/>c) protected<text:line-break/>d) none of the mentioned<text:line-break/><text:bookmark text:name="id1536"/>View Answer</text:p>
      <text:section text:style-name="Sect1" text:name="target-id1536">
        <text:p text:style-name="Text_20_body">Answer: b<text:line-break/>Explanation: main() method must be specified public as it called by Java run time system, outside of the program. If no access specifier is used then by default member is public within its own package &amp; cannot be accessed by Java run time system.<text:line-break/></text:p>
      </text:section>
      <text:p text:style-name="Text_20_body">2. Which of these is used to access member of class before object of that class is created?<text:line-break/>a) public<text:line-break/><text:soft-page-break/>b) private<text:line-break/>c) static<text:line-break/>d) protected<text:line-break/><text:bookmark text:name="id7631"/>View Answer</text:p>
      <text:section text:style-name="Sect1" text:name="target-id7631">
        <text:p text:style-name="Text_20_body">Answer: c<text:line-break/>Explanation: None.<text:line-break/></text:p>
      </text:section>
      <text:p text:style-name="Text_20_body">3. Which of these is used as default for a member of a class if no access specifier is used for it?<text:line-break/>a) private<text:line-break/>b) public<text:line-break/>c) public, within its own package<text:line-break/>d) protected<text:line-break/><text:bookmark text:name="id161"/>View Answer</text:p>
      <text:section text:style-name="Sect1" text:name="target-id161">
        <text:p text:style-name="Text_20_body">Answer: a<text:line-break/>Explanation: When we pass an argument by call-by-value a copy of argument is made into the formal parameter of the subroutine and changes made on parameters of subroutine have no effect on original argument, they remain the same.<text:line-break/></text:p>
      </text:section>
      <text:p text:style-name="Text_20_body">4. What is the process by which we can control what parts of a program can access the members of a class?<text:line-break/>a) Polymorphism<text:line-break/>b) Abstraction<text:line-break/>c) Encapsulation<text:line-break/>d) Recursion<text:line-break/><text:bookmark text:name="id9150"/>View Answer</text:p>
      <text:section text:style-name="Sect1" text:name="target-id9150">
        <text:p text:style-name="Text_20_body">Answer: c<text:line-break/>Explanation: None.<text:line-break/></text:p>
      </text:section>
      <text:p text:style-name="Text_20_body">5. Which of the following statements are incorrect?<text:line-break/>a) public members of class can be accessed by any code in the program<text:line-break/>b) private members of class can only be accessed by other members of the class<text:line-break/>c) private members of class can be inherited by a sub class, and become protected members in sub class<text:line-break/>d) protected members of a class can be inherited by a sub class, and become private members of the sub class<text:line-break/><text:bookmark text:name="id7611"/>View Answer</text:p>
      <text:section text:style-name="Sect1" text:name="target-id7611">
        <text:p text:style-name="Text_20_body">Answer: c<text:line-break/>Explanation: private members of a class can not be inherited by a sub class.<text:line-break/></text:p>
      </text:section>
      <text:p text:style-name="Text_20_body">6. What is the output of this program?</text:p>
      <text:list xml:id="list2204089717819239581" text:style-name="L20">
        <text:list-item>
          <text:p text:style-name="P30"><text:soft-page-break/><text:s text:c="4"/>class access</text:p>
        </text:list-item>
        <text:list-item>
          <text:p text:style-name="P30"><text:s text:c="4"/>{</text:p>
        </text:list-item>
        <text:list-item>
          <text:p text:style-name="P30"><text:s text:c="8"/>public int x;</text:p>
        </text:list-item>
        <text:list-item>
          <text:p text:style-name="P30"><text:s text:c="8"/>private int y;</text:p>
        </text:list-item>
        <text:list-item>
          <text:p text:style-name="P30"><text:s text:c="8"/>void cal(int a, int b)</text:p>
        </text:list-item>
        <text:list-item>
          <text:p text:style-name="P30"><text:s text:c="8"/>{</text:p>
        </text:list-item>
        <text:list-item>
          <text:p text:style-name="P30"><text:s text:c="12"/>x = <text:s/>a + 1;</text:p>
        </text:list-item>
        <text:list-item>
          <text:p text:style-name="P30"><text:s text:c="12"/>y = <text:s/>b;</text:p>
        </text:list-item>
        <text:list-item>
          <text:p text:style-name="P30"><text:s text:c="8"/>} <text:s text:c="7"/></text:p>
        </text:list-item>
        <text:list-item>
          <text:p text:style-name="P30"><text:s text:c="4"/>} <text:s text:c="3"/></text:p>
        </text:list-item>
        <text:list-item>
          <text:p text:style-name="P30"><text:s text:c="4"/>class access_specifier </text:p>
        </text:list-item>
        <text:list-item>
          <text:p text:style-name="P30"><text:s text:c="4"/>{</text:p>
        </text:list-item>
        <text:list-item>
          <text:p text:style-name="P30"><text:s text:c="8"/>public static void main(String args[])</text:p>
        </text:list-item>
        <text:list-item>
          <text:p text:style-name="P30"><text:s text:c="8"/>{</text:p>
        </text:list-item>
        <text:list-item>
          <text:p text:style-name="P30"><text:s text:c="12"/>access obj = new access(); <text:s text:c="2"/></text:p>
        </text:list-item>
        <text:list-item>
          <text:p text:style-name="P30"><text:s text:c="12"/>obj.cal(2, 3);</text:p>
        </text:list-item>
        <text:list-item>
          <text:p text:style-name="P30"><text:s text:c="12"/>System.out.println(obj.x + " " + obj.y); <text:s text:c="4"/></text:p>
        </text:list-item>
        <text:list-item>
          <text:p text:style-name="P30"><text:s text:c="8"/>}</text:p>
        </text:list-item>
        <text:list-item>
          <text:p text:style-name="P30"><text:s text:c="3"/>}</text:p>
        </text:list-item>
      </text:list>
      <text:p text:style-name="Text_20_body">a) 3 3<text:line-break/>b) 2 3<text:line-break/>c) Runtime Error<text:line-break/>d) Compilation Error<text:line-break/><text:bookmark text:name="id7383"/>View Answer</text:p>
      <text:section text:style-name="Sect1" text:name="target-id7383">
        <text:p text:style-name="Text_20_body">Answer: c<text:line-break/>Explanation: None.<text:line-break/>output:<text:line-break/>$ javac access_specifier.java<text:line-break/>Exception in thread “main” java.lang.Error: Unresolved compilation problem:<text:line-break/>The field access.y is not visible<text:line-break/></text:p>
      </text:section>
      <text:p text:style-name="Text_20_body">7. What is the output of this program?</text:p>
      <text:list xml:id="list1425591320759690664" text:style-name="L21">
        <text:list-item>
          <text:p text:style-name="P31"><text:soft-page-break/><text:s text:c="4"/>class access</text:p>
        </text:list-item>
        <text:list-item>
          <text:p text:style-name="P31"><text:s text:c="4"/>{</text:p>
        </text:list-item>
        <text:list-item>
          <text:p text:style-name="P31"><text:s text:c="8"/>public int x;</text:p>
        </text:list-item>
        <text:list-item>
          <text:p text:style-name="P31"><text:s text:c="8"/>private int y;</text:p>
        </text:list-item>
        <text:list-item>
          <text:p text:style-name="P31"><text:s text:c="8"/>void cal(int a, int b)</text:p>
        </text:list-item>
        <text:list-item>
          <text:p text:style-name="P31"><text:s text:c="8"/>{</text:p>
        </text:list-item>
        <text:list-item>
          <text:p text:style-name="P31"><text:s text:c="12"/>x = <text:s/>a + 1;</text:p>
        </text:list-item>
        <text:list-item>
          <text:p text:style-name="P31"><text:s text:c="12"/>y = <text:s/>b;</text:p>
        </text:list-item>
        <text:list-item>
          <text:p text:style-name="P31"><text:s text:c="8"/>} <text:s text:c="2"/></text:p>
        </text:list-item>
        <text:list-item>
          <text:p text:style-name="P31"><text:s text:c="8"/>void print() </text:p>
        </text:list-item>
        <text:list-item>
          <text:p text:style-name="P31"><text:s text:c="8"/>{</text:p>
        </text:list-item>
        <text:list-item>
          <text:p text:style-name="P31"><text:s text:c="12"/>system.out.println(" " + y); <text:s text:c="4"/></text:p>
        </text:list-item>
        <text:list-item>
          <text:p text:style-name="P31"><text:s text:c="8"/>} </text:p>
        </text:list-item>
        <text:list-item>
          <text:p text:style-name="P31"><text:s text:c="4"/>} <text:s text:c="2"/></text:p>
        </text:list-item>
        <text:list-item>
          <text:p text:style-name="P31"><text:s text:c="4"/>class access_specifier </text:p>
        </text:list-item>
        <text:list-item>
          <text:p text:style-name="P31"><text:s text:c="4"/>{</text:p>
        </text:list-item>
        <text:list-item>
          <text:p text:style-name="P31"><text:s text:c="8"/>public static void main(String args[])</text:p>
        </text:list-item>
        <text:list-item>
          <text:p text:style-name="P31"><text:s text:c="8"/>{</text:p>
        </text:list-item>
        <text:list-item>
          <text:p text:style-name="P31"><text:s text:c="12"/>access obj = new access(); <text:s text:c="2"/></text:p>
        </text:list-item>
        <text:list-item>
          <text:p text:style-name="P31"><text:s text:c="12"/>obj.cal(2, 3);</text:p>
        </text:list-item>
        <text:list-item>
          <text:p text:style-name="P31"><text:s text:c="12"/>System.out.println(obj.x);</text:p>
        </text:list-item>
        <text:list-item>
          <text:p text:style-name="P31"><text:s text:c="12"/>obj.print(); <text:s text:c="4"/></text:p>
        </text:list-item>
        <text:list-item>
          <text:p text:style-name="P31"><text:s text:c="8"/>}</text:p>
        </text:list-item>
        <text:list-item>
          <text:p text:style-name="P31"><text:s text:c="3"/>}</text:p>
        </text:list-item>
      </text:list>
      <text:p text:style-name="Text_20_body">a) 2 3<text:line-break/>b) 3 3<text:line-break/>c) Runtime Error<text:line-break/>d) Compilation Error<text:line-break/><text:bookmark text:name="id1474"/>View Answer</text:p>
      <text:section text:style-name="Sect1" text:name="target-id1474">
        <text:p text:style-name="Text_20_body"><text:soft-page-break/>Answer: b<text:line-break/>Explanation: None.<text:line-break/>output:<text:line-break/>$ javac access_specifier.java<text:line-break/>$ java access_specifier<text:line-break/>3 3<text:line-break/></text:p>
      </text:section>
      <text:p text:style-name="Text_20_body">8. What is the output of this program?</text:p>
      <text:list xml:id="list941907855735806719" text:style-name="L22">
        <text:list-item>
          <text:p text:style-name="P32"><text:s text:c="4"/>class static_out </text:p>
        </text:list-item>
        <text:list-item>
          <text:p text:style-name="P32"><text:s text:c="4"/>{</text:p>
        </text:list-item>
        <text:list-item>
          <text:p text:style-name="P32"><text:s text:c="8"/>static int x;</text:p>
        </text:list-item>
        <text:list-item>
          <text:p text:style-name="P32"><text:s text:c="8"/>static int y;</text:p>
        </text:list-item>
        <text:list-item>
          <text:p text:style-name="P32"><text:s text:c="8"/>void add(int a, int b)</text:p>
        </text:list-item>
        <text:list-item>
          <text:p text:style-name="P32"><text:s text:c="8"/>{</text:p>
        </text:list-item>
        <text:list-item>
          <text:p text:style-name="P32"><text:s text:c="12"/>x = a + b;</text:p>
        </text:list-item>
        <text:list-item>
          <text:p text:style-name="P32"><text:s text:c="12"/>y = x + b;</text:p>
        </text:list-item>
        <text:list-item>
          <text:p text:style-name="P32"><text:s text:c="8"/>}</text:p>
        </text:list-item>
        <text:list-item>
          <text:p text:style-name="P32"><text:s text:c="4"/>} <text:s text:c="3"/></text:p>
        </text:list-item>
        <text:list-item>
          <text:p text:style-name="P32"><text:s text:c="4"/>class static_use </text:p>
        </text:list-item>
        <text:list-item>
          <text:p text:style-name="P32"><text:s text:c="4"/>{</text:p>
        </text:list-item>
        <text:list-item>
          <text:p text:style-name="P32"><text:s text:c="8"/>public static void main(String args[])</text:p>
        </text:list-item>
        <text:list-item>
          <text:p text:style-name="P32"><text:s text:c="8"/>{</text:p>
        </text:list-item>
        <text:list-item>
          <text:p text:style-name="P32"><text:s text:c="12"/>static_out obj1 = new static_out();</text:p>
        </text:list-item>
        <text:list-item>
          <text:p text:style-name="P32"><text:s text:c="12"/>static_out obj2 = new static_out(); <text:s text:c="2"/></text:p>
        </text:list-item>
        <text:list-item>
          <text:p text:style-name="P32"><text:s text:c="12"/>int a = 2;</text:p>
        </text:list-item>
        <text:list-item>
          <text:p text:style-name="P32"><text:s text:c="12"/>obj1.add(a, a + 1);</text:p>
        </text:list-item>
        <text:list-item>
          <text:p text:style-name="P32"><text:s text:c="12"/>obj2.add(5, a);</text:p>
        </text:list-item>
        <text:list-item>
          <text:p text:style-name="P32"><text:s text:c="12"/>System.out.println(obj1.x + " " + obj2.y); <text:s text:c="4"/></text:p>
        </text:list-item>
        <text:list-item>
          <text:p text:style-name="P32"><text:s text:c="8"/>}</text:p>
        </text:list-item>
        <text:list-item>
          <text:p text:style-name="P32"><text:s text:c="3"/>}</text:p>
        </text:list-item>
      </text:list>
      <text:p text:style-name="Text_20_body"><text:soft-page-break/>a) 7 7<text:line-break/>b) 6 6<text:line-break/>c) 7 9<text:line-break/>d) 9 7<text:line-break/><text:bookmark text:name="id5786"/>View Answer</text:p>
      <text:section text:style-name="Sect1" text:name="target-id5786">
        <text:p text:style-name="Text_20_body">Answer: c<text:line-break/>Explanation: None.<text:line-break/>output:<text:line-break/>$ javac static_use.java<text:line-break/>$ java static_use<text:line-break/>6 6.4<text:line-break/></text:p>
      </text:section>
      <text:p text:style-name="Text_20_body">9. Which of these access specifier must be used for class so that it can be inherited by another sub class?<text:line-break/>a) public<text:line-break/>b) private<text:line-break/>c) protected<text:line-break/>d) none of the mentioned<text:line-break/><text:bookmark text:name="id5146"/>View Answer</text:p>
      <text:section text:style-name="Sect1" text:name="target-id5146">
        <text:p text:style-name="Text_20_body">Answer: a<text:line-break/>Explanation: None.<text:line-break/></text:p>
      </text:section>
      <text:p text:style-name="Text_20_body">10. What is the output of this program?</text:p>
      <text:list xml:id="list4748693118545151278" text:style-name="L23">
        <text:list-item>
          <text:p text:style-name="P33"><text:s text:c="4"/>class test </text:p>
        </text:list-item>
        <text:list-item>
          <text:p text:style-name="P33"><text:s text:c="4"/>{</text:p>
        </text:list-item>
        <text:list-item>
          <text:p text:style-name="P33"><text:s text:c="8"/>int a;</text:p>
        </text:list-item>
        <text:list-item>
          <text:p text:style-name="P33"><text:s text:c="8"/>int b;</text:p>
        </text:list-item>
        <text:list-item>
          <text:p text:style-name="P33"><text:s text:c="8"/>test(int i, int j) </text:p>
        </text:list-item>
        <text:list-item>
          <text:p text:style-name="P33"><text:s text:c="8"/>{</text:p>
        </text:list-item>
        <text:list-item>
          <text:p text:style-name="P33"><text:s text:c="12"/>a = i;</text:p>
        </text:list-item>
        <text:list-item>
          <text:p text:style-name="P33"><text:s text:c="12"/>b = j;</text:p>
        </text:list-item>
        <text:list-item>
          <text:p text:style-name="P33"><text:s text:c="8"/>}</text:p>
        </text:list-item>
        <text:list-item>
          <text:p text:style-name="P33"><text:s text:c="8"/>void meth(test o) </text:p>
        </text:list-item>
        <text:list-item>
          <text:p text:style-name="P33"><text:s text:c="8"/>{</text:p>
        </text:list-item>
        <text:list-item>
          <text:p text:style-name="P33"><text:s text:c="12"/>o.a *= 2;</text:p>
        </text:list-item>
        <text:list-item>
          <text:p text:style-name="P33"><text:soft-page-break/><text:s text:c="12"/>O.b /= 2;</text:p>
        </text:list-item>
        <text:list-item>
          <text:p text:style-name="P33"><text:s text:c="8"/>} <text:s text:c="9"/></text:p>
        </text:list-item>
        <text:list-item>
          <text:p text:style-name="P33"><text:s text:c="4"/>} <text:s text:c="3"/></text:p>
        </text:list-item>
        <text:list-item>
          <text:p text:style-name="P33"><text:s text:c="4"/>class Output </text:p>
        </text:list-item>
        <text:list-item>
          <text:p text:style-name="P33"><text:s text:c="4"/>{</text:p>
        </text:list-item>
        <text:list-item>
          <text:p text:style-name="P33"><text:s text:c="8"/>public static void main(String args[])</text:p>
        </text:list-item>
        <text:list-item>
          <text:p text:style-name="P33"><text:s text:c="8"/>{</text:p>
        </text:list-item>
        <text:list-item>
          <text:p text:style-name="P33"><text:s text:c="12"/>test obj = new test(10 , 20);</text:p>
        </text:list-item>
        <text:list-item>
          <text:p text:style-name="P33"><text:s text:c="12"/>obj.meth(obj);</text:p>
        </text:list-item>
        <text:list-item>
          <text:p text:style-name="P33"><text:s text:c="12"/>System.out.println(obj.a + " " + obj.b); <text:s text:c="7"/></text:p>
        </text:list-item>
        <text:list-item>
          <text:p text:style-name="P33"><text:s text:c="8"/>} </text:p>
        </text:list-item>
        <text:list-item>
          <text:p text:style-name="P33"><text:s text:c="4"/>}</text:p>
        </text:list-item>
      </text:list>
      <text:p text:style-name="Text_20_body">a) 10 20<text:line-break/>b) 20 10<text:line-break/>c) 20 40<text:line-break/>d) 40 20<text:line-break/><text:bookmark text:name="id7514"/>View Answer</text:p>
      <text:section text:style-name="Sect1" text:name="target-id7514">
        <text:p text:style-name="Text_20_body">Answer: b<text:line-break/>Explanation: Class objects are always passed by reference, therefore changes done are reflected back on original arguments. obj.meth(obj) sends object obj as parameter whose variables a &amp; b are multiplied and divided by 2 respectively by meth() function of class test. a &amp; b becomes 20 &amp; 10 respectively.<text:line-break/>output:<text:line-break/>$ javac Output.java<text:line-break/>$ java Output<text:line-break/>20 10</text:p>
      </text:section>
      <text:h text:style-name="Heading_20_1" text:outline-level="1">Java Questions &amp; Answers – Access Control – 2 </text:h>
      <text:p text:style-name="Text_20_body">This set of Java Interview Questions and Answers focuses on “Access Control – 2”.</text:p>
      <text:p text:style-name="Text_20_body">1. Which one of the following is not an access modifier?<text:line-break/>a) Public<text:line-break/>b) Private<text:line-break/>c) Protected<text:line-break/><text:soft-page-break/>d) Void<text:line-break/><text:bookmark text:name="id1030"/>View Answer</text:p>
      <text:section text:style-name="Sect1" text:name="target-id1030">
        <text:p text:style-name="Text_20_body">Answer: d<text:line-break/>Explanation: Public, private, protected and default are the access modifiers.</text:p>
      </text:section>
      <text:p text:style-name="Text_20_body">2. All the variables of class should be ideally declared as ?<text:line-break/>a) private<text:line-break/>b) public<text:line-break/>c) protected<text:line-break/>d) default<text:line-break/><text:bookmark text:name="id2690"/>View Answer</text:p>
      <text:section text:style-name="Sect1" text:name="target-id2690">
        <text:p text:style-name="Text_20_body">Answer: a<text:line-break/>Explanation: The variables should be private and should be accessed with get and set methods.</text:p>
      </text:section>
      <text:p text:style-name="Text_20_body">3. Which of the following modifier means a particular variable cannot be accessed within the package?<text:line-break/>a) private<text:line-break/>b) public<text:line-break/>c) protected<text:line-break/>d) default<text:line-break/><text:bookmark text:name="id5204"/>View Answer</text:p>
      <text:section text:style-name="Sect1" text:name="target-id5204">
        <text:p text:style-name="Text_20_body">Answer: a<text:line-break/>Explanation: Private variables are accessible only within the class.</text:p>
      </text:section>
      <text:p text:style-name="Text_20_body">4. How can a protected modifier be accessed?<text:line-break/>a) accessible only within the class<text:line-break/>b) accessible only within package<text:line-break/>c) accessible within package and outside the package but through inheritance only<text:line-break/>d) accessible by all<text:line-break/><text:bookmark text:name="id7482"/>View Answer</text:p>
      <text:section text:style-name="Sect1" text:name="target-id7482">
        <text:p text:style-name="Text_20_body">Answer: c<text:line-break/>Explanation: The protected access modifier is accessible within package and outside the package but only through inheritance. The protected access modifier can be used with data member, method and constructor. It cannot be applied on the class.</text:p>
      </text:section>
      <text:p text:style-name="Text_20_body">5. What happens if constructor of class A is made private?<text:line-break/>a) Any class can instantiate objects of class A<text:line-break/>b) Objects of class A can be instantiated only within the class where it is declared<text:line-break/>c) Inherited class can instantiate objects of class A<text:line-break/>d) classes within the same package as class A can instantiate objects of class A<text:line-break/><text:bookmark text:name="id543"/>View Answer</text:p>
      <text:section text:style-name="Sect1" text:name="target-id543">
        <text:p text:style-name="Text_20_body">Answer: b<text:line-break/>Explanation: If we make any class constructor private, we cannot create the instance of that class from outside the class.</text:p>
      </text:section>
      <text:p text:style-name="Text_20_body"><text:soft-page-break/>6. All the variables of interface should be ?<text:line-break/>a) default and final<text:line-break/>b) default and static<text:line-break/>c) public,static and final<text:line-break/>d) protect, static and final<text:line-break/><text:bookmark text:name="id8064"/>View Answer</text:p>
      <text:section text:style-name="Sect1" text:name="target-id8064">
        <text:p text:style-name="Text_20_body">Answer: c<text:line-break/>Explanation: Variables of an interface are public, static and final by default because the interfaces cannot be instantiated, final ensures the value assigned cannot be changed with the implementing class and public for it to be accessible by all the implementing classes.</text:p>
      </text:section>
      <text:p text:style-name="Text_20_body">7. What is true of final class?<text:line-break/>a) Final class cause compilation failure<text:line-break/>b) Final class cannot be instantiated<text:line-break/>c) Final class cause runtime failure<text:line-break/>d) Final class cannot be inherited<text:line-break/><text:bookmark text:name="id2589"/>View Answer</text:p>
      <text:section text:style-name="Sect1" text:name="target-id2589">
        <text:p text:style-name="Text_20_body">Answer: d<text:line-break/>Explanation: Final class cannot be inherited. This helps when we do not want classes to provide extension to these classes.</text:p>
      </text:section>
      <text:p text:style-name="Text_20_body">8. How many copies of static and class variables are created when 10 objects are created of a class?<text:line-break/>a) 1, 10<text:line-break/>b) 10, 10<text:line-break/>c) 10, 1<text:line-break/>d) 1, 1<text:line-break/><text:bookmark text:name="id3227"/>View Answer</text:p>
      <text:section text:style-name="Sect1" text:name="target-id3227">
        <text:p text:style-name="Text_20_body">Answer: a<text:line-break/>Explanation: Only one copy of static variables is created when a class is loaded. Each object instantiated has its own copy of instance variables.</text:p>
      </text:section>
      <text:p text:style-name="Text_20_body">9. Can a class be declared with protected modifier?<text:line-break/>a) True<text:line-break/>b) False<text:line-break/><text:bookmark text:name="id7244"/>View Answer</text:p>
      <text:section text:style-name="Sect1" text:name="target-id7244">
        <text:p text:style-name="Text_20_body">Answer: b<text:line-break/>Explanation: Protected class member (method or variable) is like package-private (default visibility), except that it also can be accessed from subclasses. Since there is no such concept as ‘subpackage’ or ‘package-inheritance’ in Java, declaring class protected or package-private would be the same thing.</text:p>
      </text:section>
      <text:p text:style-name="Text_20_body">10. Which is the modifier when there is none mentioned explicitly?<text:line-break/>a) protected<text:line-break/>b) private<text:line-break/><text:soft-page-break/>c) public<text:line-break/>d) default<text:line-break/><text:bookmark text:name="id504"/>View Answer</text:p>
      <text:section text:style-name="Sect1" text:name="target-id504">
        <text:p text:style-name="Text_20_body">Answer: d<text:line-break/>Explanation: Default is the access modifier when none is defined explicitly. It means the member (method or variable) can be accessed within the same package.</text:p>
      </text:section>
      <text:h text:style-name="Heading_20_1" text:outline-level="1">Java Questions &amp; Answers – Arrays Revisited &amp; Keyword static </text:h>
      <text:p text:style-name="Text_20_body">This set of Java Question Bank focuses on “Arrays Revisited &amp; Keyword static”.</text:p>
      <text:p text:style-name="Text_20_body">1. Arrays in Java are implemented as?<text:line-break/>a) class<text:line-break/>b) object<text:line-break/>c) variable<text:line-break/>d) none of the mentioned<text:line-break/><text:bookmark text:name="id3076"/>View Answer</text:p>
      <text:section text:style-name="Sect1" text:name="target-id3076">
        <text:p text:style-name="Text_20_body">Answer: b<text:line-break/>Explanation: None.<text:line-break/></text:p>
      </text:section>
      <text:p text:style-name="Text_20_body">2. Which of these keywords is used to prevent content of a variable from being modified?<text:line-break/>a) final<text:line-break/>b) last<text:line-break/>c) constant<text:line-break/>d) static<text:line-break/><text:bookmark text:name="id1616"/>View Answer</text:p>
      <text:section text:style-name="Sect1" text:name="target-id1616">
        <text:p text:style-name="Text_20_body">Answer: a<text:line-break/>Explanation: A variable can be declared final, doing so prevents its content from being modified. Final variables must be initialized when it is declared.<text:line-break/></text:p>
      </text:section>
      <text:p text:style-name="Text_20_body">3. Which of these cannot be declared static?<text:line-break/>a) class<text:line-break/>b) object<text:line-break/>c) variable<text:line-break/>d) method<text:line-break/><text:bookmark text:name="id3081"/>View Answer</text:p>
      <text:section text:style-name="Sect1" text:name="target-id3081">
        <text:p text:style-name="Text_20_body">Answer: b<text:line-break/>Explanation: static statements are run as soon as class containing then is loaded, prior to any object declaration.<text:line-break/></text:p>
      </text:section>
      <text:p text:style-name="Text_20_body"><text:soft-page-break/>4. Which of the following statements are incorrect?<text:line-break/>a) static methods can call other static methods only<text:line-break/>b) static methods must only access static data<text:line-break/>c) static methods can not refer to this or super in any way<text:line-break/>d) when object of class is declared, each object contains its own copy of static variables<text:line-break/><text:bookmark text:name="id414"/>View Answer</text:p>
      <text:section text:style-name="Sect1" text:name="target-id414">
        <text:p text:style-name="Text_20_body">Answer: d<text:line-break/>Explanation: All objects of class share same static variable, when object of a class are declared, all the objects share same copy of static members, no copy of static variables are made.<text:line-break/></text:p>
      </text:section>
      <text:p text:style-name="Text_20_body">5. Which of the following statements are incorrect?<text:line-break/>a) Variables declared as final occupy memory<text:line-break/>b) final variable must be initialized at the time of declaration<text:line-break/>c) Arrays in java are implemented as an object<text:line-break/>d) All arrays contain an attribute-length which contains the number of elements stored in the array<text:line-break/><text:bookmark text:name="id990"/>View Answer</text:p>
      <text:section text:style-name="Sect1" text:name="target-id990">
        <text:p text:style-name="Text_20_body">Answer: a<text:line-break/>Explanation: None.<text:line-break/></text:p>
      </text:section>
      <text:p text:style-name="Text_20_body">6. Which of these methods must be made static?<text:line-break/>a) main()<text:line-break/>b) delete()<text:line-break/>c) run()<text:line-break/>d) finalize()<text:line-break/><text:bookmark text:name="id6919"/>View Answer</text:p>
      <text:section text:style-name="Sect1" text:name="target-id6919">
        <text:p text:style-name="Text_20_body">Answer: a<text:line-break/>Explanation: main() method must be declared static, main() method is called by Java’s run time system before any object of any class exists.<text:line-break/></text:p>
      </text:section>
      <text:p text:style-name="Text_20_body">7. What is the output of this program?</text:p>
      <text:list xml:id="list3268656573345303281" text:style-name="L24">
        <text:list-item>
          <text:p text:style-name="P34"><text:s text:c="4"/>class access</text:p>
        </text:list-item>
        <text:list-item>
          <text:p text:style-name="P34"><text:s text:c="4"/>{</text:p>
        </text:list-item>
        <text:list-item>
          <text:p text:style-name="P34"><text:s text:c="8"/>public int x;</text:p>
        </text:list-item>
        <text:list-item>
          <text:p text:style-name="P34"><text:s text:c="8"/>static int y;</text:p>
        </text:list-item>
        <text:list-item>
          <text:p text:style-name="P34"><text:s text:c="8"/>void cal(int a, int b)</text:p>
        </text:list-item>
        <text:list-item>
          <text:p text:style-name="P34"><text:s text:c="8"/>{</text:p>
        </text:list-item>
        <text:list-item>
          <text:p text:style-name="P34"><text:s text:c="12"/>x += <text:s/>a ;</text:p>
        </text:list-item>
        <text:list-item>
          <text:p text:style-name="P34"><text:soft-page-break/><text:s text:c="12"/>y += <text:s/>b;</text:p>
        </text:list-item>
        <text:list-item>
          <text:p text:style-name="P34"><text:s text:c="8"/>} <text:s text:c="7"/></text:p>
        </text:list-item>
        <text:list-item>
          <text:p text:style-name="P34"><text:s text:c="4"/>} <text:s text:c="3"/></text:p>
        </text:list-item>
        <text:list-item>
          <text:p text:style-name="P34"><text:s text:c="4"/>class static_specifier </text:p>
        </text:list-item>
        <text:list-item>
          <text:p text:style-name="P34"><text:s text:c="4"/>{</text:p>
        </text:list-item>
        <text:list-item>
          <text:p text:style-name="P34"><text:s text:c="8"/>public static void main(String args[])</text:p>
        </text:list-item>
        <text:list-item>
          <text:p text:style-name="P34"><text:s text:c="8"/>{</text:p>
        </text:list-item>
        <text:list-item>
          <text:p text:style-name="P34"><text:s text:c="12"/>access obj1 = new access();</text:p>
        </text:list-item>
        <text:list-item>
          <text:p text:style-name="P34"><text:s text:c="12"/>access obj2 = new access(); <text:s text:c="2"/></text:p>
        </text:list-item>
        <text:list-item>
          <text:p text:style-name="P34"><text:s text:c="12"/>obj1.x = 0;</text:p>
        </text:list-item>
        <text:list-item>
          <text:p text:style-name="P34"><text:s text:c="12"/>obj1.y = 0;</text:p>
        </text:list-item>
        <text:list-item>
          <text:p text:style-name="P34"><text:s text:c="12"/>obj1.cal(1, 2);</text:p>
        </text:list-item>
        <text:list-item>
          <text:p text:style-name="P34"><text:s text:c="12"/>obj2.x = 0;</text:p>
        </text:list-item>
        <text:list-item>
          <text:p text:style-name="P34"><text:s text:c="12"/>obj2.cal(2, 3);</text:p>
        </text:list-item>
        <text:list-item>
          <text:p text:style-name="P34"><text:s text:c="12"/>System.out.println(obj1.x + " " + obj2.y); <text:s text:c="4"/></text:p>
        </text:list-item>
        <text:list-item>
          <text:p text:style-name="P34"><text:s text:c="8"/>}</text:p>
        </text:list-item>
        <text:list-item>
          <text:p text:style-name="P34"><text:s text:c="3"/>}</text:p>
        </text:list-item>
      </text:list>
      <text:p text:style-name="Text_20_body">a) 1 2<text:line-break/>b) 2 3<text:line-break/>c) 3 2<text:line-break/>d) 1 5<text:line-break/><text:bookmark text:name="id7352"/>View Answer</text:p>
      <text:section text:style-name="Sect1" text:name="target-id7352">
        <text:p text:style-name="Text_20_body">Answer: d<text:line-break/>Explanation: None.<text:line-break/>output:<text:line-break/>$ javac static_specifier.java<text:line-break/>$ java static_specifier<text:line-break/>1 5<text:line-break/></text:p>
      </text:section>
      <text:p text:style-name="Text_20_body">8. What is the output of this program?</text:p>
      <text:list xml:id="list7715873877082497526" text:style-name="L25">
        <text:list-item>
          <text:p text:style-name="P35"><text:s text:c="4"/>class access</text:p>
        </text:list-item>
        <text:list-item>
          <text:p text:style-name="P35"><text:s text:c="4"/>{</text:p>
        </text:list-item>
        <text:list-item>
          <text:p text:style-name="P35"><text:soft-page-break/><text:s text:c="7"/>static int x;</text:p>
        </text:list-item>
        <text:list-item>
          <text:p text:style-name="P35"><text:s text:c="7"/>void increment()</text:p>
        </text:list-item>
        <text:list-item>
          <text:p text:style-name="P35"><text:s text:c="7"/>{</text:p>
        </text:list-item>
        <text:list-item>
          <text:p text:style-name="P35"><text:s text:c="11"/>x++;</text:p>
        </text:list-item>
        <text:list-item>
          <text:p text:style-name="P35"><text:s text:c="7"/>} <text:s text:c="2"/></text:p>
        </text:list-item>
        <text:list-item>
          <text:p text:style-name="P35"><text:s text:c="5"/>} <text:s text:c="2"/></text:p>
        </text:list-item>
        <text:list-item>
          <text:p text:style-name="P35"><text:s text:c="4"/>class static_use </text:p>
        </text:list-item>
        <text:list-item>
          <text:p text:style-name="P35"><text:s text:c="4"/>{</text:p>
        </text:list-item>
        <text:list-item>
          <text:p text:style-name="P35"><text:s text:c="8"/>public static void main(String args[])</text:p>
        </text:list-item>
        <text:list-item>
          <text:p text:style-name="P35"><text:s text:c="8"/>{</text:p>
        </text:list-item>
        <text:list-item>
          <text:p text:style-name="P35"><text:s text:c="12"/>access obj1 = new access();</text:p>
        </text:list-item>
        <text:list-item>
          <text:p text:style-name="P35"><text:s text:c="12"/>access obj2 = new access();</text:p>
        </text:list-item>
        <text:list-item>
          <text:p text:style-name="P35"><text:s text:c="12"/>obj1.x = 0; <text:s text:c="2"/></text:p>
        </text:list-item>
        <text:list-item>
          <text:p text:style-name="P35"><text:s text:c="12"/>obj1.increment();</text:p>
        </text:list-item>
        <text:list-item>
          <text:p text:style-name="P35"><text:s text:c="12"/>obj2.increment();</text:p>
        </text:list-item>
        <text:list-item>
          <text:p text:style-name="P35"><text:s text:c="12"/>System.out.println(obj1.x + " " + obj2.x);</text:p>
        </text:list-item>
        <text:list-item>
          <text:p text:style-name="P35"><text:s text:c="9"/>}</text:p>
        </text:list-item>
        <text:list-item>
          <text:p text:style-name="P35"><text:s text:c="3"/>}</text:p>
        </text:list-item>
      </text:list>
      <text:p text:style-name="Text_20_body">a) 1 2<text:line-break/>b) 1 1<text:line-break/>c) 2 2<text:line-break/>d) Compilation Error<text:line-break/><text:bookmark text:name="id1342"/>View Answer</text:p>
      <text:section text:style-name="Sect1" text:name="target-id1342">
        <text:p text:style-name="Text_20_body">Answer: c<text:line-break/>Explanation: All objects of class share same static variable, all the objects share same copy of static members, obj1.x and obj2.x refer to same element of class which has been incremented twice and its value is 2.<text:line-break/>output:<text:line-break/>$ javac static_use.java<text:line-break/>$ java static_use<text:line-break/>2 2<text:line-break/></text:p>
      </text:section>
      <text:p text:style-name="Text_20_body">9. What is the output of this program?</text:p>
      <text:list xml:id="list1237842924577335252" text:style-name="L26">
        <text:list-item>
          <text:p text:style-name="P36"><text:soft-page-break/><text:s text:c="4"/>class static_out </text:p>
        </text:list-item>
        <text:list-item>
          <text:p text:style-name="P36"><text:s text:c="4"/>{</text:p>
        </text:list-item>
        <text:list-item>
          <text:p text:style-name="P36"><text:s text:c="8"/>static int x;</text:p>
        </text:list-item>
        <text:list-item>
          <text:p text:style-name="P36"><text:s text:c="8"/>static int y;</text:p>
        </text:list-item>
        <text:list-item>
          <text:p text:style-name="P36"><text:s text:c="8"/>void add(int a , int b)</text:p>
        </text:list-item>
        <text:list-item>
          <text:p text:style-name="P36"><text:s text:c="8"/>{</text:p>
        </text:list-item>
        <text:list-item>
          <text:p text:style-name="P36"><text:s text:c="12"/>x = a + b;</text:p>
        </text:list-item>
        <text:list-item>
          <text:p text:style-name="P36"><text:s text:c="12"/>y = x + b;</text:p>
        </text:list-item>
        <text:list-item>
          <text:p text:style-name="P36"><text:s text:c="8"/>}</text:p>
        </text:list-item>
        <text:list-item>
          <text:p text:style-name="P36"><text:s text:c="4"/>} <text:s text:c="3"/></text:p>
        </text:list-item>
        <text:list-item>
          <text:p text:style-name="P36"><text:s text:c="4"/>class static_use </text:p>
        </text:list-item>
        <text:list-item>
          <text:p text:style-name="P36"><text:s text:c="4"/>{</text:p>
        </text:list-item>
        <text:list-item>
          <text:p text:style-name="P36"><text:s text:c="8"/>public static void main(String args[])</text:p>
        </text:list-item>
        <text:list-item>
          <text:p text:style-name="P36"><text:s text:c="8"/>{</text:p>
        </text:list-item>
        <text:list-item>
          <text:p text:style-name="P36"><text:s text:c="12"/>static_out obj1 = new static_out();</text:p>
        </text:list-item>
        <text:list-item>
          <text:p text:style-name="P36"><text:s text:c="12"/>static_out obj2 = new static_out(); <text:s text:c="2"/></text:p>
        </text:list-item>
        <text:list-item>
          <text:p text:style-name="P36"><text:s text:c="12"/>int a = 2;</text:p>
        </text:list-item>
        <text:list-item>
          <text:p text:style-name="P36"><text:s text:c="12"/>obj1.add(a, a + 1);</text:p>
        </text:list-item>
        <text:list-item>
          <text:p text:style-name="P36"><text:s text:c="12"/>obj2.add(5, a);</text:p>
        </text:list-item>
        <text:list-item>
          <text:p text:style-name="P36"><text:s text:c="12"/>System.out.println(obj1.x + " " + obj2.y); <text:s text:c="4"/></text:p>
        </text:list-item>
        <text:list-item>
          <text:p text:style-name="P36"><text:s text:c="8"/>}</text:p>
        </text:list-item>
        <text:list-item>
          <text:p text:style-name="P36"><text:s text:c="3"/>}</text:p>
        </text:list-item>
      </text:list>
      <text:p text:style-name="Text_20_body">a) 7 7<text:line-break/>b) 6 6<text:line-break/>c) 7 9<text:line-break/>d) 9 7<text:line-break/><text:bookmark text:name="id5059"/>View Answer</text:p>
      <text:section text:style-name="Sect1" text:name="target-id5059">
        <text:p text:style-name="Text_20_body">Answer: c<text:line-break/>Explanation: None.<text:line-break/>output:<text:line-break/>$ javac static_use.java<text:line-break/><text:soft-page-break/>$ java static_use<text:line-break/>7 9<text:line-break/></text:p>
      </text:section>
      <text:p text:style-name="Text_20_body">10. What is the output of this program?</text:p>
      <text:list xml:id="list1569438007670568178" text:style-name="L27">
        <text:list-item>
          <text:p text:style-name="P37"><text:s text:c="4"/>class Output </text:p>
        </text:list-item>
        <text:list-item>
          <text:p text:style-name="P37"><text:s text:c="4"/>{</text:p>
        </text:list-item>
        <text:list-item>
          <text:p text:style-name="P37"><text:s text:c="8"/>public static void main(String args[])</text:p>
        </text:list-item>
        <text:list-item>
          <text:p text:style-name="P37"><text:s text:c="8"/>{</text:p>
        </text:list-item>
        <text:list-item>
          <text:p text:style-name="P37"><text:s text:c="12"/>int arr[] = {1, 2, 3, 4, 5};</text:p>
        </text:list-item>
        <text:list-item>
          <text:p text:style-name="P37"><text:s text:c="12"/>for ( int i = 0; i &lt; arr.length - 2; ++i)</text:p>
        </text:list-item>
        <text:list-item>
          <text:p text:style-name="P37"><text:s text:c="16"/>System.out.println(arr[i] + " ");</text:p>
        </text:list-item>
        <text:list-item>
          <text:p text:style-name="P37"><text:s text:c="8"/>} </text:p>
        </text:list-item>
        <text:list-item>
          <text:p text:style-name="P37"><text:s text:c="4"/>}</text:p>
        </text:list-item>
      </text:list>
      <text:p text:style-name="Text_20_body">a) 1 2<text:line-break/>b) 1 2 3<text:line-break/>c) 1 2 3 4<text:line-break/>d) 1 2 3 4 5<text:line-break/><text:bookmark text:name="id5781"/>View Answer</text:p>
      <text:section text:style-name="Sect1" text:name="target-id5781">
        <text:p text:style-name="Text_20_body">Answer: b<text:line-break/>Explanation: arr.length() is 5, so the loop is executed for three times.<text:line-break/>output:<text:line-break/>$ javac Output.java<text:line-break/>$ java Output<text:line-break/>1 2 3<text:line-break/></text:p>
      </text:section>
      <text:p text:style-name="Text_20_body">11. What is the output of this program?</text:p>
      <text:list xml:id="list3240557721512070811" text:style-name="L28">
        <text:list-item>
          <text:p text:style-name="P38"><text:s text:c="4"/>class Output </text:p>
        </text:list-item>
        <text:list-item>
          <text:p text:style-name="P38"><text:s text:c="4"/>{</text:p>
        </text:list-item>
        <text:list-item>
          <text:p text:style-name="P38"><text:s text:c="8"/>public static void main(String args[])</text:p>
        </text:list-item>
        <text:list-item>
          <text:p text:style-name="P38"><text:s text:c="8"/>{</text:p>
        </text:list-item>
        <text:list-item>
          <text:p text:style-name="P38"><text:s text:c="12"/>int a1[] = new int[10];</text:p>
        </text:list-item>
        <text:list-item>
          <text:p text:style-name="P38"><text:s text:c="12"/>int a2[] = {1, 2, 3, 4, 5};</text:p>
        </text:list-item>
        <text:list-item>
          <text:p text:style-name="P38"><text:s text:c="12"/>System.out.println(a1.length + " " + a2.length);</text:p>
        </text:list-item>
        <text:list-item>
          <text:p text:style-name="P38"><text:soft-page-break/><text:s text:c="8"/>} </text:p>
        </text:list-item>
        <text:list-item>
          <text:p text:style-name="P38"><text:s text:c="4"/>}</text:p>
        </text:list-item>
      </text:list>
      <text:p text:style-name="Text_20_body">a) 10 5<text:line-break/>b) 5 10<text:line-break/>c) 0 10<text:line-break/>d) 0 5<text:line-break/><text:bookmark text:name="id4528"/>View Answer</text:p>
      <text:section text:style-name="Sect1" text:name="target-id4528">
        <text:p text:style-name="Text_20_body">Answer: a<text:line-break/>Explanation: Arrays in java are implemented as objects, they contain an attribute that is length which contains the number of elements that can be stored in the array. Hence a1.length gives 10 and a2.length gives 5.<text:line-break/>output:<text:line-break/>$ javac Output.java<text:line-break/>$ java Output<text:line-break/>10 5</text:p>
      </text:section>
      <text:h text:style-name="Heading_20_1" text:outline-level="1">Java Questions &amp; Answers – String Class </text:h>
      <text:p text:style-name="Text_20_body">This section of our 1000+ Java MCQs focuses on String class of Java Programming Language.</text:p>
      <text:p text:style-name="Text_20_body">1. String in Java is a?<text:line-break/>a) class<text:line-break/>b) object<text:line-break/>c) variable<text:line-break/>d) character array<text:line-break/><text:bookmark text:name="id5720"/>View Answer</text:p>
      <text:section text:style-name="Sect1" text:name="target-id5720">
        <text:p text:style-name="Text_20_body">Answer: a<text:line-break/>Explanation: None.<text:line-break/></text:p>
      </text:section>
      <text:p text:style-name="Text_20_body">2. Which of these method of String class is used to obtain character at specified index?<text:line-break/>a) char()<text:line-break/>b) Charat()<text:line-break/>c) charat()<text:line-break/>d) charAt()<text:line-break/><text:bookmark text:name="id6654"/>View Answer</text:p>
      <text:section text:style-name="Sect1" text:name="target-id6654">
        <text:p text:style-name="Text_20_body">Answer: d<text:line-break/>Explanation: None.<text:line-break/></text:p>
      </text:section>
      <text:p text:style-name="Text_20_body">3. Which of these keywords is used to refer to member of base class from a sub class?<text:line-break/>a) upper<text:line-break/>b) super<text:line-break/><text:soft-page-break/>c) this<text:line-break/>d) none of the mentioned<text:line-break/><text:bookmark text:name="id5519"/>View Answer</text:p>
      <text:section text:style-name="Sect1" text:name="target-id5519">
        <text:p text:style-name="Text_20_body">Answer: b<text:line-break/>Explanation: Whenever a subclass needs to refer to its immediate superclass, it can do so by use of the keyword super.<text:line-break/></text:p>
      </text:section>
      <text:p text:style-name="Text_20_body">4. Which of these method of String class can be used to test to strings for equality?<text:line-break/>a) isequal()<text:line-break/>b) isequals()<text:line-break/>c) equal()<text:line-break/>d) equals()<text:line-break/><text:bookmark text:name="id893"/>View Answer</text:p>
      <text:section text:style-name="Sect1" text:name="target-id893">
        <text:p text:style-name="Text_20_body">Answer: d<text:line-break/>Explanation: None.<text:line-break/></text:p>
      </text:section>
      <text:p text:style-name="Text_20_body">5. Which of the following statements are incorrect?<text:line-break/>a) String is a class<text:line-break/>b) Strings in java are mutable<text:line-break/>c) Every string is an object of class String<text:line-break/>d) Java defines a peer class of String, called StringBuffer, which allows string to be altered<text:line-break/><text:bookmark text:name="id2867"/>View Answer</text:p>
      <text:section text:style-name="Sect1" text:name="target-id2867">
        <text:p text:style-name="Text_20_body">Answer: b<text:line-break/>Explanation: Strings in Java are immutable that is they can not be modified.<text:line-break/></text:p>
      </text:section>
      <text:p text:style-name="Text_20_body">6. What is the output of this program?</text:p>
      <text:list xml:id="list2537335454738068826" text:style-name="L29">
        <text:list-item>
          <text:p text:style-name="P39"><text:s text:c="4"/>class string_demo </text:p>
        </text:list-item>
        <text:list-item>
          <text:p text:style-name="P39"><text:s text:c="4"/>{</text:p>
        </text:list-item>
        <text:list-item>
          <text:p text:style-name="P39"><text:s text:c="8"/>public static void main(String args[])</text:p>
        </text:list-item>
        <text:list-item>
          <text:p text:style-name="P39"><text:s text:c="8"/>{</text:p>
        </text:list-item>
        <text:list-item>
          <text:p text:style-name="P39"><text:s text:c="12"/>String obj = "I" + "like" + "Java"; <text:s text:c="2"/></text:p>
        </text:list-item>
        <text:list-item>
          <text:p text:style-name="P39"><text:s text:c="12"/>System.out.println(obj); <text:s text:c="4"/></text:p>
        </text:list-item>
        <text:list-item>
          <text:p text:style-name="P39"><text:s text:c="8"/>}</text:p>
        </text:list-item>
        <text:list-item>
          <text:p text:style-name="P39"><text:s text:c="3"/>}</text:p>
        </text:list-item>
      </text:list>
      <text:p text:style-name="Text_20_body">a) I<text:line-break/>b) like<text:line-break/><text:soft-page-break/>c) Java<text:line-break/>d) IlikeJava<text:line-break/><text:bookmark text:name="id8797"/>View Answer</text:p>
      <text:section text:style-name="Sect1" text:name="target-id8797">
        <text:p text:style-name="Text_20_body">Answer: d<text:line-break/>Explanation: Java defines an operator +, it is used to concatenate strings.<text:line-break/>output:<text:line-break/>$ javac string_demo.java<text:line-break/>$ java string_demo<text:line-break/>IlikeJava<text:line-break/></text:p>
      </text:section>
      <text:p text:style-name="Text_20_body">7. What is the output of this program?</text:p>
      <text:list xml:id="list6101465486210118712" text:style-name="L30">
        <text:list-item>
          <text:p text:style-name="P40"><text:s text:c="4"/>class string_class </text:p>
        </text:list-item>
        <text:list-item>
          <text:p text:style-name="P40"><text:s text:c="4"/>{</text:p>
        </text:list-item>
        <text:list-item>
          <text:p text:style-name="P40"><text:s text:c="8"/>public static void main(String args[])</text:p>
        </text:list-item>
        <text:list-item>
          <text:p text:style-name="P40"><text:s text:c="8"/>{</text:p>
        </text:list-item>
        <text:list-item>
          <text:p text:style-name="P40"><text:s text:c="12"/>String obj = "I LIKE JAVA"; <text:s text:c="2"/></text:p>
        </text:list-item>
        <text:list-item>
          <text:p text:style-name="P40"><text:s text:c="12"/>System.out.println(obj.charAt(3));</text:p>
        </text:list-item>
        <text:list-item>
          <text:p text:style-name="P40"><text:s text:c="8"/>} </text:p>
        </text:list-item>
        <text:list-item>
          <text:p text:style-name="P40"><text:s text:c="4"/>}</text:p>
        </text:list-item>
      </text:list>
      <text:p text:style-name="Text_20_body">a) I<text:line-break/>b) L<text:line-break/>c) K<text:line-break/>d) E<text:line-break/><text:bookmark text:name="id9009"/>View Answer</text:p>
      <text:section text:style-name="Sect1" text:name="target-id9009">
        <text:p text:style-name="Text_20_body">Answer: a<text:line-break/>Explanation: charAt() is a method of class String which gives the character specified by the index. obj.charAt(3) gives 4th character i:e I.<text:line-break/>output:<text:line-break/>$ javac string_class.java<text:line-break/>$ java string_class<text:line-break/>I<text:line-break/></text:p>
      </text:section>
      <text:p text:style-name="Text_20_body">8. What is the output of this program?</text:p>
      <text:list xml:id="list5601294480361843345" text:style-name="L31">
        <text:list-item>
          <text:p text:style-name="P41"><text:s text:c="4"/>class string_class </text:p>
        </text:list-item>
        <text:list-item>
          <text:p text:style-name="P41"><text:s text:c="4"/>{</text:p>
        </text:list-item>
        <text:list-item>
          <text:p text:style-name="P41"><text:s text:c="8"/>public static void main(String args[])</text:p>
        </text:list-item>
        <text:list-item>
          <text:p text:style-name="P41"><text:soft-page-break/><text:s text:c="8"/>{</text:p>
        </text:list-item>
        <text:list-item>
          <text:p text:style-name="P41"><text:s text:c="12"/>String obj = "I LIKE JAVA"; <text:s text:c="2"/></text:p>
        </text:list-item>
        <text:list-item>
          <text:p text:style-name="P41"><text:s text:c="12"/>System.out.println(obj.length());</text:p>
        </text:list-item>
        <text:list-item>
          <text:p text:style-name="P41"><text:s text:c="8"/>}</text:p>
        </text:list-item>
        <text:list-item>
          <text:p text:style-name="P41"><text:s text:c="4"/>}</text:p>
        </text:list-item>
      </text:list>
      <text:p text:style-name="Text_20_body">a) 9<text:line-break/>b) 10<text:line-break/>c) 11<text:line-break/>d) 12<text:line-break/><text:bookmark text:name="id5846"/>View Answer</text:p>
      <text:section text:style-name="Sect1" text:name="target-id5846">
        <text:p text:style-name="Text_20_body">Answer: c<text:line-break/>Explanation: None.<text:line-break/>output:<text:line-break/>$ javac string_class.java<text:line-break/>$ java string_class<text:line-break/>11<text:line-break/></text:p>
      </text:section>
      <text:p text:style-name="Text_20_body">9. What is the output of this program?</text:p>
      <text:list xml:id="list1234130705902039565" text:style-name="L32">
        <text:list-item>
          <text:p text:style-name="P42"><text:s text:c="4"/>class string_class </text:p>
        </text:list-item>
        <text:list-item>
          <text:p text:style-name="P42"><text:s text:c="4"/>{</text:p>
        </text:list-item>
        <text:list-item>
          <text:p text:style-name="P42"><text:s text:c="8"/>public static void main(String args[])</text:p>
        </text:list-item>
        <text:list-item>
          <text:p text:style-name="P42"><text:s text:c="8"/>{</text:p>
        </text:list-item>
        <text:list-item>
          <text:p text:style-name="P42"><text:s text:c="12"/>String obj = "hello";</text:p>
        </text:list-item>
        <text:list-item>
          <text:p text:style-name="P42"><text:s text:c="12"/>String obj1 = "world"; <text:s text:c="2"/></text:p>
        </text:list-item>
        <text:list-item>
          <text:p text:style-name="P42"><text:s text:c="12"/>String obj2 = obj;</text:p>
        </text:list-item>
        <text:list-item>
          <text:p text:style-name="P42"><text:s text:c="12"/>obj2 = " world";</text:p>
        </text:list-item>
        <text:list-item>
          <text:p text:style-name="P42"><text:s text:c="12"/>System.out.println(obj + " " + obj2);</text:p>
        </text:list-item>
        <text:list-item>
          <text:p text:style-name="P42"><text:s text:c="8"/>}</text:p>
        </text:list-item>
        <text:list-item>
          <text:p text:style-name="P42"><text:s text:c="4"/>}</text:p>
        </text:list-item>
      </text:list>
      <text:p text:style-name="Text_20_body">a) hello hello<text:line-break/>b) world world<text:line-break/>c) hello world<text:line-break/>d) world hello<text:line-break/><text:bookmark text:name="id1471"/>View Answer</text:p>
      <text:section text:style-name="Sect1" text:name="target-id1471">
        <text:p text:style-name="Text_20_body"><text:soft-page-break/>Answer: c<text:line-break/>Explanation: None.<text:line-break/>output:<text:line-break/>$ javac string_class.java<text:line-break/>$ java string_class<text:line-break/>hello world<text:line-break/></text:p>
      </text:section>
      <text:p text:style-name="Text_20_body">10. What is the output of this program?</text:p>
      <text:list xml:id="list1755968456881778049" text:style-name="L33">
        <text:list-item>
          <text:p text:style-name="P43"><text:s text:c="4"/>class string_class </text:p>
        </text:list-item>
        <text:list-item>
          <text:p text:style-name="P43"><text:s text:c="4"/>{</text:p>
        </text:list-item>
        <text:list-item>
          <text:p text:style-name="P43"><text:s text:c="8"/>public static void main(String args[])</text:p>
        </text:list-item>
        <text:list-item>
          <text:p text:style-name="P43"><text:s text:c="8"/>{</text:p>
        </text:list-item>
        <text:list-item>
          <text:p text:style-name="P43"><text:s text:c="12"/>String obj = "hello";</text:p>
        </text:list-item>
        <text:list-item>
          <text:p text:style-name="P43"><text:s text:c="12"/>String obj1 = "world"; <text:s text:c="2"/></text:p>
        </text:list-item>
        <text:list-item>
          <text:p text:style-name="P43"><text:s text:c="12"/>String obj2 = "hello";</text:p>
        </text:list-item>
        <text:list-item>
          <text:p text:style-name="P43"><text:s text:c="12"/>System.out.println(obj.equals(obj1) + " " + obj.equals(obj2));</text:p>
        </text:list-item>
        <text:list-item>
          <text:p text:style-name="P43"><text:s text:c="8"/>}</text:p>
        </text:list-item>
        <text:list-item>
          <text:p text:style-name="P43"><text:s text:c="4"/>}</text:p>
        </text:list-item>
      </text:list>
      <text:p text:style-name="Text_20_body">a) false false<text:line-break/>b) true true<text:line-break/>c) true false<text:line-break/>d) false true<text:line-break/><text:bookmark text:name="id5975"/>View Answer</text:p>
      <text:section text:style-name="Sect1" text:name="target-id5975">
        <text:p text:style-name="Text_20_body">Answer: d<text:line-break/>Explanation: equals() is method of class String, it is used to check equality of two String objects, if they are equal, true is retuned else false.<text:line-break/>output:<text:line-break/>$ javac string_class.java<text:line-break/>$ java string_class<text:line-break/>false true</text:p>
      </text:section>
      <text:h text:style-name="Heading_20_1" text:outline-level="1">Java Questions &amp; Answers – Methods Taking Parameters </text:h>
      <text:p text:style-name="Text_20_body">This set of Java Questions and Answers for Entrance exams focuses on “Methods Taking Parameters”.</text:p>
      <text:p text:style-name="Text_20_body"><text:soft-page-break/>1. Which of these is the method which is executed first before execution of any other thing takes place in a program?<text:line-break/>a) main method<text:line-break/>b) finalize method<text:line-break/>c) static method<text:line-break/>d) private method<text:line-break/><text:bookmark text:name="id3655"/>View Answer</text:p>
      <text:section text:style-name="Sect1" text:name="target-id3655">
        <text:p text:style-name="Text_20_body">Answer: c<text:line-break/>Explanation: If a static method is present in the program then it will be executed first, then main will be executed.<text:line-break/></text:p>
      </text:section>
      <text:p text:style-name="Text_20_body">2. What is the process of defining more than one method in a class differentiated by parameters?<text:line-break/>a) Function overriding<text:line-break/>b) Function overloading<text:line-break/>c) Function doubling<text:line-break/>d) None of the mentioned<text:line-break/><text:bookmark text:name="id2087"/>View Answer</text:p>
      <text:section text:style-name="Sect1" text:name="target-id2087">
        <text:p text:style-name="Text_20_body">Answer:b<text:line-break/>Explanation: Function overloading is a process of defining more than one method in a class with same name differentiated by function signature i:e return type or parameters type and number. Example – int volume(int length, int width) &amp; int volume(int length , int width , int height) can be used to calculate volume.<text:line-break/></text:p>
      </text:section>
      <text:p text:style-name="Text_20_body">3. Which of these can be used to differentiate two or more methods having same name?<text:line-break/>a) Parameters data type<text:line-break/>b) Number of parameters<text:line-break/>c) Return type of method<text:line-break/>d) All of the mentioned<text:line-break/><text:bookmark text:name="id4095"/>View Answer</text:p>
      <text:section text:style-name="Sect1" text:name="target-id4095">
        <text:p text:style-name="Text_20_body">Answer: d<text:line-break/>Explanation: None.<text:line-break/></text:p>
      </text:section>
      <text:p text:style-name="Text_20_body">4. Which of these data type can be used for a method having a return statement in it?<text:line-break/>a) void<text:line-break/>b) int<text:line-break/>c) float<text:line-break/>d) both int and float<text:line-break/><text:bookmark text:name="id5006"/>View Answer</text:p>
      <text:section text:style-name="Sect1" text:name="target-id5006">
        <text:p text:style-name="Text_20_body">Answer: d<text:line-break/>Explanation: None.<text:line-break/></text:p>
      </text:section>
      <text:p text:style-name="Text_20_body"><text:soft-page-break/>5. Which of these statement is incorrect?<text:line-break/>a) Two or more methods with same name can be differentiated on the basis of their parameters data type<text:line-break/>b) Two or more method having same name can be differentiated on basis of number of parameters<text:line-break/>c) Any already defined method in java’s library can be defined again in the program with different data type of parameters<text:line-break/>d) If a method is returning a value the calling statement must have a variable to store that value<text:line-break/><text:bookmark text:name="id5660"/>View Answer</text:p>
      <text:section text:style-name="Sect1" text:name="target-id5660">
        <text:p text:style-name="Text_20_body">Answer: d<text:line-break/>Explanation: Even if a method is returning a value, it is not necessary to store that value.<text:line-break/></text:p>
      </text:section>
      <text:p text:style-name="Text_20_body">6. What is the output of this program?</text:p>
      <text:list xml:id="list5784531396494997337" text:style-name="L34">
        <text:list-item>
          <text:p text:style-name="P44"><text:s text:c="4"/>class box </text:p>
        </text:list-item>
        <text:list-item>
          <text:p text:style-name="P44"><text:s text:c="4"/>{</text:p>
        </text:list-item>
        <text:list-item>
          <text:p text:style-name="P44"><text:s text:c="8"/>int width;</text:p>
        </text:list-item>
        <text:list-item>
          <text:p text:style-name="P44"><text:s text:c="8"/>int height;</text:p>
        </text:list-item>
        <text:list-item>
          <text:p text:style-name="P44"><text:s text:c="8"/>int length;</text:p>
        </text:list-item>
        <text:list-item>
          <text:p text:style-name="P44"><text:s text:c="8"/>int volume;</text:p>
        </text:list-item>
        <text:list-item>
          <text:p text:style-name="P44"><text:s text:c="8"/>void volume(int height, int length, int width) </text:p>
        </text:list-item>
        <text:list-item>
          <text:p text:style-name="P44"><text:s text:c="8"/>{</text:p>
        </text:list-item>
        <text:list-item>
          <text:p text:style-name="P44"><text:s text:c="13"/>volume = width * height * length;</text:p>
        </text:list-item>
        <text:list-item>
          <text:p text:style-name="P44"><text:s text:c="8"/>} </text:p>
        </text:list-item>
        <text:list-item>
          <text:p text:style-name="P44"><text:s text:c="4"/>} <text:s text:c="3"/></text:p>
        </text:list-item>
        <text:list-item>
          <text:p text:style-name="P44"><text:s text:c="4"/>class Prameterized_method{</text:p>
        </text:list-item>
        <text:list-item>
          <text:p text:style-name="P44"><text:s text:c="8"/>public static void main(String args[]) </text:p>
        </text:list-item>
        <text:list-item>
          <text:p text:style-name="P44"><text:s text:c="8"/>{</text:p>
        </text:list-item>
        <text:list-item>
          <text:p text:style-name="P44"><text:s text:c="12"/>box obj = new box();</text:p>
        </text:list-item>
        <text:list-item>
          <text:p text:style-name="P44"><text:s text:c="12"/>obj.height = 1;</text:p>
        </text:list-item>
        <text:list-item>
          <text:p text:style-name="P44"><text:s text:c="12"/>obj.length = 5;</text:p>
        </text:list-item>
        <text:list-item>
          <text:p text:style-name="P44"><text:s text:c="12"/>obj.width = 5;</text:p>
        </text:list-item>
        <text:list-item>
          <text:p text:style-name="P44"><text:s text:c="12"/>obj.volume(3, 2, 1);</text:p>
        </text:list-item>
        <text:list-item>
          <text:p text:style-name="P44"><text:s text:c="12"/>System.out.println(obj.volume); <text:s text:c="7"/></text:p>
        </text:list-item>
        <text:list-item>
          <text:p text:style-name="P44"><text:soft-page-break/><text:s text:c="8"/>} </text:p>
        </text:list-item>
        <text:list-item>
          <text:p text:style-name="P44"><text:s text:c="4"/>}</text:p>
        </text:list-item>
      </text:list>
      <text:p text:style-name="Text_20_body">a) 0<text:line-break/>b) 1<text:line-break/>c) 6<text:line-break/>d) 25<text:line-break/><text:bookmark text:name="id3360"/>View Answer</text:p>
      <text:section text:style-name="Sect1" text:name="target-id3360">
        <text:p text:style-name="Text_20_body">Answer: c<text:line-break/>Explanation: None<text:line-break/>output:<text:line-break/>$ Prameterized_method.java<text:line-break/>$ Prameterized_method<text:line-break/>6<text:line-break/></text:p>
      </text:section>
      <text:p text:style-name="Text_20_body">7. What is the output of this program?</text:p>
      <text:list xml:id="list1567886443481532308" text:style-name="L35">
        <text:list-item>
          <text:p text:style-name="P45"><text:s text:c="4"/>class equality </text:p>
        </text:list-item>
        <text:list-item>
          <text:p text:style-name="P45"><text:s text:c="4"/>{</text:p>
        </text:list-item>
        <text:list-item>
          <text:p text:style-name="P45"><text:s text:c="8"/>int x;</text:p>
        </text:list-item>
        <text:list-item>
          <text:p text:style-name="P45"><text:s text:c="8"/>int y;</text:p>
        </text:list-item>
        <text:list-item>
          <text:p text:style-name="P45"><text:s text:c="8"/>boolean isequal()</text:p>
        </text:list-item>
        <text:list-item>
          <text:p text:style-name="P45"><text:s text:c="8"/>{</text:p>
        </text:list-item>
        <text:list-item>
          <text:p text:style-name="P45"><text:s text:c="12"/>return(x == y); <text:s/></text:p>
        </text:list-item>
        <text:list-item>
          <text:p text:style-name="P45"><text:s text:c="8"/>} </text:p>
        </text:list-item>
        <text:list-item>
          <text:p text:style-name="P45"><text:s text:c="4"/>} <text:s text:c="3"/></text:p>
        </text:list-item>
        <text:list-item>
          <text:p text:style-name="P45"><text:s text:c="4"/>class Output </text:p>
        </text:list-item>
        <text:list-item>
          <text:p text:style-name="P45"><text:s text:c="4"/>{</text:p>
        </text:list-item>
        <text:list-item>
          <text:p text:style-name="P45"><text:s text:c="8"/>public static void main(String args[]) </text:p>
        </text:list-item>
        <text:list-item>
          <text:p text:style-name="P45"><text:s text:c="8"/>{</text:p>
        </text:list-item>
        <text:list-item>
          <text:p text:style-name="P45"><text:s text:c="12"/>equality obj = new equality();</text:p>
        </text:list-item>
        <text:list-item>
          <text:p text:style-name="P45"><text:s text:c="12"/>obj.x = 5;</text:p>
        </text:list-item>
        <text:list-item>
          <text:p text:style-name="P45"><text:s text:c="12"/>obj.y = 5;</text:p>
        </text:list-item>
        <text:list-item>
          <text:p text:style-name="P45"><text:s text:c="12"/>System.out.println(obj.isequal);</text:p>
        </text:list-item>
        <text:list-item>
          <text:p text:style-name="P45"><text:soft-page-break/><text:s text:c="8"/>} </text:p>
        </text:list-item>
        <text:list-item>
          <text:p text:style-name="P45"><text:s text:c="4"/>}</text:p>
        </text:list-item>
      </text:list>
      <text:p text:style-name="Text_20_body">a) false<text:line-break/>b) true<text:line-break/>c) 0<text:line-break/>d) 1<text:line-break/><text:bookmark text:name="id1787"/>View Answer</text:p>
      <text:section text:style-name="Sect1" text:name="target-id1787">
        <text:p text:style-name="Text_20_body">Answer: b<text:line-break/>Explanation: None<text:line-break/>output:<text:line-break/>$ javac Output.java<text:line-break/>$ java Output<text:line-break/>true<text:line-break/></text:p>
      </text:section>
      <text:p text:style-name="Text_20_body">8. What is the output of this program?</text:p>
      <text:list xml:id="list4381048990262871874" text:style-name="L36">
        <text:list-item>
          <text:p text:style-name="P46"><text:s text:c="4"/>class box </text:p>
        </text:list-item>
        <text:list-item>
          <text:p text:style-name="P46"><text:s text:c="4"/>{</text:p>
        </text:list-item>
        <text:list-item>
          <text:p text:style-name="P46"><text:s text:c="8"/>int width;</text:p>
        </text:list-item>
        <text:list-item>
          <text:p text:style-name="P46"><text:s text:c="8"/>int height;</text:p>
        </text:list-item>
        <text:list-item>
          <text:p text:style-name="P46"><text:s text:c="8"/>int length;</text:p>
        </text:list-item>
        <text:list-item>
          <text:p text:style-name="P46"><text:s text:c="8"/>int volume;</text:p>
        </text:list-item>
        <text:list-item>
          <text:p text:style-name="P46"><text:s text:c="8"/>void volume() </text:p>
        </text:list-item>
        <text:list-item>
          <text:p text:style-name="P46"><text:s text:c="8"/>{</text:p>
        </text:list-item>
        <text:list-item>
          <text:p text:style-name="P46"><text:s text:c="12"/>volume = width * height * length;</text:p>
        </text:list-item>
        <text:list-item>
          <text:p text:style-name="P46"><text:s text:c="8"/>} </text:p>
        </text:list-item>
        <text:list-item>
          <text:p text:style-name="P46"><text:s text:c="8"/>void volume(int x) </text:p>
        </text:list-item>
        <text:list-item>
          <text:p text:style-name="P46"><text:s text:c="8"/>{</text:p>
        </text:list-item>
        <text:list-item>
          <text:p text:style-name="P46"><text:s text:c="12"/>volume = x;</text:p>
        </text:list-item>
        <text:list-item>
          <text:p text:style-name="P46"><text:s text:c="8"/>}</text:p>
        </text:list-item>
        <text:list-item>
          <text:p text:style-name="P46"><text:s text:c="4"/>} <text:s text:c="3"/></text:p>
        </text:list-item>
        <text:list-item>
          <text:p text:style-name="P46"><text:s text:c="4"/>class Output </text:p>
        </text:list-item>
        <text:list-item>
          <text:p text:style-name="P46"><text:s text:c="4"/>{ </text:p>
        </text:list-item>
        <text:list-item>
          <text:p text:style-name="P46"><text:soft-page-break/><text:s text:c="8"/>public static void main(String args[]) </text:p>
        </text:list-item>
        <text:list-item>
          <text:p text:style-name="P46"><text:s text:c="8"/>{</text:p>
        </text:list-item>
        <text:list-item>
          <text:p text:style-name="P46"><text:s text:c="12"/>box obj = new box();</text:p>
        </text:list-item>
        <text:list-item>
          <text:p text:style-name="P46"><text:s text:c="12"/>obj.height = 1;</text:p>
        </text:list-item>
        <text:list-item>
          <text:p text:style-name="P46"><text:s text:c="12"/>obj.length = 5;</text:p>
        </text:list-item>
        <text:list-item>
          <text:p text:style-name="P46"><text:s text:c="12"/>obj.width = 5;</text:p>
        </text:list-item>
        <text:list-item>
          <text:p text:style-name="P46"><text:s text:c="12"/>obj.volume(5);</text:p>
        </text:list-item>
        <text:list-item>
          <text:p text:style-name="P46"><text:s text:c="12"/>System.out.println(obj.volume); <text:s text:c="7"/></text:p>
        </text:list-item>
        <text:list-item>
          <text:p text:style-name="P46"><text:s text:c="8"/>} </text:p>
        </text:list-item>
        <text:list-item>
          <text:p text:style-name="P46"><text:s text:c="4"/>}</text:p>
        </text:list-item>
      </text:list>
      <text:p text:style-name="Text_20_body">a) 0<text:line-break/>b) 5<text:line-break/>c) 25<text:line-break/>d) 26<text:line-break/><text:bookmark text:name="id8878"/>View Answer</text:p>
      <text:section text:style-name="Sect1" text:name="target-id8878">
        <text:p text:style-name="Text_20_body">Answer:b<text:line-break/>Explanation: None.<text:line-break/>output:<text:line-break/>$ javac Output.java<text:line-break/>$ java Output<text:line-break/>5<text:line-break/></text:p>
      </text:section>
      <text:p text:style-name="Text_20_body">9. What is the output of this program?</text:p>
      <text:list xml:id="list5847485171126265184" text:style-name="L37">
        <text:list-item>
          <text:p text:style-name="P47"><text:s text:c="4"/>class Output </text:p>
        </text:list-item>
        <text:list-item>
          <text:p text:style-name="P47"><text:s text:c="4"/>{</text:p>
        </text:list-item>
        <text:list-item>
          <text:p text:style-name="P47"><text:s text:c="8"/>static void main(String args[]) </text:p>
        </text:list-item>
        <text:list-item>
          <text:p text:style-name="P47"><text:s text:c="8"/>{ <text:s text:c="3"/></text:p>
        </text:list-item>
        <text:list-item>
          <text:p text:style-name="P47"><text:s text:c="13"/>int x , y = 1;</text:p>
        </text:list-item>
        <text:list-item>
          <text:p text:style-name="P47"><text:s text:c="13"/>x = 10;</text:p>
        </text:list-item>
        <text:list-item>
          <text:p text:style-name="P47"><text:s text:c="13"/>if(x != 10 &amp;&amp; x / 0 == 0)</text:p>
        </text:list-item>
        <text:list-item>
          <text:p text:style-name="P47"><text:s text:c="17"/>System.out.println(y);</text:p>
        </text:list-item>
        <text:list-item>
          <text:p text:style-name="P47"><text:s text:c="13"/>else</text:p>
        </text:list-item>
        <text:list-item>
          <text:p text:style-name="P47"><text:soft-page-break/><text:s text:c="17"/>System.out.println(++y);</text:p>
        </text:list-item>
        <text:list-item>
          <text:p text:style-name="P47"><text:s text:c="8"/>} </text:p>
        </text:list-item>
        <text:list-item>
          <text:p text:style-name="P47"><text:s text:c="4"/>}</text:p>
        </text:list-item>
      </text:list>
      <text:p text:style-name="Text_20_body">a) 1<text:line-break/>b) 2<text:line-break/>c) Runtime Error<text:line-break/>d) Compilation Error<text:line-break/><text:bookmark text:name="id2728"/>View Answer</text:p>
      <text:section text:style-name="Sect1" text:name="target-id2728">
        <text:p text:style-name="Text_20_body">Answer: d<text:line-break/>Explanation: main() method must be made public. Without main() being public java run time system will not be able to access main() and will not be able to execute the code.<text:line-break/>output:<text:line-break/>$ javac Output.java<text:line-break/>Error: Main method not found in class Output, please define the main method as:<text:line-break/>public static void main(String[] args)<text:line-break/></text:p>
      </text:section>
      <text:p text:style-name="Text_20_body">10. What is the output of this program?</text:p>
      <text:list xml:id="list9099641974151683542" text:style-name="L38">
        <text:list-item>
          <text:p text:style-name="P48"><text:s text:c="4"/>class area </text:p>
        </text:list-item>
        <text:list-item>
          <text:p text:style-name="P48"><text:s text:c="4"/>{</text:p>
        </text:list-item>
        <text:list-item>
          <text:p text:style-name="P48"><text:s text:c="8"/>int width;</text:p>
        </text:list-item>
        <text:list-item>
          <text:p text:style-name="P48"><text:s text:c="8"/>int length;</text:p>
        </text:list-item>
        <text:list-item>
          <text:p text:style-name="P48"><text:s text:c="8"/>int height;</text:p>
        </text:list-item>
        <text:list-item>
          <text:p text:style-name="P48"><text:s text:c="8"/>area() </text:p>
        </text:list-item>
        <text:list-item>
          <text:p text:style-name="P48"><text:s text:c="8"/>{</text:p>
        </text:list-item>
        <text:list-item>
          <text:p text:style-name="P48"><text:s text:c="8"/>width = 5;</text:p>
        </text:list-item>
        <text:list-item>
          <text:p text:style-name="P48"><text:s text:c="8"/>length = 6;</text:p>
        </text:list-item>
        <text:list-item>
          <text:p text:style-name="P48"><text:s text:c="8"/>height = 1;</text:p>
        </text:list-item>
        <text:list-item>
          <text:p text:style-name="P48"><text:s text:c="8"/>}</text:p>
        </text:list-item>
        <text:list-item>
          <text:p text:style-name="P48"><text:s text:c="8"/>void volume() </text:p>
        </text:list-item>
        <text:list-item>
          <text:p text:style-name="P48"><text:s text:c="8"/>{</text:p>
        </text:list-item>
        <text:list-item>
          <text:p text:style-name="P48"><text:s text:c="13"/>volume = width * height * length;</text:p>
        </text:list-item>
        <text:list-item>
          <text:p text:style-name="P48"><text:s text:c="8"/>} </text:p>
        </text:list-item>
        <text:list-item>
          <text:p text:style-name="P48"><text:s text:c="4"/>} <text:s text:c="3"/></text:p>
        </text:list-item>
        <text:list-item>
          <text:p text:style-name="P48"><text:soft-page-break/><text:s text:c="4"/>class cons_method </text:p>
        </text:list-item>
        <text:list-item>
          <text:p text:style-name="P48"><text:s text:c="4"/>{</text:p>
        </text:list-item>
        <text:list-item>
          <text:p text:style-name="P48"><text:s text:c="8"/>public static void main(String args[]) </text:p>
        </text:list-item>
        <text:list-item>
          <text:p text:style-name="P48"><text:s text:c="8"/>{</text:p>
        </text:list-item>
        <text:list-item>
          <text:p text:style-name="P48"><text:s text:c="12"/>area obj = new area();</text:p>
        </text:list-item>
        <text:list-item>
          <text:p text:style-name="P48"><text:s text:c="12"/>obj.volume();</text:p>
        </text:list-item>
        <text:list-item>
          <text:p text:style-name="P48"><text:s text:c="12"/>System.out.println(obj.volume);</text:p>
        </text:list-item>
        <text:list-item>
          <text:p text:style-name="P48"><text:s text:c="8"/>} </text:p>
        </text:list-item>
        <text:list-item>
          <text:p text:style-name="P48"><text:s text:c="4"/>}</text:p>
        </text:list-item>
      </text:list>
      <text:p text:style-name="Text_20_body">a) 0<text:line-break/>b) 1<text:line-break/>c) 25<text:line-break/>d) 30<text:line-break/><text:bookmark text:name="id7363"/>View Answer</text:p>
      <text:section text:style-name="Sect1" text:name="target-id7363">
        <text:p text:style-name="Text_20_body">Answer: d<text:line-break/>Explanation: None.<text:line-break/>output:<text:line-break/>$ javac cons_method.java<text:line-break/>$ java cons_method<text:line-break/>30</text:p>
      </text:section>
      <text:h text:style-name="Heading_20_1" text:outline-level="1">Java Questions &amp; Answers – Command Line Arguments – 1 </text:h>
      <text:p text:style-name="Text_20_body">This section of our 1000+ Java MCQs focuses on Command Line Arguments in Java Programming Language.</text:p>
      <text:p text:style-name="Text_20_body">1. Which of these method is given parameter via command line arguments?<text:line-break/>a) main()<text:line-break/>b) recursive() method<text:line-break/>c) Any method<text:line-break/>d) System defined methods<text:line-break/><text:bookmark text:name="id9441"/>View Answer</text:p>
      <text:section text:style-name="Sect1" text:name="target-id9441">
        <text:p text:style-name="Text_20_body">Answer: a<text:line-break/>Explanation: Only main() method can be given parameters via using command line arguments.<text:line-break/></text:p>
      </text:section>
      <text:p text:style-name="Text_20_body"><text:soft-page-break/>2. Which of these data types is used to store command line arguments?<text:line-break/>a) Array<text:line-break/>b) Stack<text:line-break/>c) String<text:line-break/>d) Integer<text:line-break/><text:bookmark text:name="id8026"/>View Answer</text:p>
      <text:section text:style-name="Sect1" text:name="target-id8026">
        <text:p text:style-name="Text_20_body">Answer: c<text:line-break/>Explanation: None.<text:line-break/></text:p>
      </text:section>
      <text:p text:style-name="Text_20_body">3. How many arguments can be passed to main()?<text:line-break/>a) Infinite<text:line-break/>b) Only 1<text:line-break/>c) System Dependent<text:line-break/>d) None of the mentioned<text:line-break/><text:bookmark text:name="id396"/>View Answer</text:p>
      <text:section text:style-name="Sect1" text:name="target-id396">
        <text:p text:style-name="Text_20_body">Answer: a<text:line-break/>Explanation: None.<text:line-break/></text:p>
      </text:section>
      <text:p text:style-name="Text_20_body">4. Which of these is a correct statement about args in this line of code?<text:line-break/>public static viod main(String args[])<text:line-break/>a) args is a String<text:line-break/>b) args is a Character<text:line-break/>c) args is an array of String<text:line-break/>d) args in an array of Character<text:line-break/><text:bookmark text:name="id7"/>View Answer</text:p>
      <text:section text:style-name="Sect1" text:name="target-id7">
        <text:p text:style-name="Text_20_body">Answer: c<text:line-break/>Explanation: args in an array of String.<text:line-break/></text:p>
      </text:section>
      <text:p text:style-name="Text_20_body">5. Can command line arguments be converted into int automatically if required?<text:line-break/>a) Yes<text:line-break/>b) No<text:line-break/>c) Compiler Dependent<text:line-break/>d) Only ASCII characters can be converted<text:line-break/><text:bookmark text:name="id7266"/>View Answer</text:p>
      <text:section text:style-name="Sect1" text:name="target-id7266">
        <text:p text:style-name="Text_20_body">Answer: b<text:line-break/>Explanation: All command Line arguments are passed as a string. We must convert numerical value to their internal forms manually.<text:line-break/></text:p>
      </text:section>
      <text:p text:style-name="Text_20_body">6. What is the output of this program, Command line execution is done as – “java Output This is a command Line”?</text:p>
      <text:list xml:id="list7526936469733208565" text:style-name="L39">
        <text:list-item>
          <text:p text:style-name="P49"><text:soft-page-break/><text:s text:c="4"/>class Output </text:p>
        </text:list-item>
        <text:list-item>
          <text:p text:style-name="P49"><text:s text:c="4"/>{</text:p>
        </text:list-item>
        <text:list-item>
          <text:p text:style-name="P49"><text:s text:c="8"/>public static void main(String args[]) </text:p>
        </text:list-item>
        <text:list-item>
          <text:p text:style-name="P49"><text:s text:c="8"/>{</text:p>
        </text:list-item>
        <text:list-item>
          <text:p text:style-name="P49"><text:s text:c="12"/>System.out.print("args[0]");</text:p>
        </text:list-item>
        <text:list-item>
          <text:p text:style-name="P49"><text:s text:c="8"/>}</text:p>
        </text:list-item>
        <text:list-item>
          <text:p text:style-name="P49"><text:s text:c="4"/>}</text:p>
        </text:list-item>
      </text:list>
      <text:p text:style-name="Text_20_body">a) java<text:line-break/>b) Oupput<text:line-break/>c) This<text:line-break/>d) is<text:line-break/><text:bookmark text:name="id6631"/>View Answer</text:p>
      <text:section text:style-name="Sect1" text:name="target-id6631">
        <text:p text:style-name="Text_20_body">Answer: c<text:line-break/>Explanation: None.<text:line-break/>Output:<text:line-break/>$ javac Output.javac<text:line-break/>java Output This is a command Line<text:line-break/>This<text:line-break/></text:p>
      </text:section>
      <text:p text:style-name="Text_20_body">7. What is the output of this program, Command line exceution is done as – “java Output This is a command Line”?</text:p>
      <text:list xml:id="list4406923872102164676" text:style-name="L40">
        <text:list-item>
          <text:p text:style-name="P50"><text:s text:c="4"/>class Output </text:p>
        </text:list-item>
        <text:list-item>
          <text:p text:style-name="P50"><text:s text:c="4"/>{</text:p>
        </text:list-item>
        <text:list-item>
          <text:p text:style-name="P50"><text:s text:c="8"/>public static void main(String args[]) </text:p>
        </text:list-item>
        <text:list-item>
          <text:p text:style-name="P50"><text:s text:c="8"/>{</text:p>
        </text:list-item>
        <text:list-item>
          <text:p text:style-name="P50"><text:s text:c="12"/>System.out.print("args[3]");</text:p>
        </text:list-item>
        <text:list-item>
          <text:p text:style-name="P50"><text:s text:c="8"/>}</text:p>
        </text:list-item>
        <text:list-item>
          <text:p text:style-name="P50"><text:s text:c="4"/>}</text:p>
        </text:list-item>
      </text:list>
      <text:p text:style-name="Text_20_body">a) java<text:line-break/>b) is<text:line-break/>c) This<text:line-break/>d) command<text:line-break/><text:bookmark text:name="id5074"/>View Answer</text:p>
      <text:section text:style-name="Sect1" text:name="target-id5074">
        <text:p text:style-name="Text_20_body"><text:soft-page-break/>Answer: d<text:line-break/>Explanation: None.<text:line-break/>Output:<text:line-break/>$ javac Output.javac<text:line-break/>java Output This is a command Line<text:line-break/>command<text:line-break/></text:p>
      </text:section>
      <text:p text:style-name="Text_20_body">8. What is the output of this program, Command line execution is done as – “java Output This is a command Line”?</text:p>
      <text:list xml:id="list5405263006499004528" text:style-name="L41">
        <text:list-item>
          <text:p text:style-name="P51"><text:s text:c="4"/>class Output </text:p>
        </text:list-item>
        <text:list-item>
          <text:p text:style-name="P51"><text:s text:c="4"/>{</text:p>
        </text:list-item>
        <text:list-item>
          <text:p text:style-name="P51"><text:s text:c="8"/>public static void main(String args[]) </text:p>
        </text:list-item>
        <text:list-item>
          <text:p text:style-name="P51"><text:s text:c="8"/>{</text:p>
        </text:list-item>
        <text:list-item>
          <text:p text:style-name="P51"><text:s text:c="12"/>System.out.print("args");</text:p>
        </text:list-item>
        <text:list-item>
          <text:p text:style-name="P51"><text:s text:c="8"/>}</text:p>
        </text:list-item>
        <text:list-item>
          <text:p text:style-name="P51"><text:s text:c="4"/>}</text:p>
        </text:list-item>
      </text:list>
      <text:p text:style-name="Text_20_body">a) This<text:line-break/>b) java Output This is a command Line<text:line-break/>c) This is a command Line<text:line-break/>d) Compilation Error<text:line-break/><text:bookmark text:name="id1019"/>View Answer</text:p>
      <text:section text:style-name="Sect1" text:name="target-id1019">
        <text:p text:style-name="Text_20_body">Answer: c<text:line-break/>Explanation: None.<text:line-break/>Output:<text:line-break/>$ javac Output.javac<text:line-break/>java Output This is a command Line<text:line-break/>This is a command Line<text:line-break/></text:p>
      </text:section>
      <text:p text:style-name="Text_20_body">9. What is the output of this program, Command line execution is done as – “java Output command Line 10 A b 4 N”?</text:p>
      <text:list xml:id="list5636247610432222009" text:style-name="L42">
        <text:list-item>
          <text:p text:style-name="P52"><text:s text:c="4"/>class Output </text:p>
        </text:list-item>
        <text:list-item>
          <text:p text:style-name="P52"><text:s text:c="4"/>{</text:p>
        </text:list-item>
        <text:list-item>
          <text:p text:style-name="P52"><text:s text:c="8"/>public static void main(String args[]) </text:p>
        </text:list-item>
        <text:list-item>
          <text:p text:style-name="P52"><text:s text:c="8"/>{</text:p>
        </text:list-item>
        <text:list-item>
          <text:p text:style-name="P52"><text:s text:c="12"/>System.out.print("(int)args[2] * 2");</text:p>
        </text:list-item>
        <text:list-item>
          <text:p text:style-name="P52"><text:soft-page-break/><text:s text:c="8"/>}</text:p>
        </text:list-item>
        <text:list-item>
          <text:p text:style-name="P52"><text:s text:c="4"/>}</text:p>
        </text:list-item>
      </text:list>
      <text:p text:style-name="Text_20_body">a) java<text:line-break/>b) 10<text:line-break/>c) 20<text:line-break/>d) b<text:line-break/><text:bookmark text:name="id7645"/>View Answer</text:p>
      <text:section text:style-name="Sect1" text:name="target-id7645">
        <text:p text:style-name="Text_20_body">Answer: c<text:line-break/>Explanation: None.<text:line-break/>Output:<text:line-break/>$ javac Output.javac<text:line-break/>java Output command Line 10 A b 4 N<text:line-break/>20<text:line-break/></text:p>
      </text:section>
      <text:p text:style-name="Text_20_body">10. What is the output of this program, Command line execution is done as – “java Output command Line 10 A b 4 N”?</text:p>
      <text:list xml:id="list9165743156376558310" text:style-name="L43">
        <text:list-item>
          <text:p text:style-name="P53"><text:s text:c="4"/>class Output </text:p>
        </text:list-item>
        <text:list-item>
          <text:p text:style-name="P53"><text:s text:c="4"/>{</text:p>
        </text:list-item>
        <text:list-item>
          <text:p text:style-name="P53"><text:s text:c="8"/>public static void main(String args[]) </text:p>
        </text:list-item>
        <text:list-item>
          <text:p text:style-name="P53"><text:s text:c="8"/>{</text:p>
        </text:list-item>
        <text:list-item>
          <text:p text:style-name="P53"><text:s text:c="12"/>System.out.print("args[6]");</text:p>
        </text:list-item>
        <text:list-item>
          <text:p text:style-name="P53"><text:s text:c="8"/>}</text:p>
        </text:list-item>
        <text:list-item>
          <text:p text:style-name="P53"><text:s text:c="4"/>}</text:p>
        </text:list-item>
      </text:list>
      <text:p text:style-name="Text_20_body">a) java<text:line-break/>b) 10<text:line-break/>c) b<text:line-break/>d) N<text:line-break/><text:bookmark text:name="id620"/>View Answer</text:p>
      <text:section text:style-name="Sect1" text:name="target-id620">
        <text:p text:style-name="Text_20_body">Answer: d<text:line-break/>Explanation: None.<text:line-break/>Output:<text:line-break/>$ javac Output.javac<text:line-break/>java Output command Line 10 A b 4 N<text:line-break/>N</text:p>
      </text:section>
      <text:h text:style-name="Heading_20_1" text:outline-level="1"><text:soft-page-break/>Java Questions &amp; Answers – Command Line Arguments – 2 </text:h>
      <text:p text:style-name="Text_20_body">This set of Java Questions and Answers for Freshers focuses on “Command Line Arguments – 2”.</text:p>
      <text:p text:style-name="Text_20_body">1. What would be the output of following snippet, if attempted to compile and run this code with command line argument “java abc Rakesh Sharma”?</text:p>
      <text:list xml:id="list7414448356411530543" text:style-name="L44">
        <text:list-item>
          <text:p text:style-name="P54">public class abc</text:p>
        </text:list-item>
        <text:list-item>
          <text:p text:style-name="P54">{</text:p>
        </text:list-item>
        <text:list-item>
          <text:p text:style-name="P54"><text:s text:c="8"/>int a=2000;</text:p>
        </text:list-item>
        <text:list-item>
          <text:p text:style-name="P54">public static void main(String argv[])</text:p>
        </text:list-item>
        <text:list-item>
          <text:p text:style-name="P54">{</text:p>
        </text:list-item>
        <text:list-item>
          <text:p text:style-name="P54"><text:s text:c="8"/>System.out.println(argv[1]+" :-Please pay Rs."+a);</text:p>
        </text:list-item>
        <text:list-item>
          <text:p text:style-name="P54">}</text:p>
        </text:list-item>
        <text:list-item>
          <text:p text:style-name="P54">}</text:p>
        </text:list-item>
      </text:list>
      <text:p text:style-name="Text_20_body">a) Compile time error<text:line-break/>b) Compilation but runtime error<text:line-break/>c) Compilation and output Rakesh :-Please pay Rs.2000<text:line-break/>d) Compilation and output Sharma :-Please pay Rs.2000<text:line-break/><text:bookmark text:name="id7624"/>View Answer</text:p>
      <text:section text:style-name="Sect1" text:name="target-id7624">
        <text:p text:style-name="Text_20_body">Answer: a<text:line-break/>Explanation: Main method is static and cannot access non static variable a.</text:p>
      </text:section>
      <text:p text:style-name="Text_20_body">2. What would be the output of following snippet, if attempted to compile and execute?</text:p>
      <text:list xml:id="list6255413828187229256" text:style-name="L45">
        <text:list-item>
          <text:p text:style-name="P55">class abc</text:p>
        </text:list-item>
        <text:list-item>
          <text:p text:style-name="P55">{</text:p>
        </text:list-item>
        <text:list-item>
          <text:p text:style-name="P55">public static void main(String args[])</text:p>
        </text:list-item>
        <text:list-item>
          <text:p text:style-name="P55">{</text:p>
        </text:list-item>
        <text:list-item>
          <text:p text:style-name="P55">if(args.length&gt;0)</text:p>
        </text:list-item>
        <text:list-item>
          <text:p text:style-name="P55">System.out.println(args.length);</text:p>
        </text:list-item>
        <text:list-item>
          <text:p text:style-name="P55">}</text:p>
        </text:list-item>
        <text:list-item>
          <text:p text:style-name="P55">}</text:p>
        </text:list-item>
      </text:list>
      <text:p text:style-name="Text_20_body">a) The snippet compiles, runs and prints 0<text:line-break/>b) The snippet compiles, runs and prints 1<text:line-break/><text:soft-page-break/>c) The snippet does not compile<text:line-break/>d) The snippet compiles and runs but does not print anything<text:line-break/><text:bookmark text:name="id5925"/>View Answer</text:p>
      <text:section text:style-name="Sect1" text:name="target-id5925">
        <text:p text:style-name="Text_20_body">Answer: d<text:line-break/>Explanation: As no argument is passed to the code, the length of args is 0. So the code will not print.</text:p>
      </text:section>
      <text:p text:style-name="Text_20_body">3. What would be the output of following snippet, if compiled and executed with command line argument “java abc 1 2 3”?</text:p>
      <text:list xml:id="list7561603235693920928" text:style-name="L46">
        <text:list-item>
          <text:p text:style-name="P56">public class abc</text:p>
        </text:list-item>
        <text:list-item>
          <text:p text:style-name="P56">{</text:p>
        </text:list-item>
        <text:list-item>
          <text:p text:style-name="P56">static public void main(String [] xyz)</text:p>
        </text:list-item>
        <text:list-item>
          <text:p text:style-name="P56">{</text:p>
        </text:list-item>
        <text:list-item>
          <text:p text:style-name="P56">for(int n=1;n&lt;xyz.length; n++)</text:p>
        </text:list-item>
        <text:list-item>
          <text:p text:style-name="P56">{</text:p>
        </text:list-item>
        <text:list-item>
          <text:p text:style-name="P56">System.out.println(xyz[n]+"");</text:p>
        </text:list-item>
        <text:list-item>
          <text:p text:style-name="P56">}</text:p>
        </text:list-item>
        <text:list-item>
          <text:p text:style-name="P56">}</text:p>
        </text:list-item>
        <text:list-item>
          <text:p text:style-name="P56">}</text:p>
        </text:list-item>
      </text:list>
      <text:p text:style-name="Text_20_body">a) 1 2<text:line-break/>b) 2 3<text:line-break/>c) 1 2 3<text:line-break/>d) Compilation error<text:line-break/><text:bookmark text:name="id3421"/>View Answer</text:p>
      <text:section text:style-name="Sect1" text:name="target-id3421">
        <text:p text:style-name="Text_20_body">Answer: b<text:line-break/>Explantion: The index of array starts with 0. Since the loop is starting with 1 it will print 2 3.</text:p>
      </text:section>
      <text:p text:style-name="Text_20_body">4. What is the output of the following snippet running with “java demo I write java code”?</text:p>
      <text:list xml:id="list8340865593663522294" text:style-name="L47">
        <text:list-item>
          <text:p text:style-name="P57">public class demo</text:p>
        </text:list-item>
        <text:list-item>
          <text:p text:style-name="P57">{</text:p>
        </text:list-item>
        <text:list-item>
          <text:p text:style-name="P57"><text:s text:c="3"/>public static void main(String args[])</text:p>
        </text:list-item>
        <text:list-item>
          <text:p text:style-name="P57"><text:s text:c="3"/>{</text:p>
        </text:list-item>
        <text:list-item>
          <text:p text:style-name="P57"><text:s text:c="8"/>System.out.println(args[0]+""+args[args.length-1]);</text:p>
        </text:list-item>
        <text:list-item>
          <text:p text:style-name="P57"><text:s text:c="3"/>}</text:p>
        </text:list-item>
        <text:list-item>
          <text:p text:style-name="P57">}</text:p>
        </text:list-item>
      </text:list>
      <text:p text:style-name="Text_20_body"><text:soft-page-break/>a) The snippet compiles, runs and prints “java demo”<text:line-break/>b) The snippet compiles, runs and prints “java code”<text:line-break/>c) The snippet compiles, runs and prints “demo code”<text:line-break/>d) The snippet compiles, runs and prints “I code”<text:line-break/><text:bookmark text:name="id889"/>View Answer</text:p>
      <text:section text:style-name="Sect1" text:name="target-id889">
        <text:p text:style-name="Text_20_body">Answer: d<text:line-break/>Explanation: The index of array starts with 0 till length – 1. Hence it would print “I code”.</text:p>
      </text:section>
      <text:p text:style-name="Text_20_body">5. What would be the output of the following snippet, if compiled and executed with command line “hello there”?</text:p>
      <text:list xml:id="list3965600577623519228" text:style-name="L48">
        <text:list-item>
          <text:p text:style-name="P58">public class abc</text:p>
        </text:list-item>
        <text:list-item>
          <text:p text:style-name="P58">{</text:p>
        </text:list-item>
        <text:list-item>
          <text:p text:style-name="P58">String[] xyz;</text:p>
        </text:list-item>
        <text:list-item>
          <text:p text:style-name="P58"> </text:p>
        </text:list-item>
        <text:list-item>
          <text:p text:style-name="P58">public static void main(String argv[])</text:p>
        </text:list-item>
        <text:list-item>
          <text:p text:style-name="P58">{</text:p>
        </text:list-item>
        <text:list-item>
          <text:p text:style-name="P58">xyz=argv;</text:p>
        </text:list-item>
        <text:list-item>
          <text:p text:style-name="P58">}</text:p>
        </text:list-item>
        <text:list-item>
          <text:p text:style-name="P58"> </text:p>
        </text:list-item>
        <text:list-item>
          <text:p text:style-name="P58">public void runMethod()</text:p>
        </text:list-item>
        <text:list-item>
          <text:p text:style-name="P58">{</text:p>
        </text:list-item>
        <text:list-item>
          <text:p text:style-name="P58">System.out.println(argv[1]);</text:p>
        </text:list-item>
        <text:list-item>
          <text:p text:style-name="P58">}</text:p>
        </text:list-item>
        <text:list-item>
          <text:p text:style-name="P58">}</text:p>
        </text:list-item>
      </text:list>
      <text:p text:style-name="Text_20_body">a) Compile time error<text:line-break/>b) Output would be “hello”<text:line-break/>c) Output would be “there”<text:line-break/>d) Output would be “hello there”<text:line-break/><text:bookmark text:name="id7451"/>View Answer</text:p>
      <text:section text:style-name="Sect1" text:name="target-id7451">
        <text:p text:style-name="Text_20_body">Answer:a<text:line-break/>Explanation: Error would be “Cannot make static reference to a non static variable”. Even if main method was not static, the array argv is local to the main method and would not be visible within runMethod.</text:p>
      </text:section>
      <text:p text:style-name="Text_20_body">6. How do we pass command line argument in Eclipse?<text:line-break/>a) Arguments tab<text:line-break/><text:soft-page-break/>b) Variable tab<text:line-break/>c) Cannot pass command line argument in eclipse<text:line-break/>d) Environment variable tab<text:line-break/><text:bookmark text:name="id5015"/>View Answer</text:p>
      <text:section text:style-name="Sect1" text:name="target-id5015">
        <text:p text:style-name="Text_20_body">Answer: a<text:line-break/>Explanation: Arguments tab is used to pass command line argument in eclipse.</text:p>
      </text:section>
      <text:p text:style-name="Text_20_body">7. Which class allows parsing of command line arguments?<text:line-break/>a) Args<text:line-break/>b) JCommander<text:line-break/>c) CommandLine<text:line-break/>d) Input<text:line-break/><text:bookmark text:name="id4073"/>View Answer</text:p>
      <text:section text:style-name="Sect1" text:name="target-id4073">
        <text:p text:style-name="Text_20_body">Answer: b<text:line-break/>Explanation: JCommander is a very small Java framework that makes it trivial to parse command line parameters.</text:p>
      </text:section>
      <text:p text:style-name="Text_20_body">8. Which annotation is used to represent command line input and assigned to correct data type?<text:line-break/>a) @Input<text:line-break/>b) @Variable<text:line-break/>c) @CommandLine<text:line-break/>d) @Parameter<text:line-break/><text:bookmark text:name="id5115"/>View Answer</text:p>
      <text:section text:style-name="Sect1" text:name="target-id5115">
        <text:p text:style-name="Text_20_body">Answer: d<text:line-break/>Explanation: @Parameter, @Parameter(names = { “-log”, “-verbose” }, description = “Level of verbosity”), etc are various forms of using @Parameter</text:p>
      </text:section>
      <text:p text:style-name="Text_20_body">9. What is the output of below snippet run as $ java Demo –length 512 –breadth 2 -h 3 ?</text:p>
      <text:list xml:id="list3376282398018187607" text:style-name="L49">
        <text:list-item>
          <text:p text:style-name="P59">class Demo {</text:p>
        </text:list-item>
        <text:list-item>
          <text:p text:style-name="P59"><text:s text:c="4"/>@Parameter(names={"--length"})</text:p>
        </text:list-item>
        <text:list-item>
          <text:p text:style-name="P59"><text:s text:c="4"/>int length;</text:p>
        </text:list-item>
        <text:list-item>
          <text:p text:style-name="P59"> </text:p>
        </text:list-item>
        <text:list-item>
          <text:p text:style-name="P59"><text:s text:c="4"/>@Parameter(names={"--breadth"})</text:p>
        </text:list-item>
        <text:list-item>
          <text:p text:style-name="P59"><text:s text:c="4"/>int breadth;</text:p>
        </text:list-item>
        <text:list-item>
          <text:p text:style-name="P59"> </text:p>
        </text:list-item>
        <text:list-item>
          <text:p text:style-name="P59"><text:s text:c="4"/>@Parameter(names={"--height","-h"})</text:p>
        </text:list-item>
        <text:list-item>
          <text:p text:style-name="P59"><text:s text:c="4"/>int height;</text:p>
        </text:list-item>
        <text:list-item>
          <text:p text:style-name="P59"> </text:p>
        </text:list-item>
        <text:list-item>
          <text:p text:style-name="P59"><text:soft-page-break/><text:s text:c="4"/>public static void main(String args[]) </text:p>
        </text:list-item>
        <text:list-item>
          <text:p text:style-name="P59"><text:s text:c="4"/>{</text:p>
        </text:list-item>
        <text:list-item>
          <text:p text:style-name="P59"><text:s text:c="8"/>Demo demo = new Demo();</text:p>
        </text:list-item>
        <text:list-item>
          <text:p text:style-name="P59"><text:s text:c="8"/>new JCommander(demo, args);</text:p>
        </text:list-item>
        <text:list-item>
          <text:p text:style-name="P59"><text:s text:c="8"/>demo.run();</text:p>
        </text:list-item>
        <text:list-item>
          <text:p text:style-name="P59"><text:s text:c="4"/>}</text:p>
        </text:list-item>
        <text:list-item>
          <text:p text:style-name="P59"> </text:p>
        </text:list-item>
        <text:list-item>
          <text:p text:style-name="P59"><text:s text:c="4"/>public void run() </text:p>
        </text:list-item>
        <text:list-item>
          <text:p text:style-name="P59"><text:s text:c="4"/>{</text:p>
        </text:list-item>
        <text:list-item>
          <text:p text:style-name="P59"><text:s text:c="8"/>System.out.println(length+" "+ breadth+" "+height);</text:p>
        </text:list-item>
        <text:list-item>
          <text:p text:style-name="P59"><text:s text:c="4"/>}</text:p>
        </text:list-item>
        <text:list-item>
          <text:p text:style-name="P59">}</text:p>
        </text:list-item>
      </text:list>
      <text:p text:style-name="Text_20_body">a) 2 512 3<text:line-break/>b) 2 2 3<text:line-break/>c) 512 2 3<text:line-break/>d) 512 512 3<text:line-break/><text:bookmark text:name="id9911"/>View Answer</text:p>
      <text:section text:style-name="Sect1" text:name="target-id9911">
        <text:p text:style-name="Text_20_body">Answer: c<text:line-break/>Explanation: JCommander helps easily pass commandline arguments. @Parameter assigns input to desired parameter.</text:p>
      </text:section>
      <text:p text:style-name="Text_20_body">10. What is the use of @syntax?<text:line-break/>a) Allows multiple parameters to be passed<text:line-break/>b) Allows one to put all your options into a file and pass this file as parameter<text:line-break/>c) Allows one to pass only one parameter<text:line-break/>d) Allows one to pass one file containing only one parameter<text:line-break/><text:bookmark text:name="id9016"/>View Answer</text:p>
      <text:section text:style-name="Sect1" text:name="target-id9016">
        <text:p text:style-name="Text_20_body">Answer: b<text:line-break/>Explanation: JCommander supports the @syntax, which allows us to put all our options into a file and pass this file as parameter.<text:line-break/>/tmp/parameters<text:line-break/>-verbose<text:line-break/>file1<text:line-break/>file2<text:line-break/>$ java Main @/tmp/parameters</text:p>
      </text:section>
      <text:h text:style-name="Heading_20_1" text:outline-level="1"><text:soft-page-break/>Java Questions &amp; Answers – Recursion </text:h>
      <text:p text:style-name="Text_20_body">This section of our 1000+ Java MCQs focuses on recursion of Java Programming Language.</text:p>
      <text:p text:style-name="Text_20_body">1. What is Recursion in Java?<text:line-break/>a) Recursion is a class<text:line-break/>b) Recursion is a process of defining a method that calls other methods repeatedly<text:line-break/>c) Recursion is a process of defining a method that calls itself repeatedly<text:line-break/>d) Recursion is a process of defining a method that calls other methods which in turn call again this method<text:line-break/><text:bookmark text:name="id1216"/>View Answer</text:p>
      <text:section text:style-name="Sect1" text:name="target-id1216">
        <text:p text:style-name="Text_20_body">Answer: b<text:line-break/>Explanation: Recursion is the process of defining something in terms of itself. It allows us to define method that calls itself.<text:line-break/></text:p>
      </text:section>
      <text:p text:style-name="Text_20_body">2. Which of these data types is used by operating system to manage the Recursion in Java?<text:line-break/>a) Array<text:line-break/>b) Stack<text:line-break/>c) Queue<text:line-break/>d) Tree<text:line-break/><text:bookmark text:name="id2126"/>View Answer</text:p>
      <text:section text:style-name="Sect1" text:name="target-id2126">
        <text:p text:style-name="Text_20_body">Answer: b<text:line-break/>Explanation: Recursions are always managed by using stack.<text:line-break/></text:p>
      </text:section>
      <text:p text:style-name="Text_20_body">3. Which of these will happen if recursive method does not have a base case?<text:line-break/>a) An infinite loop occurs<text:line-break/>b) System stops the program after some time<text:line-break/>c) After 1000000 calls it will be automatically stopped<text:line-break/>d) None of the mentioned<text:line-break/><text:bookmark text:name="id3726"/>View Answer</text:p>
      <text:section text:style-name="Sect1" text:name="target-id3726">
        <text:p text:style-name="Text_20_body">Answer: a<text:line-break/>Explanation: If a recursive method does not have a base case then an infinite loop occurs which results in stackoverflow.<text:line-break/></text:p>
      </text:section>
      <text:p text:style-name="Text_20_body">4. Which of these is not a correct statement?<text:line-break/>a) A recursive method must have a base case<text:line-break/>b) Recursion always uses stack<text:line-break/>c) Recursive methods are faster that programmers written loop to call the function repeatedly using a stack<text:line-break/>d) Recursion is managed by Java’s Run – Time environment<text:line-break/><text:bookmark text:name="id8791"/>View Answer</text:p>
      <text:section text:style-name="Sect1" text:name="target-id8791">
        <text:p text:style-name="Text_20_body"><text:soft-page-break/>Answer: d<text:line-break/>Explanation: Recursion is always managed by operating system.<text:line-break/></text:p>
      </text:section>
      <text:p text:style-name="Text_20_body">5. Which of these packages contains the exception Stackoverflow in Java?<text:line-break/>a) java.lang<text:line-break/>b) java.util<text:line-break/>c) java.io<text:line-break/>d) java.system<text:line-break/><text:bookmark text:name="id4697"/>View Answer</text:p>
      <text:section text:style-name="Sect1" text:name="target-id4697">
        <text:p text:style-name="Text_20_body">Answer: a<text:line-break/>Explanation: None.<text:line-break/></text:p>
      </text:section>
      <text:p text:style-name="Text_20_body">6. What is the output of this program?</text:p>
      <text:list xml:id="list7289971014762331428" text:style-name="L50">
        <text:list-item>
          <text:p text:style-name="P60"><text:s text:c="4"/>class recursion </text:p>
        </text:list-item>
        <text:list-item>
          <text:p text:style-name="P60"><text:s text:c="4"/>{</text:p>
        </text:list-item>
        <text:list-item>
          <text:p text:style-name="P60"><text:s text:c="8"/>int func (int n) </text:p>
        </text:list-item>
        <text:list-item>
          <text:p text:style-name="P60"><text:s text:c="8"/>{</text:p>
        </text:list-item>
        <text:list-item>
          <text:p text:style-name="P60"><text:s text:c="12"/>int result;</text:p>
        </text:list-item>
        <text:list-item>
          <text:p text:style-name="P60"><text:s text:c="12"/>result = func (n - 1);</text:p>
        </text:list-item>
        <text:list-item>
          <text:p text:style-name="P60"><text:s text:c="12"/>return result;</text:p>
        </text:list-item>
        <text:list-item>
          <text:p text:style-name="P60"><text:s text:c="8"/>}</text:p>
        </text:list-item>
        <text:list-item>
          <text:p text:style-name="P60"><text:s text:c="4"/>} </text:p>
        </text:list-item>
        <text:list-item>
          <text:p text:style-name="P60"><text:s text:c="4"/>class Output </text:p>
        </text:list-item>
        <text:list-item>
          <text:p text:style-name="P60"><text:s text:c="4"/>{</text:p>
        </text:list-item>
        <text:list-item>
          <text:p text:style-name="P60"><text:s text:c="8"/>public static void main(String args[]) </text:p>
        </text:list-item>
        <text:list-item>
          <text:p text:style-name="P60"><text:s text:c="8"/>{</text:p>
        </text:list-item>
        <text:list-item>
          <text:p text:style-name="P60"><text:s text:c="12"/>recursion obj = new recursion() ;</text:p>
        </text:list-item>
        <text:list-item>
          <text:p text:style-name="P60"><text:s text:c="12"/>System.out.print(obj.func(12));</text:p>
        </text:list-item>
        <text:list-item>
          <text:p text:style-name="P60"><text:s text:c="8"/>}</text:p>
        </text:list-item>
        <text:list-item>
          <text:p text:style-name="P60"><text:s text:c="4"/>}</text:p>
        </text:list-item>
      </text:list>
      <text:p text:style-name="Text_20_body">a) 0<text:line-break/>b) 1<text:line-break/>c) Compilation Error<text:line-break/><text:soft-page-break/>d) Runtime Error<text:line-break/><text:bookmark text:name="id7285"/>View Answer</text:p>
      <text:section text:style-name="Sect1" text:name="target-id7285">
        <text:p text:style-name="Text_20_body">Answer: d<text:line-break/>Explanation: Since the base case of the recursive function func() is not defined hence infinite loop occurs and results in stackoverflow.<text:line-break/>Output:<text:line-break/>$ javac Output.javac<text:line-break/>$ java Output<text:line-break/>Exception in thread “main” java.lang.StackOverflowError<text:line-break/></text:p>
      </text:section>
      <text:p text:style-name="Text_20_body">7. What is the output of this program?</text:p>
      <text:list xml:id="list6036994530270811460" text:style-name="L51">
        <text:list-item>
          <text:p text:style-name="P61"><text:s text:c="4"/>class recursion </text:p>
        </text:list-item>
        <text:list-item>
          <text:p text:style-name="P61"><text:s text:c="4"/>{</text:p>
        </text:list-item>
        <text:list-item>
          <text:p text:style-name="P61"><text:s text:c="8"/>int func (int n) </text:p>
        </text:list-item>
        <text:list-item>
          <text:p text:style-name="P61"><text:s text:c="8"/>{</text:p>
        </text:list-item>
        <text:list-item>
          <text:p text:style-name="P61"><text:s text:c="12"/>int result;</text:p>
        </text:list-item>
        <text:list-item>
          <text:p text:style-name="P61"><text:s text:c="12"/>if (n == 1)</text:p>
        </text:list-item>
        <text:list-item>
          <text:p text:style-name="P61"><text:s text:c="16"/>return 1;</text:p>
        </text:list-item>
        <text:list-item>
          <text:p text:style-name="P61"><text:s text:c="12"/>result = func (n - 1);</text:p>
        </text:list-item>
        <text:list-item>
          <text:p text:style-name="P61"><text:s text:c="12"/>return result;</text:p>
        </text:list-item>
        <text:list-item>
          <text:p text:style-name="P61"><text:s text:c="8"/>}</text:p>
        </text:list-item>
        <text:list-item>
          <text:p text:style-name="P61"><text:s text:c="4"/>} </text:p>
        </text:list-item>
        <text:list-item>
          <text:p text:style-name="P61"><text:s text:c="4"/>class Output </text:p>
        </text:list-item>
        <text:list-item>
          <text:p text:style-name="P61"><text:s text:c="4"/>{</text:p>
        </text:list-item>
        <text:list-item>
          <text:p text:style-name="P61"><text:s text:c="8"/>public static void main(String args[]) </text:p>
        </text:list-item>
        <text:list-item>
          <text:p text:style-name="P61"><text:s text:c="8"/>{</text:p>
        </text:list-item>
        <text:list-item>
          <text:p text:style-name="P61"><text:s text:c="12"/>recursion obj = new recursion() ;</text:p>
        </text:list-item>
        <text:list-item>
          <text:p text:style-name="P61"><text:s text:c="12"/>System.out.print(obj.func(5));</text:p>
        </text:list-item>
        <text:list-item>
          <text:p text:style-name="P61"><text:s text:c="8"/>}</text:p>
        </text:list-item>
        <text:list-item>
          <text:p text:style-name="P61"><text:s text:c="4"/>}</text:p>
        </text:list-item>
      </text:list>
      <text:p text:style-name="Text_20_body">a) 0<text:line-break/>b) 1<text:line-break/><text:soft-page-break/>c) 120<text:line-break/>d) None of the mentioned<text:line-break/><text:bookmark text:name="id5287"/>View Answer</text:p>
      <text:section text:style-name="Sect1" text:name="target-id5287">
        <text:p text:style-name="Text_20_body">Answer: b<text:line-break/>Explanation: None.<text:line-break/>Output:<text:line-break/>$ javac Output.javac<text:line-break/>$ java Output<text:line-break/>1<text:line-break/></text:p>
      </text:section>
      <text:p text:style-name="Text_20_body">8. What is the output of this program?</text:p>
      <text:list xml:id="list1069307255336334390" text:style-name="L52">
        <text:list-item>
          <text:p text:style-name="P62"><text:s text:c="4"/>class recursion </text:p>
        </text:list-item>
        <text:list-item>
          <text:p text:style-name="P62"><text:s text:c="4"/>{</text:p>
        </text:list-item>
        <text:list-item>
          <text:p text:style-name="P62"><text:s text:c="8"/>int fact(int n) </text:p>
        </text:list-item>
        <text:list-item>
          <text:p text:style-name="P62"><text:s text:c="8"/>{</text:p>
        </text:list-item>
        <text:list-item>
          <text:p text:style-name="P62"><text:s text:c="12"/>int result;</text:p>
        </text:list-item>
        <text:list-item>
          <text:p text:style-name="P62"><text:s text:c="12"/>if (n == 1)</text:p>
        </text:list-item>
        <text:list-item>
          <text:p text:style-name="P62"><text:s text:c="16"/>return 1;</text:p>
        </text:list-item>
        <text:list-item>
          <text:p text:style-name="P62"><text:s text:c="12"/>result = fact(n - 1) * n;</text:p>
        </text:list-item>
        <text:list-item>
          <text:p text:style-name="P62"><text:s text:c="12"/>return result;</text:p>
        </text:list-item>
        <text:list-item>
          <text:p text:style-name="P62"><text:s text:c="8"/>}</text:p>
        </text:list-item>
        <text:list-item>
          <text:p text:style-name="P62"><text:s text:c="4"/>} </text:p>
        </text:list-item>
        <text:list-item>
          <text:p text:style-name="P62"><text:s text:c="4"/>class Output </text:p>
        </text:list-item>
        <text:list-item>
          <text:p text:style-name="P62"><text:s text:c="4"/>{</text:p>
        </text:list-item>
        <text:list-item>
          <text:p text:style-name="P62"><text:s text:c="8"/>public static void main(String args[]) </text:p>
        </text:list-item>
        <text:list-item>
          <text:p text:style-name="P62"><text:s text:c="8"/>{</text:p>
        </text:list-item>
        <text:list-item>
          <text:p text:style-name="P62"><text:s text:c="12"/>recursion obj = new recursion() ;</text:p>
        </text:list-item>
        <text:list-item>
          <text:p text:style-name="P62"><text:s text:c="12"/>System.out.print(obj.fact(5));</text:p>
        </text:list-item>
        <text:list-item>
          <text:p text:style-name="P62"><text:s text:c="8"/>}</text:p>
        </text:list-item>
        <text:list-item>
          <text:p text:style-name="P62"><text:s text:c="4"/>}</text:p>
        </text:list-item>
      </text:list>
      <text:p text:style-name="Text_20_body">a) 24<text:line-break/>b) 30<text:line-break/><text:soft-page-break/>c) 120<text:line-break/>d) 720<text:line-break/><text:bookmark text:name="id6933"/>View Answer</text:p>
      <text:section text:style-name="Sect1" text:name="target-id6933">
        <text:p text:style-name="Text_20_body">Answer: c<text:line-break/>Explanation: fact() method recursively calculates factorial of a number, when value of n reaches 1, base case is excuted and 1 is returned.<text:line-break/>Output:<text:line-break/>$ javac Output.javac<text:line-break/>$ java Output<text:line-break/>120<text:line-break/></text:p>
      </text:section>
      <text:p text:style-name="Text_20_body">9. What is the output of this program?</text:p>
      <text:list xml:id="list6839818622804409947" text:style-name="L53">
        <text:list-item>
          <text:p text:style-name="P63"><text:s text:c="4"/>class recursion </text:p>
        </text:list-item>
        <text:list-item>
          <text:p text:style-name="P63"><text:s text:c="4"/>{</text:p>
        </text:list-item>
        <text:list-item>
          <text:p text:style-name="P63"><text:s text:c="8"/>int fact(int n) </text:p>
        </text:list-item>
        <text:list-item>
          <text:p text:style-name="P63"><text:s text:c="8"/>{</text:p>
        </text:list-item>
        <text:list-item>
          <text:p text:style-name="P63"><text:s text:c="12"/>int result;</text:p>
        </text:list-item>
        <text:list-item>
          <text:p text:style-name="P63"><text:s text:c="12"/>if (n == 1)</text:p>
        </text:list-item>
        <text:list-item>
          <text:p text:style-name="P63"><text:s text:c="16"/>return 1;</text:p>
        </text:list-item>
        <text:list-item>
          <text:p text:style-name="P63"><text:s text:c="12"/>result = fact(n - 1) * n;</text:p>
        </text:list-item>
        <text:list-item>
          <text:p text:style-name="P63"><text:s text:c="12"/>return result;</text:p>
        </text:list-item>
        <text:list-item>
          <text:p text:style-name="P63"><text:s text:c="8"/>}</text:p>
        </text:list-item>
        <text:list-item>
          <text:p text:style-name="P63"><text:s text:c="4"/>} </text:p>
        </text:list-item>
        <text:list-item>
          <text:p text:style-name="P63"><text:s text:c="4"/>class Output </text:p>
        </text:list-item>
        <text:list-item>
          <text:p text:style-name="P63"><text:s text:c="4"/>{</text:p>
        </text:list-item>
        <text:list-item>
          <text:p text:style-name="P63"><text:s text:c="8"/>public static void main(String args[]) </text:p>
        </text:list-item>
        <text:list-item>
          <text:p text:style-name="P63"><text:s text:c="8"/>{</text:p>
        </text:list-item>
        <text:list-item>
          <text:p text:style-name="P63"><text:s text:c="12"/>recursion obj = new recursion() ;</text:p>
        </text:list-item>
        <text:list-item>
          <text:p text:style-name="P63"><text:s text:c="12"/>System.out.print(obj.fact(1));</text:p>
        </text:list-item>
        <text:list-item>
          <text:p text:style-name="P63"><text:s text:c="8"/>}</text:p>
        </text:list-item>
        <text:list-item>
          <text:p text:style-name="P63"><text:s text:c="4"/>}</text:p>
        </text:list-item>
      </text:list>
      <text:p text:style-name="Text_20_body"><text:soft-page-break/>a) 1<text:line-break/>b) 30<text:line-break/>c) 120<text:line-break/>d) Runtime Error<text:line-break/><text:bookmark text:name="id8485"/>View Answer</text:p>
      <text:section text:style-name="Sect1" text:name="target-id8485">
        <text:p text:style-name="Text_20_body">Answer: a<text:line-break/>Explanation: fact() method recursively calculates factorial of a number, when value of n reaches 1, base case is excuted and 1 is returned.<text:line-break/>Output:<text:line-break/>$ javac Output.javac<text:line-break/>$ java Output<text:line-break/>1<text:line-break/></text:p>
      </text:section>
      <text:p text:style-name="Text_20_body">10. What is the output of this program?</text:p>
      <text:list xml:id="list227245360540685478" text:style-name="L54">
        <text:list-item>
          <text:p text:style-name="P64"><text:s text:c="4"/>class recursion </text:p>
        </text:list-item>
        <text:list-item>
          <text:p text:style-name="P64"><text:s text:c="4"/>{</text:p>
        </text:list-item>
        <text:list-item>
          <text:p text:style-name="P64"><text:s text:c="8"/>int fact(int n) </text:p>
        </text:list-item>
        <text:list-item>
          <text:p text:style-name="P64"><text:s text:c="8"/>{</text:p>
        </text:list-item>
        <text:list-item>
          <text:p text:style-name="P64"><text:s text:c="12"/>int result;</text:p>
        </text:list-item>
        <text:list-item>
          <text:p text:style-name="P64"><text:s text:c="12"/>if (n == 1)</text:p>
        </text:list-item>
        <text:list-item>
          <text:p text:style-name="P64"><text:s text:c="16"/>return 1;</text:p>
        </text:list-item>
        <text:list-item>
          <text:p text:style-name="P64"><text:s text:c="12"/>result = fact(n - 1) * n;</text:p>
        </text:list-item>
        <text:list-item>
          <text:p text:style-name="P64"><text:s text:c="12"/>return result;</text:p>
        </text:list-item>
        <text:list-item>
          <text:p text:style-name="P64"><text:s text:c="8"/>}</text:p>
        </text:list-item>
        <text:list-item>
          <text:p text:style-name="P64"><text:s text:c="4"/>} </text:p>
        </text:list-item>
        <text:list-item>
          <text:p text:style-name="P64"><text:s text:c="4"/>class Output </text:p>
        </text:list-item>
        <text:list-item>
          <text:p text:style-name="P64"><text:s text:c="4"/>{</text:p>
        </text:list-item>
        <text:list-item>
          <text:p text:style-name="P64"><text:s text:c="8"/>public static void main(String args[]) </text:p>
        </text:list-item>
        <text:list-item>
          <text:p text:style-name="P64"><text:s text:c="8"/>{</text:p>
        </text:list-item>
        <text:list-item>
          <text:p text:style-name="P64"><text:s text:c="12"/>recursion obj = new recursion() ;</text:p>
        </text:list-item>
        <text:list-item>
          <text:p text:style-name="P64"><text:s text:c="12"/>System.out.print(obj.fact(6));</text:p>
        </text:list-item>
        <text:list-item>
          <text:p text:style-name="P64"><text:s text:c="8"/>}</text:p>
        </text:list-item>
        <text:list-item>
          <text:p text:style-name="P64"><text:s text:c="4"/>}</text:p>
        </text:list-item>
      </text:list>
      <text:p text:style-name="Text_20_body"><text:soft-page-break/>a) 1<text:line-break/>b) 30<text:line-break/>c) 120<text:line-break/>d) 720<text:line-break/><text:bookmark text:name="id278"/>View Answer</text:p>
      <text:section text:style-name="Sect1" text:name="target-id278">
        <text:p text:style-name="Text_20_body">Answer: d<text:line-break/>Explanation: None.<text:line-break/>Output:<text:line-break/>$ javac Output.javac<text:line-break/>$ java Output<text:line-break/>720</text:p>
      </text:section>
      <text:h text:style-name="Heading_20_1" text:outline-level="1">Java Questions &amp; Answers – Method overriding </text:h>
      <text:p text:style-name="Text_20_body">This section of our 1000+ Java MCQs focuses on method overriding in Java Programming Language.</text:p>
      <text:p text:style-name="Text_20_body">1. Which of these keyword can be used in subclass to call the constructor of superclass?<text:line-break/>a) super<text:line-break/>b) this<text:line-break/>c) extent<text:line-break/>d) extends<text:line-break/><text:bookmark text:name="id7767"/>View Answer</text:p>
      <text:section text:style-name="Sect1" text:name="target-id7767">
        <text:p text:style-name="Text_20_body">Answer: a<text:line-break/>Explanation: None.<text:line-break/></text:p>
      </text:section>
      <text:p text:style-name="Text_20_body">2. What is the process of defining a method in subclass having same name &amp; type signature as a method in its superclass?<text:line-break/>a) Method overloading<text:line-break/>b) Method overriding<text:line-break/>c) Method hiding<text:line-break/>d) None of the mentioned<text:line-break/><text:bookmark text:name="id809"/>View Answer</text:p>
      <text:section text:style-name="Sect1" text:name="target-id809">
        <text:p text:style-name="Text_20_body">Answer: b<text:line-break/>Explanation: None.<text:line-break/></text:p>
      </text:section>
      <text:p text:style-name="Text_20_body">3. Which of these keywords can be used to prevent Method overriding?<text:line-break/>a) static<text:line-break/>b) constant<text:line-break/>c) protected<text:line-break/><text:soft-page-break/>d) final<text:line-break/><text:bookmark text:name="id6647"/>View Answer</text:p>
      <text:section text:style-name="Sect1" text:name="target-id6647">
        <text:p text:style-name="Text_20_body">Answer: d<text:line-break/>Explanation: To disallow a method from being overridden, specify final as a modifier at the start of its declaration. Methods declared as final cannot be overridden.<text:line-break/></text:p>
      </text:section>
      <text:p text:style-name="Text_20_body">4. Which of these is correct way of calling a constructor having no parameters, of superclass A by subclass B?<text:line-break/>a) super(void);<text:line-break/>b) superclass.();<text:line-break/>c) super.A();<text:line-break/>d) super();<text:line-break/><text:bookmark text:name="id2994"/>View Answer</text:p>
      <text:section text:style-name="Sect1" text:name="target-id2994">
        <text:p text:style-name="Text_20_body">Answer: d<text:line-break/>Explanation: None.<text:line-break/></text:p>
      </text:section>
      <text:p text:style-name="Text_20_body">5. At line number 2 below, choose 3 valid data-type attributes/qualifiers among “final, static, native, public, private, abstract, protected”</text:p>
      <text:list xml:id="list6697586374437901508" text:style-name="L55">
        <text:list-item>
          <text:p text:style-name="P65">public interface Status</text:p>
        </text:list-item>
        <text:list-item>
          <text:p text:style-name="P65"><text:s text:c="3"/>{</text:p>
        </text:list-item>
        <text:list-item>
          <text:p text:style-name="P65"><text:s text:c="8"/>/* insert qualifier here */ int MY_VALUE = 10;</text:p>
        </text:list-item>
        <text:list-item>
          <text:p text:style-name="P65"><text:s text:c="3"/>}</text:p>
        </text:list-item>
      </text:list>
      <text:p text:style-name="Text_20_body">a) final, native, private<text:line-break/>b) final, static, protected<text:line-break/>c) final, private, abstract<text:line-break/>d) final, static, public<text:line-break/><text:bookmark text:name="id9743"/>View Answer</text:p>
      <text:section text:style-name="Sect1" text:name="target-id9743">
        <text:p text:style-name="Text_20_body">Answer: d<text:line-break/>Explanation: Every interface variable is implicitly public static and final.<text:line-break/></text:p>
      </text:section>
      <text:p text:style-name="Text_20_body">6. Which of these is supported by method overriding in Java?<text:line-break/>a) Abstraction<text:line-break/>b) Encapsulation<text:line-break/>c) Polymorphism<text:line-break/>d) None of the mentioned<text:line-break/><text:bookmark text:name="id5866"/>View Answer</text:p>
      <text:section text:style-name="Sect1" text:name="target-id5866">
        <text:p text:style-name="Text_20_body"><text:soft-page-break/>Answer: c<text:line-break/>Explanation: None.<text:line-break/></text:p>
      </text:section>
      <text:p text:style-name="Text_20_body">7. What is the output of this program?</text:p>
      <text:list xml:id="list4706916016121533161" text:style-name="L56">
        <text:list-item>
          <text:p text:style-name="P66"><text:s/>class Alligator </text:p>
        </text:list-item>
        <text:list-item>
          <text:p text:style-name="P66"><text:s/>{</text:p>
        </text:list-item>
        <text:list-item>
          <text:p text:style-name="P66"><text:s text:c="2"/>public static void main(String[] args) </text:p>
        </text:list-item>
        <text:list-item>
          <text:p text:style-name="P66"><text:s text:c="3"/>{</text:p>
        </text:list-item>
        <text:list-item>
          <text:p text:style-name="P66"><text:s text:c="3"/>int []x[] = {{1,2}, {3,4,5}, {6,7,8,9}};</text:p>
        </text:list-item>
        <text:list-item>
          <text:p text:style-name="P66"><text:s text:c="3"/>int [][]y = x;</text:p>
        </text:list-item>
        <text:list-item>
          <text:p text:style-name="P66"><text:s text:c="3"/>System.out.println(y[2][1]);</text:p>
        </text:list-item>
        <text:list-item>
          <text:p text:style-name="P66"><text:s text:c="3"/>}</text:p>
        </text:list-item>
        <text:list-item>
          <text:p text:style-name="P66"><text:s/>}</text:p>
        </text:list-item>
      </text:list>
      <text:p text:style-name="Text_20_body">a) 2<text:line-break/>b) 3<text:line-break/>c) 7<text:line-break/>d) Compilation Error<text:line-break/><text:bookmark text:name="id8989"/>View Answer</text:p>
      <text:section text:style-name="Sect1" text:name="target-id8989">
        <text:p text:style-name="Text_20_body">Answer: c<text:line-break/>Explanation: Both x,and y are pointing to the same array.<text:line-break/></text:p>
      </text:section>
      <text:p text:style-name="Text_20_body">8. What is the output of this program?</text:p>
      <text:list xml:id="list2159393504100682151" text:style-name="L57">
        <text:list-item>
          <text:p text:style-name="P67"><text:s text:c="3"/>final class A </text:p>
        </text:list-item>
        <text:list-item>
          <text:p text:style-name="P67"><text:s text:c="4"/>{</text:p>
        </text:list-item>
        <text:list-item>
          <text:p text:style-name="P67"><text:s text:c="9"/>int i;</text:p>
        </text:list-item>
        <text:list-item>
          <text:p text:style-name="P67"><text:s text:c="4"/>} <text:s text:c="3"/></text:p>
        </text:list-item>
        <text:list-item>
          <text:p text:style-name="P67"><text:s text:c="4"/>class B extends A </text:p>
        </text:list-item>
        <text:list-item>
          <text:p text:style-name="P67"><text:s text:c="4"/>{</text:p>
        </text:list-item>
        <text:list-item>
          <text:p text:style-name="P67"><text:s text:c="8"/>int j;</text:p>
        </text:list-item>
        <text:list-item>
          <text:p text:style-name="P67"><text:s text:c="8"/>System.out.println(j + " " + i); <text:s/></text:p>
        </text:list-item>
        <text:list-item>
          <text:p text:style-name="P67"><text:s text:c="4"/>} <text:s text:c="3"/></text:p>
        </text:list-item>
        <text:list-item>
          <text:p text:style-name="P67"><text:s text:c="4"/>class inheritance </text:p>
        </text:list-item>
        <text:list-item>
          <text:p text:style-name="P67"><text:soft-page-break/><text:s text:c="4"/>{</text:p>
        </text:list-item>
        <text:list-item>
          <text:p text:style-name="P67"><text:s text:c="8"/>public static void main(String args[])</text:p>
        </text:list-item>
        <text:list-item>
          <text:p text:style-name="P67"><text:s text:c="8"/>{</text:p>
        </text:list-item>
        <text:list-item>
          <text:p text:style-name="P67"><text:s text:c="12"/>B obj = new B();</text:p>
        </text:list-item>
        <text:list-item>
          <text:p text:style-name="P67"><text:s text:c="12"/>obj.display(); <text:s text:c="4"/></text:p>
        </text:list-item>
        <text:list-item>
          <text:p text:style-name="P67"><text:s text:c="8"/>}</text:p>
        </text:list-item>
        <text:list-item>
          <text:p text:style-name="P67"><text:s text:c="3"/>}</text:p>
        </text:list-item>
      </text:list>
      <text:p text:style-name="Text_20_body">a) 2 2<text:line-break/>b) 3 3<text:line-break/>c) Runtime Error<text:line-break/>d) Compilation Error<text:line-break/><text:bookmark text:name="id9491"/>View Answer</text:p>
      <text:section text:style-name="Sect1" text:name="target-id9491">
        <text:p text:style-name="Text_20_body">Answer: d<text:line-break/>Explanation: class A has been declared final hence it cannot be inherited by any other class. Hence class B does not have member i, giving compilation error.<text:line-break/>output:<text:line-break/>$ javac inheritance.java<text:line-break/>Exception in thread “main” java.lang.Error: Unresolved compilation problem:<text:line-break/>i cannot be resolved or is not a field<text:line-break/></text:p>
      </text:section>
      <text:p text:style-name="Text_20_body">9. What is the output of this program?</text:p>
      <text:list xml:id="list7023589000452648032" text:style-name="L58">
        <text:list-item>
          <text:p text:style-name="P68"><text:s text:c="2"/>class Abc</text:p>
        </text:list-item>
        <text:list-item>
          <text:p text:style-name="P68"><text:s text:c="2"/>{</text:p>
        </text:list-item>
        <text:list-item>
          <text:p text:style-name="P68"><text:s text:c="6"/>public static void main(String[]args)</text:p>
        </text:list-item>
        <text:list-item>
          <text:p text:style-name="P68"><text:s text:c="6"/>{</text:p>
        </text:list-item>
        <text:list-item>
          <text:p text:style-name="P68"><text:s text:c="10"/>String[] elements = { "for", "tea", "too" };</text:p>
        </text:list-item>
        <text:list-item>
          <text:p text:style-name="P68"><text:s text:c="10"/>String first = (elements.length &gt; 0) ? elements[0]: null;</text:p>
        </text:list-item>
        <text:list-item>
          <text:p text:style-name="P68"><text:s text:c="6"/>}</text:p>
        </text:list-item>
        <text:list-item>
          <text:p text:style-name="P68"><text:s text:c="2"/>}</text:p>
        </text:list-item>
      </text:list>
      <text:p text:style-name="Text_20_body">a) Compilation error<text:line-break/>b) An exception is thrown at run time<text:line-break/>c) The variable first is set to null<text:line-break/>d) The variable first is set to elements[0].<text:line-break/><text:bookmark text:name="id6843"/>View Answer</text:p>
      <text:section text:style-name="Sect1" text:name="target-id6843">
        <text:p text:style-name="Text_20_body"><text:soft-page-break/>Answer: d<text:line-break/>Explanation: The value at the 0th position will be assigned to the variable first.<text:line-break/></text:p>
      </text:section>
      <text:p text:style-name="Text_20_body">10. What is the output of this program?</text:p>
      <text:list xml:id="list5632202466802614906" text:style-name="L59">
        <text:list-item>
          <text:p text:style-name="P69"><text:s text:c="4"/>class A </text:p>
        </text:list-item>
        <text:list-item>
          <text:p text:style-name="P69"><text:s text:c="4"/>{</text:p>
        </text:list-item>
        <text:list-item>
          <text:p text:style-name="P69"><text:s text:c="8"/>int i;</text:p>
        </text:list-item>
        <text:list-item>
          <text:p text:style-name="P69"><text:s text:c="8"/>public void display() </text:p>
        </text:list-item>
        <text:list-item>
          <text:p text:style-name="P69"><text:s text:c="8"/>{</text:p>
        </text:list-item>
        <text:list-item>
          <text:p text:style-name="P69"><text:s text:c="12"/>System.out.println(i);</text:p>
        </text:list-item>
        <text:list-item>
          <text:p text:style-name="P69"><text:s text:c="8"/>} <text:s text:c="3"/></text:p>
        </text:list-item>
        <text:list-item>
          <text:p text:style-name="P69"><text:s text:c="4"/>} <text:s text:c="3"/></text:p>
        </text:list-item>
        <text:list-item>
          <text:p text:style-name="P69"><text:s text:c="4"/>class B extends A </text:p>
        </text:list-item>
        <text:list-item>
          <text:p text:style-name="P69"><text:s text:c="3"/>{</text:p>
        </text:list-item>
        <text:list-item>
          <text:p text:style-name="P69"><text:s text:c="8"/>int j;</text:p>
        </text:list-item>
        <text:list-item>
          <text:p text:style-name="P69"><text:s text:c="8"/>public void display() </text:p>
        </text:list-item>
        <text:list-item>
          <text:p text:style-name="P69"><text:s text:c="8"/>{</text:p>
        </text:list-item>
        <text:list-item>
          <text:p text:style-name="P69"><text:s text:c="12"/>System.out.println(j);</text:p>
        </text:list-item>
        <text:list-item>
          <text:p text:style-name="P69"><text:s text:c="8"/>} </text:p>
        </text:list-item>
        <text:list-item>
          <text:p text:style-name="P69"><text:s text:c="4"/>} <text:s text:c="3"/></text:p>
        </text:list-item>
        <text:list-item>
          <text:p text:style-name="P69"><text:s text:c="4"/>class Dynamic_dispatch </text:p>
        </text:list-item>
        <text:list-item>
          <text:p text:style-name="P69"><text:s text:c="3"/>{</text:p>
        </text:list-item>
        <text:list-item>
          <text:p text:style-name="P69"><text:s text:c="8"/>public static void main(String args[])</text:p>
        </text:list-item>
        <text:list-item>
          <text:p text:style-name="P69"><text:s text:c="8"/>{</text:p>
        </text:list-item>
        <text:list-item>
          <text:p text:style-name="P69"><text:s text:c="12"/>B obj2 = new B();</text:p>
        </text:list-item>
        <text:list-item>
          <text:p text:style-name="P69"><text:s text:c="12"/>obj2.i = 1;</text:p>
        </text:list-item>
        <text:list-item>
          <text:p text:style-name="P69"><text:s text:c="12"/>obj2.j = 2;</text:p>
        </text:list-item>
        <text:list-item>
          <text:p text:style-name="P69"><text:s text:c="12"/>A r;</text:p>
        </text:list-item>
        <text:list-item>
          <text:p text:style-name="P69"><text:s text:c="12"/>r = obj2;</text:p>
        </text:list-item>
        <text:list-item>
          <text:p text:style-name="P69"><text:soft-page-break/><text:s text:c="12"/>r.display(); <text:s text:c="4"/></text:p>
        </text:list-item>
        <text:list-item>
          <text:p text:style-name="P69"><text:s text:c="8"/>}</text:p>
        </text:list-item>
        <text:list-item>
          <text:p text:style-name="P69"><text:s text:c="3"/>}</text:p>
        </text:list-item>
      </text:list>
      <text:p text:style-name="Text_20_body">a) 1<text:line-break/>b) 2<text:line-break/>c) 3<text:line-break/>d) 4<text:line-break/><text:bookmark text:name="id7237"/>View Answer</text:p>
      <text:section text:style-name="Sect1" text:name="target-id7237">
        <text:p text:style-name="Text_20_body">Answer: b<text:line-break/>Explanation: r is reference of type A, the program assigns a reference of object obj2 to r and uses that reference to call function display() of class B.<text:line-break/>output:<text:line-break/>$ javac Dynamic_dispatch.java<text:line-break/>$ java Dynamic_dispatch<text:line-break/>2</text:p>
      </text:section>
      <text:h text:style-name="Heading_20_1" text:outline-level="1">Java Questions &amp; Answers – Inheritance – Abstract Class and Super </text:h>
      <text:p text:style-name="Text_20_body">This section of our 1000+ Java MCQs focuses on Abstract class in Java Programming Language.</text:p>
      <text:p text:style-name="Text_20_body">1. Which of these keywords are used to define an abstract class?<text:line-break/>a) abst<text:line-break/>b) abstract<text:line-break/>c) Abstract<text:line-break/>d) abstract class<text:line-break/><text:bookmark text:name="id1926"/>View Answer</text:p>
      <text:section text:style-name="Sect1" text:name="target-id1926">
        <text:p text:style-name="Text_20_body">Answer: b<text:line-break/>Explanation: None.<text:line-break/></text:p>
      </text:section>
      <text:p text:style-name="Text_20_body">2. Which of these is not abstract?<text:line-break/>a) Thread<text:line-break/>b) AbstractList<text:line-break/>c) List<text:line-break/>d) None of the Mentioned<text:line-break/><text:bookmark text:name="id3803"/>View Answer</text:p>
      <text:section text:style-name="Sect1" text:name="target-id3803">
        <text:p text:style-name="Text_20_body">Answer: a<text:line-break/>Explanation: Thread is not an abstract class.<text:line-break/></text:p>
      </text:section>
      <text:p text:style-name="Text_20_body"><text:soft-page-break/>3. If a class inheriting an abstract class does not define all of its function then it will be known as?<text:line-break/>a) Abstract<text:line-break/>b) A simple class<text:line-break/>c) Static class<text:line-break/>d) None of the mentioned<text:line-break/><text:bookmark text:name="id3725"/>View Answer</text:p>
      <text:section text:style-name="Sect1" text:name="target-id3725">
        <text:p text:style-name="Text_20_body">Answer: a<text:line-break/>Explanation: Any subclass of an abstract class must either implement all of the abstract method in the superclass or be itself declared abstract.<text:line-break/></text:p>
      </text:section>
      <text:p text:style-name="Text_20_body">4. Which of these is not a correct statement?<text:line-break/>a) Every class containing abstract method must be declared abstract<text:line-break/>b) Abstract class defines only the structure of the class not its implementation<text:line-break/>c) Abstract class can be initiated by new operator<text:line-break/>d) Abstract class can be inherited<text:line-break/><text:bookmark text:name="id6204"/>View Answer</text:p>
      <text:section text:style-name="Sect1" text:name="target-id6204">
        <text:p text:style-name="Text_20_body">Answer: c<text:line-break/>Explanation: Abstract class cannot be directly initiated with new operator, Since abstract class does not contain any definition of implementation it is not possible to create an abstract object.<text:line-break/></text:p>
      </text:section>
      <text:p text:style-name="Text_20_body">5. Which of these packages contains abstract keyword?<text:line-break/>a) java.lang<text:line-break/>b) java.util<text:line-break/>c) java.io<text:line-break/>d) java.system<text:line-break/><text:bookmark text:name="id6663"/>View Answer</text:p>
      <text:section text:style-name="Sect1" text:name="target-id6663">
        <text:p text:style-name="Text_20_body">Answer: a<text:line-break/>Explanation: None.<text:line-break/></text:p>
      </text:section>
      <text:p text:style-name="Text_20_body">6. What is the output of this program?</text:p>
      <text:list xml:id="list7345285755926655346" text:style-name="L60">
        <text:list-item>
          <text:p text:style-name="P70"><text:s text:c="4"/>class A </text:p>
        </text:list-item>
        <text:list-item>
          <text:p text:style-name="P70"><text:s text:c="4"/>{</text:p>
        </text:list-item>
        <text:list-item>
          <text:p text:style-name="P70"><text:s text:c="8"/>public int i;</text:p>
        </text:list-item>
        <text:list-item>
          <text:p text:style-name="P70"><text:s text:c="8"/>private int j;</text:p>
        </text:list-item>
        <text:list-item>
          <text:p text:style-name="P70"><text:s text:c="4"/>} <text:s text:c="3"/></text:p>
        </text:list-item>
        <text:list-item>
          <text:p text:style-name="P70"><text:s text:c="4"/>class B extends A </text:p>
        </text:list-item>
        <text:list-item>
          <text:p text:style-name="P70"><text:s text:c="4"/>{</text:p>
        </text:list-item>
        <text:list-item>
          <text:p text:style-name="P70"><text:soft-page-break/><text:s text:c="8"/>void display() </text:p>
        </text:list-item>
        <text:list-item>
          <text:p text:style-name="P70"><text:s text:c="8"/>{</text:p>
        </text:list-item>
        <text:list-item>
          <text:p text:style-name="P70"><text:s text:c="12"/>super.j = super.i + 1;</text:p>
        </text:list-item>
        <text:list-item>
          <text:p text:style-name="P70"><text:s text:c="12"/>System.out.println(super.i + " " + super.j);</text:p>
        </text:list-item>
        <text:list-item>
          <text:p text:style-name="P70"><text:s text:c="8"/>}</text:p>
        </text:list-item>
        <text:list-item>
          <text:p text:style-name="P70"><text:s text:c="4"/>} <text:s text:c="3"/></text:p>
        </text:list-item>
        <text:list-item>
          <text:p text:style-name="P70"><text:s text:c="4"/>class inheritance </text:p>
        </text:list-item>
        <text:list-item>
          <text:p text:style-name="P70"><text:s text:c="3"/>{</text:p>
        </text:list-item>
        <text:list-item>
          <text:p text:style-name="P70"><text:s text:c="8"/>public static void main(String args[])</text:p>
        </text:list-item>
        <text:list-item>
          <text:p text:style-name="P70"><text:s text:c="8"/>{</text:p>
        </text:list-item>
        <text:list-item>
          <text:p text:style-name="P70"><text:s text:c="12"/>B obj = new B();</text:p>
        </text:list-item>
        <text:list-item>
          <text:p text:style-name="P70"><text:s text:c="12"/>obj.i=1;</text:p>
        </text:list-item>
        <text:list-item>
          <text:p text:style-name="P70"><text:s text:c="12"/>obj.j=2; <text:s text:c="2"/></text:p>
        </text:list-item>
        <text:list-item>
          <text:p text:style-name="P70"><text:s text:c="12"/>obj.display(); <text:s text:c="4"/></text:p>
        </text:list-item>
        <text:list-item>
          <text:p text:style-name="P70"><text:s text:c="8"/>}</text:p>
        </text:list-item>
        <text:list-item>
          <text:p text:style-name="P70"><text:s text:c="3"/>}</text:p>
        </text:list-item>
      </text:list>
      <text:p text:style-name="Text_20_body">a) 2 2<text:line-break/>b) 3 3<text:line-break/>c) Runtime Error<text:line-break/>d) Compilation Error<text:line-break/><text:bookmark text:name="id4781"/>View Answer</text:p>
      <text:section text:style-name="Sect1" text:name="target-id4781">
        <text:p text:style-name="Text_20_body">Answer: d<text:line-break/>Explanation: Class contains a private member variable j, this cannot be inherited by subclass B and does not have access to it.<text:line-break/>output:<text:line-break/>$ javac inheritance.java<text:line-break/>Exception in thread “main” java.lang.Error: Unresolved compilation problem:<text:line-break/>The field A.j is not visible<text:line-break/></text:p>
      </text:section>
      <text:p text:style-name="Text_20_body">7. What is the output of this program?</text:p>
      <text:list xml:id="list1597780956017697719" text:style-name="L61">
        <text:list-item>
          <text:p text:style-name="P71"><text:s text:c="4"/>class A </text:p>
        </text:list-item>
        <text:list-item>
          <text:p text:style-name="P71"><text:s text:c="4"/>{</text:p>
        </text:list-item>
        <text:list-item>
          <text:p text:style-name="P71"><text:s text:c="8"/>public int i;</text:p>
        </text:list-item>
        <text:list-item>
          <text:p text:style-name="P71"><text:soft-page-break/><text:s text:c="8"/>public int j;</text:p>
        </text:list-item>
        <text:list-item>
          <text:p text:style-name="P71"><text:s text:c="8"/>A() </text:p>
        </text:list-item>
        <text:list-item>
          <text:p text:style-name="P71"><text:s text:c="7"/>{</text:p>
        </text:list-item>
        <text:list-item>
          <text:p text:style-name="P71"><text:s text:c="12"/>i = 1;</text:p>
        </text:list-item>
        <text:list-item>
          <text:p text:style-name="P71"><text:s text:c="12"/>j = 2;</text:p>
        </text:list-item>
        <text:list-item>
          <text:p text:style-name="P71"><text:s text:c="8"/>}</text:p>
        </text:list-item>
        <text:list-item>
          <text:p text:style-name="P71"><text:s text:c="4"/>} <text:s text:c="3"/></text:p>
        </text:list-item>
        <text:list-item>
          <text:p text:style-name="P71"><text:s text:c="4"/>class B extends A </text:p>
        </text:list-item>
        <text:list-item>
          <text:p text:style-name="P71"><text:s text:c="4"/>{</text:p>
        </text:list-item>
        <text:list-item>
          <text:p text:style-name="P71"><text:s text:c="8"/>int a;</text:p>
        </text:list-item>
        <text:list-item>
          <text:p text:style-name="P71"><text:s text:c="8"/>B() </text:p>
        </text:list-item>
        <text:list-item>
          <text:p text:style-name="P71"><text:s text:c="8"/>{</text:p>
        </text:list-item>
        <text:list-item>
          <text:p text:style-name="P71"><text:s text:c="12"/>super();</text:p>
        </text:list-item>
        <text:list-item>
          <text:p text:style-name="P71"><text:s text:c="8"/>} </text:p>
        </text:list-item>
        <text:list-item>
          <text:p text:style-name="P71"><text:s text:c="4"/>} <text:s text:c="3"/></text:p>
        </text:list-item>
        <text:list-item>
          <text:p text:style-name="P71"><text:s text:c="4"/>class super_use </text:p>
        </text:list-item>
        <text:list-item>
          <text:p text:style-name="P71"><text:s text:c="4"/>{</text:p>
        </text:list-item>
        <text:list-item>
          <text:p text:style-name="P71"><text:s text:c="8"/>public static void main(String args[])</text:p>
        </text:list-item>
        <text:list-item>
          <text:p text:style-name="P71"><text:s text:c="8"/>{</text:p>
        </text:list-item>
        <text:list-item>
          <text:p text:style-name="P71"><text:s text:c="12"/>B obj = new B();</text:p>
        </text:list-item>
        <text:list-item>
          <text:p text:style-name="P71"><text:s text:c="12"/>System.out.println(obj.i + " " + obj.j) <text:s text:c="4"/></text:p>
        </text:list-item>
        <text:list-item>
          <text:p text:style-name="P71"><text:s text:c="8"/>}</text:p>
        </text:list-item>
        <text:list-item>
          <text:p text:style-name="P71"><text:s text:c="3"/>}</text:p>
        </text:list-item>
      </text:list>
      <text:p text:style-name="Text_20_body">a) 1 2<text:line-break/>b) 2 1<text:line-break/>c) Runtime Error<text:line-break/>d) Compilation Error<text:line-break/><text:bookmark text:name="id9349"/>View Answer</text:p>
      <text:section text:style-name="Sect1" text:name="target-id9349">
        <text:p text:style-name="Text_20_body">Answer: a<text:line-break/>Explanation: Keyword super is used to call constructor of class A by constructor of class B. Constructor of a initializes i &amp; j to 1 &amp; 2 respectively.<text:line-break/><text:soft-page-break/>output:<text:line-break/>$ javac super_use.java<text:line-break/>$ java super_use<text:line-break/>1 2<text:line-break/></text:p>
      </text:section>
      <text:p text:style-name="Text_20_body">8. What is the output of this program?</text:p>
      <text:list xml:id="list6841402275146843764" text:style-name="L62">
        <text:list-item>
          <text:p text:style-name="P72"><text:s text:c="4"/>abstract class A </text:p>
        </text:list-item>
        <text:list-item>
          <text:p text:style-name="P72"><text:s text:c="4"/>{</text:p>
        </text:list-item>
        <text:list-item>
          <text:p text:style-name="P72"><text:s text:c="8"/>int i;</text:p>
        </text:list-item>
        <text:list-item>
          <text:p text:style-name="P72"><text:s text:c="8"/>abstract void display();</text:p>
        </text:list-item>
        <text:list-item>
          <text:p text:style-name="P72"><text:s text:c="4"/>} <text:s text:c="3"/></text:p>
        </text:list-item>
        <text:list-item>
          <text:p text:style-name="P72"><text:s text:c="4"/>class B extends A </text:p>
        </text:list-item>
        <text:list-item>
          <text:p text:style-name="P72"><text:s text:c="4"/>{</text:p>
        </text:list-item>
        <text:list-item>
          <text:p text:style-name="P72"><text:s text:c="8"/>int j;</text:p>
        </text:list-item>
        <text:list-item>
          <text:p text:style-name="P72"><text:s text:c="8"/>void display() </text:p>
        </text:list-item>
        <text:list-item>
          <text:p text:style-name="P72"><text:s text:c="8"/>{</text:p>
        </text:list-item>
        <text:list-item>
          <text:p text:style-name="P72"><text:s text:c="12"/>System.out.println(j);</text:p>
        </text:list-item>
        <text:list-item>
          <text:p text:style-name="P72"><text:s text:c="8"/>}</text:p>
        </text:list-item>
        <text:list-item>
          <text:p text:style-name="P72"><text:s text:c="4"/>} <text:s text:c="3"/></text:p>
        </text:list-item>
        <text:list-item>
          <text:p text:style-name="P72"><text:s text:c="4"/>class Abstract_demo </text:p>
        </text:list-item>
        <text:list-item>
          <text:p text:style-name="P72"><text:s text:c="4"/>{</text:p>
        </text:list-item>
        <text:list-item>
          <text:p text:style-name="P72"><text:s text:c="8"/>public static void main(String args[])</text:p>
        </text:list-item>
        <text:list-item>
          <text:p text:style-name="P72"><text:s text:c="8"/>{</text:p>
        </text:list-item>
        <text:list-item>
          <text:p text:style-name="P72"><text:s text:c="12"/>B obj = new B();</text:p>
        </text:list-item>
        <text:list-item>
          <text:p text:style-name="P72"><text:s text:c="12"/>obj.j=2;</text:p>
        </text:list-item>
        <text:list-item>
          <text:p text:style-name="P72"><text:s text:c="12"/>obj.display(); <text:s text:c="3"/></text:p>
        </text:list-item>
        <text:list-item>
          <text:p text:style-name="P72"><text:s text:c="8"/>}</text:p>
        </text:list-item>
        <text:list-item>
          <text:p text:style-name="P72"><text:s text:c="3"/>}</text:p>
        </text:list-item>
      </text:list>
      <text:p text:style-name="Text_20_body">a) 0<text:line-break/>b) 2<text:line-break/>c) Runtime Error<text:line-break/><text:soft-page-break/>d) Compilation Error<text:line-break/><text:bookmark text:name="id7099"/>View Answer</text:p>
      <text:section text:style-name="Sect1" text:name="target-id7099">
        <text:p text:style-name="Text_20_body">Answer: b<text:line-break/>Explanation: class A is an abstract class, it contains a abstract function display(), the full implementation of display() method is given in its subclass B, Both the display functions are the same. Prototype of display() is defined in class A and its implementation is given in class B.<text:line-break/>output:<text:line-break/>$ javac Abstract_demo.java<text:line-break/>$ java Abstract_demo<text:line-break/>2<text:line-break/></text:p>
      </text:section>
      <text:p text:style-name="Text_20_body">9. What is the output of this program?</text:p>
      <text:list xml:id="list7849868860697144601" text:style-name="L63">
        <text:list-item>
          <text:p text:style-name="P73"><text:s text:c="4"/>class A </text:p>
        </text:list-item>
        <text:list-item>
          <text:p text:style-name="P73"><text:s text:c="4"/>{</text:p>
        </text:list-item>
        <text:list-item>
          <text:p text:style-name="P73"><text:s text:c="8"/>int i;</text:p>
        </text:list-item>
        <text:list-item>
          <text:p text:style-name="P73"><text:s text:c="8"/>void display() </text:p>
        </text:list-item>
        <text:list-item>
          <text:p text:style-name="P73"><text:s text:c="8"/>{</text:p>
        </text:list-item>
        <text:list-item>
          <text:p text:style-name="P73"><text:s text:c="12"/>System.out.println(i);</text:p>
        </text:list-item>
        <text:list-item>
          <text:p text:style-name="P73"><text:s text:c="8"/>}</text:p>
        </text:list-item>
        <text:list-item>
          <text:p text:style-name="P73"><text:s text:c="4"/>} <text:s text:c="3"/></text:p>
        </text:list-item>
        <text:list-item>
          <text:p text:style-name="P73"><text:s text:c="4"/>class B extends A </text:p>
        </text:list-item>
        <text:list-item>
          <text:p text:style-name="P73"><text:s text:c="4"/>{</text:p>
        </text:list-item>
        <text:list-item>
          <text:p text:style-name="P73"><text:s text:c="8"/>int j;</text:p>
        </text:list-item>
        <text:list-item>
          <text:p text:style-name="P73"><text:s text:c="8"/>void display() </text:p>
        </text:list-item>
        <text:list-item>
          <text:p text:style-name="P73"><text:s text:c="8"/>{</text:p>
        </text:list-item>
        <text:list-item>
          <text:p text:style-name="P73"><text:s text:c="12"/>System.out.println(j);</text:p>
        </text:list-item>
        <text:list-item>
          <text:p text:style-name="P73"><text:s text:c="8"/>}</text:p>
        </text:list-item>
        <text:list-item>
          <text:p text:style-name="P73"><text:s text:c="4"/>} <text:s text:c="3"/></text:p>
        </text:list-item>
        <text:list-item>
          <text:p text:style-name="P73"><text:s text:c="4"/>class method_overriding </text:p>
        </text:list-item>
        <text:list-item>
          <text:p text:style-name="P73"><text:s text:c="4"/>{</text:p>
        </text:list-item>
        <text:list-item>
          <text:p text:style-name="P73"><text:s text:c="8"/>public static void main(String args[])</text:p>
        </text:list-item>
        <text:list-item>
          <text:p text:style-name="P73"><text:s text:c="8"/>{</text:p>
        </text:list-item>
        <text:list-item>
          <text:p text:style-name="P73"><text:soft-page-break/><text:s text:c="12"/>B obj = new B();</text:p>
        </text:list-item>
        <text:list-item>
          <text:p text:style-name="P73"><text:s text:c="12"/>obj.i=1;</text:p>
        </text:list-item>
        <text:list-item>
          <text:p text:style-name="P73"><text:s text:c="12"/>obj.j=2; <text:s text:c="2"/></text:p>
        </text:list-item>
        <text:list-item>
          <text:p text:style-name="P73"><text:s text:c="12"/>obj.display(); <text:s text:c="4"/></text:p>
        </text:list-item>
        <text:list-item>
          <text:p text:style-name="P73"><text:s text:c="8"/>}</text:p>
        </text:list-item>
        <text:list-item>
          <text:p text:style-name="P73"><text:s text:c="3"/>}</text:p>
        </text:list-item>
      </text:list>
      <text:list xml:id="list8817281589015439809" text:style-name="L64">
        <text:list-item text:start-value="26">
          <text:p text:style-name="P1"/>
        </text:list-item>
      </text:list>
      <text:p text:style-name="Text_20_body">a) 0<text:line-break/>b) 1<text:line-break/>c) 2<text:line-break/>d) Compilation Error<text:line-break/><text:bookmark text:name="id5640"/>View Answer</text:p>
      <text:section text:style-name="Sect1" text:name="target-id5640">
        <text:p text:style-name="Text_20_body">Answer: c<text:line-break/>Explanation: class A &amp; class B both contain display() method, class B inherits class A, when display() method is called by object of class B, display() method of class B is executed rather than that of Class A.<text:line-break/>output:<text:line-break/>$ javac method_overriding.java<text:line-break/>$ java method_overriding<text:line-break/>2<text:line-break/></text:p>
      </text:section>
      <text:p text:style-name="Text_20_body">10. What is the output of this program?</text:p>
      <text:list xml:id="list5644597147950893847" text:style-name="L65">
        <text:list-item>
          <text:p text:style-name="P74"><text:s text:c="4"/>class A </text:p>
        </text:list-item>
        <text:list-item>
          <text:p text:style-name="P74"><text:s text:c="4"/>{</text:p>
        </text:list-item>
        <text:list-item>
          <text:p text:style-name="P74"><text:s text:c="8"/>public int i;</text:p>
        </text:list-item>
        <text:list-item>
          <text:p text:style-name="P74"><text:s text:c="8"/>protected int j;</text:p>
        </text:list-item>
        <text:list-item>
          <text:p text:style-name="P74"><text:s text:c="4"/>} <text:s text:c="3"/></text:p>
        </text:list-item>
        <text:list-item>
          <text:p text:style-name="P74"><text:s text:c="4"/>class B extends A </text:p>
        </text:list-item>
        <text:list-item>
          <text:p text:style-name="P74"><text:s text:c="4"/>{</text:p>
        </text:list-item>
        <text:list-item>
          <text:p text:style-name="P74"><text:s text:c="8"/>int j;</text:p>
        </text:list-item>
        <text:list-item>
          <text:p text:style-name="P74"><text:s text:c="8"/>void display() </text:p>
        </text:list-item>
        <text:list-item>
          <text:p text:style-name="P74"><text:s text:c="8"/>{</text:p>
        </text:list-item>
        <text:list-item>
          <text:p text:style-name="P74"><text:s text:c="12"/>super.j = 3;</text:p>
        </text:list-item>
        <text:list-item>
          <text:p text:style-name="P74"><text:soft-page-break/><text:s text:c="12"/>System.out.println(i + " " + j);</text:p>
        </text:list-item>
        <text:list-item>
          <text:p text:style-name="P74"><text:s text:c="8"/>}</text:p>
        </text:list-item>
        <text:list-item>
          <text:p text:style-name="P74"><text:s text:c="4"/>} <text:s text:c="3"/></text:p>
        </text:list-item>
        <text:list-item>
          <text:p text:style-name="P74"><text:s text:c="4"/>class Output </text:p>
        </text:list-item>
        <text:list-item>
          <text:p text:style-name="P74"><text:s text:c="4"/>{</text:p>
        </text:list-item>
        <text:list-item>
          <text:p text:style-name="P74"><text:s text:c="8"/>public static void main(String args[])</text:p>
        </text:list-item>
        <text:list-item>
          <text:p text:style-name="P74"><text:s text:c="8"/>{</text:p>
        </text:list-item>
        <text:list-item>
          <text:p text:style-name="P74"><text:s text:c="12"/>B obj = new B();</text:p>
        </text:list-item>
        <text:list-item>
          <text:p text:style-name="P74"><text:s text:c="12"/>obj.i=1;</text:p>
        </text:list-item>
        <text:list-item>
          <text:p text:style-name="P74"><text:s text:c="12"/>obj.j=2; <text:s text:c="2"/></text:p>
        </text:list-item>
        <text:list-item>
          <text:p text:style-name="P74"><text:s text:c="12"/>obj.display(); <text:s text:c="4"/></text:p>
        </text:list-item>
        <text:list-item>
          <text:p text:style-name="P74"><text:s text:c="8"/>}</text:p>
        </text:list-item>
        <text:list-item>
          <text:p text:style-name="P74"><text:s text:c="3"/>}</text:p>
        </text:list-item>
      </text:list>
      <text:p text:style-name="Text_20_body">a) 1 2<text:line-break/>b) 2 1<text:line-break/>c) 1 3<text:line-break/>d) 3 1<text:line-break/><text:bookmark text:name="id436"/>View Answer</text:p>
      <text:section text:style-name="Sect1" text:name="target-id436">
        <text:p text:style-name="Text_20_body">Answer: a<text:line-break/>Explanation: Both class A &amp; B have member with same name that is j, member of class B will be called by default if no specifier is used. I contains 1 &amp; j contains 2, printing 1 2.<text:line-break/>output:<text:line-break/>$ javac Output.java<text:line-break/>$ java Output<text:line-break/>1 2<text:line-break/></text:p>
      </text:section>
      <text:section text:style-name="Sect1" text:name="Sanfoundry_300x250_320x50_BTF_1">
        <text:section text:style-name="Sect1" text:name="google_ads_iframe_/15184186/Sanfoundry_300x250_320x50_BTF_1_0__container__">
          <text:h text:style-name="P10" text:outline-level="1"><text:span text:style-name="T2">Java Questions &amp; Answers – Inheritance – Abstract Class and Super </text:span></text:h>
          <text:p text:style-name="Text_20_body">This section of our 1000+ Java MCQs focuses on Abstract class in Java Programming Language.</text:p>
          <text:p text:style-name="Text_20_body">1. Which of these keywords are used to define an abstract class?<text:line-break/>a) abst<text:line-break/>b) abstract<text:line-break/>c) Abstract<text:line-break/><text:soft-page-break/>d) abstract class<text:line-break/><text:bookmark text:name="id19261"/>View Answer</text:p>
          <text:section text:style-name="Sect1" text:name="Section1">
            <text:p text:style-name="Text_20_body"><text:bookmark text:name="target-id1926"/>Answer: b<text:line-break/>Explanation: None.<text:line-break/></text:p>
          </text:section>
          <text:p text:style-name="Text_20_body">2. Which of these is not abstract?<text:line-break/>a) Thread<text:line-break/>b) AbstractList<text:line-break/>c) List<text:line-break/>d) None of the Mentioned<text:line-break/><text:bookmark text:name="id38031"/>View Answer</text:p>
          <text:section text:style-name="Sect1" text:name="Section2">
            <text:p text:style-name="Text_20_body"><text:bookmark text:name="target-id3803"/>Answer: a<text:line-break/>Explanation: Thread is not an abstract class.<text:line-break/></text:p>
          </text:section>
          <text:p text:style-name="Text_20_body">3. If a class inheriting an abstract class does not define all of its function then it will be known as?<text:line-break/>a) Abstract<text:line-break/>b) A simple class<text:line-break/>c) Static class<text:line-break/>d) None of the mentioned<text:line-break/><text:bookmark text:name="id37251"/>View Answer</text:p>
          <text:section text:style-name="Sect1" text:name="Section3">
            <text:p text:style-name="Text_20_body"><text:bookmark text:name="target-id3725"/>Answer: a<text:line-break/>Explanation: Any subclass of an abstract class must either implement all of the abstract method in the superclass or be itself declared abstract.<text:line-break/></text:p>
          </text:section>
          <text:p text:style-name="Text_20_body">4. Which of these is not a correct statement?<text:line-break/>a) Every class containing abstract method must be declared abstract<text:line-break/>b) Abstract class defines only the structure of the class not its implementation<text:line-break/>c) Abstract class can be initiated by new operator<text:line-break/>d) Abstract class can be inherited<text:line-break/><text:bookmark text:name="id62041"/>View Answer</text:p>
          <text:section text:style-name="Sect1" text:name="Section4">
            <text:p text:style-name="Text_20_body"><text:bookmark text:name="target-id6204"/>Answer: c<text:line-break/>Explanation: Abstract class cannot be directly initiated with new operator, Since abstract class does not contain any definition of implementation it is not possible to create an abstract object.<text:line-break/></text:p>
          </text:section>
          <text:p text:style-name="Text_20_body">5. Which of these packages contains abstract keyword?<text:line-break/>a) java.lang<text:line-break/>b) java.util<text:line-break/>c) java.io<text:line-break/>d) java.system<text:line-break/><text:bookmark text:name="id66631"/>View Answer</text:p>
          <text:section text:style-name="Sect1" text:name="Section5">
            <text:p text:style-name="Text_20_body"><text:bookmark text:name="target-id6663"/><text:soft-page-break/>Answer: a<text:line-break/>Explanation: None.<text:line-break/></text:p>
          </text:section>
          <text:p text:style-name="Text_20_body">6. What is the output of this program?</text:p>
          <text:list xml:id="list8061992808791539029" text:style-name="L67">
            <text:list-item>
              <text:p text:style-name="P75"><text:s text:c="4"/>class A </text:p>
            </text:list-item>
            <text:list-item>
              <text:p text:style-name="P75"><text:s text:c="4"/>{</text:p>
            </text:list-item>
            <text:list-item>
              <text:p text:style-name="P75"><text:s text:c="8"/>public int i;</text:p>
            </text:list-item>
            <text:list-item>
              <text:p text:style-name="P75"><text:s text:c="8"/>private int j;</text:p>
            </text:list-item>
            <text:list-item>
              <text:p text:style-name="P75"><text:s text:c="4"/>} <text:s text:c="3"/></text:p>
            </text:list-item>
            <text:list-item>
              <text:p text:style-name="P75"><text:s text:c="4"/>class B extends A </text:p>
            </text:list-item>
            <text:list-item>
              <text:p text:style-name="P75"><text:s text:c="4"/>{</text:p>
            </text:list-item>
            <text:list-item>
              <text:p text:style-name="P75"><text:s text:c="8"/>void display() </text:p>
            </text:list-item>
            <text:list-item>
              <text:p text:style-name="P75"><text:s text:c="8"/>{</text:p>
            </text:list-item>
            <text:list-item>
              <text:p text:style-name="P75"><text:s text:c="12"/>super.j = super.i + 1;</text:p>
            </text:list-item>
            <text:list-item>
              <text:p text:style-name="P75"><text:s text:c="12"/>System.out.println(super.i + " " + super.j);</text:p>
            </text:list-item>
            <text:list-item>
              <text:p text:style-name="P75"><text:s text:c="8"/>}</text:p>
            </text:list-item>
            <text:list-item>
              <text:p text:style-name="P75"><text:s text:c="4"/>} <text:s text:c="3"/></text:p>
            </text:list-item>
            <text:list-item>
              <text:p text:style-name="P75"><text:s text:c="4"/>class inheritance </text:p>
            </text:list-item>
            <text:list-item>
              <text:p text:style-name="P75"><text:s text:c="3"/>{</text:p>
            </text:list-item>
            <text:list-item>
              <text:p text:style-name="P75"><text:s text:c="8"/>public static void main(String args[])</text:p>
            </text:list-item>
            <text:list-item>
              <text:p text:style-name="P75"><text:s text:c="8"/>{</text:p>
            </text:list-item>
            <text:list-item>
              <text:p text:style-name="P75"><text:s text:c="12"/>B obj = new B();</text:p>
            </text:list-item>
            <text:list-item>
              <text:p text:style-name="P75"><text:s text:c="12"/>obj.i=1;</text:p>
            </text:list-item>
            <text:list-item>
              <text:p text:style-name="P75"><text:s text:c="12"/>obj.j=2; <text:s text:c="2"/></text:p>
            </text:list-item>
            <text:list-item>
              <text:p text:style-name="P75"><text:s text:c="12"/>obj.display(); <text:s text:c="4"/></text:p>
            </text:list-item>
            <text:list-item>
              <text:p text:style-name="P75"><text:s text:c="8"/>}</text:p>
            </text:list-item>
            <text:list-item>
              <text:p text:style-name="P75"><text:s text:c="3"/>}</text:p>
            </text:list-item>
          </text:list>
          <text:p text:style-name="Text_20_body">a) 2 2<text:line-break/>b) 3 3<text:line-break/>c) Runtime Error<text:line-break/><text:soft-page-break/>d) Compilation Error<text:line-break/><text:bookmark text:name="id47811"/>View Answer</text:p>
          <text:section text:style-name="Sect1" text:name="Section6">
            <text:p text:style-name="Text_20_body"><text:bookmark text:name="target-id4781"/>Answer: d<text:line-break/>Explanation: Class contains a private member variable j, this cannot be inherited by subclass B and does not have access to it.<text:line-break/>output:<text:line-break/>$ javac inheritance.java<text:line-break/>Exception in thread “main” java.lang.Error: Unresolved compilation problem:<text:line-break/>The field A.j is not visible<text:line-break/></text:p>
          </text:section>
          <text:p text:style-name="Text_20_body">7. What is the output of this program?</text:p>
          <text:list xml:id="list2502085067877943730" text:style-name="L68">
            <text:list-item>
              <text:p text:style-name="P76"><text:s text:c="4"/>class A </text:p>
            </text:list-item>
            <text:list-item>
              <text:p text:style-name="P76"><text:s text:c="4"/>{</text:p>
            </text:list-item>
            <text:list-item>
              <text:p text:style-name="P76"><text:s text:c="8"/>public int i;</text:p>
            </text:list-item>
            <text:list-item>
              <text:p text:style-name="P76"><text:s text:c="8"/>public int j;</text:p>
            </text:list-item>
            <text:list-item>
              <text:p text:style-name="P76"><text:s text:c="8"/>A() </text:p>
            </text:list-item>
            <text:list-item>
              <text:p text:style-name="P76"><text:s text:c="7"/>{</text:p>
            </text:list-item>
            <text:list-item>
              <text:p text:style-name="P76"><text:s text:c="12"/>i = 1;</text:p>
            </text:list-item>
            <text:list-item>
              <text:p text:style-name="P76"><text:s text:c="12"/>j = 2;</text:p>
            </text:list-item>
            <text:list-item>
              <text:p text:style-name="P76"><text:s text:c="8"/>}</text:p>
            </text:list-item>
            <text:list-item>
              <text:p text:style-name="P76"><text:s text:c="4"/>} <text:s text:c="3"/></text:p>
            </text:list-item>
            <text:list-item>
              <text:p text:style-name="P76"><text:s text:c="4"/>class B extends A </text:p>
            </text:list-item>
            <text:list-item>
              <text:p text:style-name="P76"><text:s text:c="4"/>{</text:p>
            </text:list-item>
            <text:list-item>
              <text:p text:style-name="P76"><text:s text:c="8"/>int a;</text:p>
            </text:list-item>
            <text:list-item>
              <text:p text:style-name="P76"><text:s text:c="8"/>B() </text:p>
            </text:list-item>
            <text:list-item>
              <text:p text:style-name="P76"><text:s text:c="8"/>{</text:p>
            </text:list-item>
            <text:list-item>
              <text:p text:style-name="P76"><text:s text:c="12"/>super();</text:p>
            </text:list-item>
            <text:list-item>
              <text:p text:style-name="P76"><text:s text:c="8"/>} </text:p>
            </text:list-item>
            <text:list-item>
              <text:p text:style-name="P76"><text:s text:c="4"/>} <text:s text:c="3"/></text:p>
            </text:list-item>
            <text:list-item>
              <text:p text:style-name="P76"><text:s text:c="4"/>class super_use </text:p>
            </text:list-item>
            <text:list-item>
              <text:p text:style-name="P76"><text:s text:c="4"/>{</text:p>
            </text:list-item>
            <text:list-item>
              <text:p text:style-name="P76"><text:s text:c="8"/>public static void main(String args[])</text:p>
            </text:list-item>
            <text:list-item>
              <text:p text:style-name="P76"><text:soft-page-break/><text:s text:c="8"/>{</text:p>
            </text:list-item>
            <text:list-item>
              <text:p text:style-name="P76"><text:s text:c="12"/>B obj = new B();</text:p>
            </text:list-item>
            <text:list-item>
              <text:p text:style-name="P76"><text:s text:c="12"/>System.out.println(obj.i + " " + obj.j) <text:s text:c="4"/></text:p>
            </text:list-item>
            <text:list-item>
              <text:p text:style-name="P76"><text:s text:c="8"/>}</text:p>
            </text:list-item>
            <text:list-item>
              <text:p text:style-name="P76"><text:s text:c="3"/>}</text:p>
            </text:list-item>
          </text:list>
          <text:p text:style-name="Text_20_body">a) 1 2<text:line-break/>b) 2 1<text:line-break/>c) Runtime Error<text:line-break/>d) Compilation Error<text:line-break/><text:bookmark text:name="id93491"/>View Answer</text:p>
          <text:section text:style-name="Sect1" text:name="Section7">
            <text:p text:style-name="Text_20_body"><text:bookmark text:name="target-id9349"/>Answer: a<text:line-break/>Explanation: Keyword super is used to call constructor of class A by constructor of class B. Constructor of a initializes i &amp; j to 1 &amp; 2 respectively.<text:line-break/>output:<text:line-break/>$ javac super_use.java<text:line-break/>$ java super_use<text:line-break/>1 2<text:line-break/></text:p>
          </text:section>
          <text:p text:style-name="Text_20_body">8. What is the output of this program?</text:p>
          <text:list xml:id="list5767564472292396735" text:style-name="L69">
            <text:list-item>
              <text:p text:style-name="P77"><text:s text:c="4"/>abstract class A </text:p>
            </text:list-item>
            <text:list-item>
              <text:p text:style-name="P77"><text:s text:c="4"/>{</text:p>
            </text:list-item>
            <text:list-item>
              <text:p text:style-name="P77"><text:s text:c="8"/>int i;</text:p>
            </text:list-item>
            <text:list-item>
              <text:p text:style-name="P77"><text:s text:c="8"/>abstract void display();</text:p>
            </text:list-item>
            <text:list-item>
              <text:p text:style-name="P77"><text:s text:c="4"/>} <text:s text:c="3"/></text:p>
            </text:list-item>
            <text:list-item>
              <text:p text:style-name="P77"><text:s text:c="4"/>class B extends A </text:p>
            </text:list-item>
            <text:list-item>
              <text:p text:style-name="P77"><text:s text:c="4"/>{</text:p>
            </text:list-item>
            <text:list-item>
              <text:p text:style-name="P77"><text:s text:c="8"/>int j;</text:p>
            </text:list-item>
            <text:list-item>
              <text:p text:style-name="P77"><text:s text:c="8"/>void display() </text:p>
            </text:list-item>
            <text:list-item>
              <text:p text:style-name="P77"><text:s text:c="8"/>{</text:p>
            </text:list-item>
            <text:list-item>
              <text:p text:style-name="P77"><text:s text:c="12"/>System.out.println(j);</text:p>
            </text:list-item>
            <text:list-item>
              <text:p text:style-name="P77"><text:s text:c="8"/>}</text:p>
            </text:list-item>
            <text:list-item>
              <text:p text:style-name="P77"><text:s text:c="4"/>} <text:s text:c="3"/></text:p>
            </text:list-item>
            <text:list-item>
              <text:p text:style-name="P77"><text:s text:c="4"/>class Abstract_demo </text:p>
            </text:list-item>
            <text:list-item>
              <text:p text:style-name="P77"><text:soft-page-break/><text:s text:c="4"/>{</text:p>
            </text:list-item>
            <text:list-item>
              <text:p text:style-name="P77"><text:s text:c="8"/>public static void main(String args[])</text:p>
            </text:list-item>
            <text:list-item>
              <text:p text:style-name="P77"><text:s text:c="8"/>{</text:p>
            </text:list-item>
            <text:list-item>
              <text:p text:style-name="P77"><text:s text:c="12"/>B obj = new B();</text:p>
            </text:list-item>
            <text:list-item>
              <text:p text:style-name="P77"><text:s text:c="12"/>obj.j=2;</text:p>
            </text:list-item>
            <text:list-item>
              <text:p text:style-name="P77"><text:s text:c="12"/>obj.display(); <text:s text:c="3"/></text:p>
            </text:list-item>
            <text:list-item>
              <text:p text:style-name="P77"><text:s text:c="8"/>}</text:p>
            </text:list-item>
            <text:list-item>
              <text:p text:style-name="P77"><text:s text:c="3"/>}</text:p>
            </text:list-item>
          </text:list>
          <text:p text:style-name="Text_20_body">a) 0<text:line-break/>b) 2<text:line-break/>c) Runtime Error<text:line-break/>d) Compilation Error<text:line-break/><text:bookmark text:name="id70991"/>View Answer</text:p>
          <text:section text:style-name="Sect1" text:name="Section8">
            <text:p text:style-name="Text_20_body"><text:bookmark text:name="target-id7099"/>Answer: b<text:line-break/>Explanation: class A is an abstract class, it contains a abstract function display(), the full implementation of display() method is given in its subclass B, Both the display functions are the same. Prototype of display() is defined in class A and its implementation is given in class B.<text:line-break/>output:<text:line-break/>$ javac Abstract_demo.java<text:line-break/>$ java Abstract_demo<text:line-break/>2<text:line-break/></text:p>
          </text:section>
          <text:p text:style-name="Text_20_body">9. What is the output of this program?</text:p>
          <text:list xml:id="list5507439945279086805" text:style-name="L70">
            <text:list-item>
              <text:p text:style-name="P78"><text:s text:c="4"/>class A </text:p>
            </text:list-item>
            <text:list-item>
              <text:p text:style-name="P78"><text:s text:c="4"/>{</text:p>
            </text:list-item>
            <text:list-item>
              <text:p text:style-name="P78"><text:s text:c="8"/>int i;</text:p>
            </text:list-item>
            <text:list-item>
              <text:p text:style-name="P78"><text:s text:c="8"/>void display() </text:p>
            </text:list-item>
            <text:list-item>
              <text:p text:style-name="P78"><text:s text:c="8"/>{</text:p>
            </text:list-item>
            <text:list-item>
              <text:p text:style-name="P78"><text:s text:c="12"/>System.out.println(i);</text:p>
            </text:list-item>
            <text:list-item>
              <text:p text:style-name="P78"><text:s text:c="8"/>}</text:p>
            </text:list-item>
            <text:list-item>
              <text:p text:style-name="P78"><text:s text:c="4"/>} <text:s text:c="3"/></text:p>
            </text:list-item>
            <text:list-item>
              <text:p text:style-name="P78"><text:s text:c="4"/>class B extends A </text:p>
            </text:list-item>
            <text:list-item>
              <text:p text:style-name="P78"><text:s text:c="4"/>{</text:p>
            </text:list-item>
            <text:list-item>
              <text:p text:style-name="P78"><text:soft-page-break/><text:s text:c="8"/>int j;</text:p>
            </text:list-item>
            <text:list-item>
              <text:p text:style-name="P78"><text:s text:c="8"/>void display() </text:p>
            </text:list-item>
            <text:list-item>
              <text:p text:style-name="P78"><text:s text:c="8"/>{</text:p>
            </text:list-item>
            <text:list-item>
              <text:p text:style-name="P78"><text:s text:c="12"/>System.out.println(j);</text:p>
            </text:list-item>
            <text:list-item>
              <text:p text:style-name="P78"><text:s text:c="8"/>}</text:p>
            </text:list-item>
            <text:list-item>
              <text:p text:style-name="P78"><text:s text:c="4"/>} <text:s text:c="3"/></text:p>
            </text:list-item>
            <text:list-item>
              <text:p text:style-name="P78"><text:s text:c="4"/>class method_overriding </text:p>
            </text:list-item>
            <text:list-item>
              <text:p text:style-name="P78"><text:s text:c="4"/>{</text:p>
            </text:list-item>
            <text:list-item>
              <text:p text:style-name="P78"><text:s text:c="8"/>public static void main(String args[])</text:p>
            </text:list-item>
            <text:list-item>
              <text:p text:style-name="P78"><text:s text:c="8"/>{</text:p>
            </text:list-item>
            <text:list-item>
              <text:p text:style-name="P78"><text:s text:c="12"/>B obj = new B();</text:p>
            </text:list-item>
            <text:list-item>
              <text:p text:style-name="P78"><text:s text:c="12"/>obj.i=1;</text:p>
            </text:list-item>
            <text:list-item>
              <text:p text:style-name="P78"><text:s text:c="12"/>obj.j=2; <text:s text:c="2"/></text:p>
            </text:list-item>
            <text:list-item>
              <text:p text:style-name="P78"><text:s text:c="12"/>obj.display(); <text:s text:c="4"/></text:p>
            </text:list-item>
            <text:list-item>
              <text:p text:style-name="P78"><text:s text:c="8"/>}</text:p>
            </text:list-item>
            <text:list-item>
              <text:p text:style-name="P78"><text:s text:c="3"/>}</text:p>
            </text:list-item>
          </text:list>
          <text:p text:style-name="Text_20_body">a) 0<text:line-break/>b) 1<text:line-break/>c) 2<text:line-break/>d) Compilation Error<text:line-break/><text:bookmark text:name="id56401"/>View Answer</text:p>
          <text:section text:style-name="Sect1" text:name="Section9">
            <text:p text:style-name="Text_20_body"><text:bookmark text:name="target-id5640"/>Answer: c<text:line-break/>Explanation: class A &amp; class B both contain display() method, class B inherits class A, when display() method is called by object of class B, display() method of class B is executed rather than that of Class A.<text:line-break/>output:<text:line-break/>$ javac method_overriding.java<text:line-break/>$ java method_overriding<text:line-break/>2<text:line-break/></text:p>
          </text:section>
          <text:p text:style-name="Text_20_body">10. What is the output of this program?</text:p>
          <text:list xml:id="list776177451221169293" text:style-name="L71">
            <text:list-item>
              <text:p text:style-name="P79"><text:s text:c="4"/>class A </text:p>
            </text:list-item>
            <text:list-item>
              <text:p text:style-name="P79"><text:s text:c="4"/>{</text:p>
            </text:list-item>
            <text:list-item>
              <text:p text:style-name="P79"><text:soft-page-break/><text:s text:c="8"/>public int i;</text:p>
            </text:list-item>
            <text:list-item>
              <text:p text:style-name="P79"><text:s text:c="8"/>protected int j;</text:p>
            </text:list-item>
            <text:list-item>
              <text:p text:style-name="P79"><text:s text:c="4"/>} <text:s text:c="3"/></text:p>
            </text:list-item>
            <text:list-item>
              <text:p text:style-name="P79"><text:s text:c="4"/>class B extends A </text:p>
            </text:list-item>
            <text:list-item>
              <text:p text:style-name="P79"><text:s text:c="4"/>{</text:p>
            </text:list-item>
            <text:list-item>
              <text:p text:style-name="P79"><text:s text:c="8"/>int j;</text:p>
            </text:list-item>
            <text:list-item>
              <text:p text:style-name="P79"><text:s text:c="8"/>void display() </text:p>
            </text:list-item>
            <text:list-item>
              <text:p text:style-name="P79"><text:s text:c="8"/>{</text:p>
            </text:list-item>
            <text:list-item>
              <text:p text:style-name="P79"><text:s text:c="12"/>super.j = 3;</text:p>
            </text:list-item>
            <text:list-item>
              <text:p text:style-name="P79"><text:s text:c="12"/>System.out.println(i + " " + j);</text:p>
            </text:list-item>
            <text:list-item>
              <text:p text:style-name="P79"><text:s text:c="8"/>}</text:p>
            </text:list-item>
            <text:list-item>
              <text:p text:style-name="P79"><text:s text:c="4"/>} <text:s text:c="3"/></text:p>
            </text:list-item>
            <text:list-item>
              <text:p text:style-name="P79"><text:s text:c="4"/>class Output </text:p>
            </text:list-item>
            <text:list-item>
              <text:p text:style-name="P79"><text:s text:c="4"/>{</text:p>
            </text:list-item>
            <text:list-item>
              <text:p text:style-name="P79"><text:s text:c="8"/>public static void main(String args[])</text:p>
            </text:list-item>
            <text:list-item>
              <text:p text:style-name="P79"><text:s text:c="8"/>{</text:p>
            </text:list-item>
            <text:list-item>
              <text:p text:style-name="P79"><text:s text:c="12"/>B obj = new B();</text:p>
            </text:list-item>
            <text:list-item>
              <text:p text:style-name="P79"><text:s text:c="12"/>obj.i=1;</text:p>
            </text:list-item>
            <text:list-item>
              <text:p text:style-name="P79"><text:s text:c="12"/>obj.j=2; <text:s text:c="2"/></text:p>
            </text:list-item>
            <text:list-item>
              <text:p text:style-name="P79"><text:s text:c="12"/>obj.display(); <text:s text:c="4"/></text:p>
            </text:list-item>
            <text:list-item>
              <text:p text:style-name="P79"><text:s text:c="8"/>}</text:p>
            </text:list-item>
            <text:list-item>
              <text:p text:style-name="P79"><text:s text:c="3"/>}</text:p>
            </text:list-item>
          </text:list>
          <text:p text:style-name="Text_20_body">a) 1 2<text:line-break/>b) 2 1<text:line-break/>c) 1 3<text:line-break/>d) 3 1<text:line-break/><text:bookmark text:name="id4361"/>View Answer</text:p>
          <text:section text:style-name="Sect1" text:name="Section10">
            <text:p text:style-name="P4"><text:bookmark text:name="target-id436"/>Answer: a<text:line-break/>Explanation: Both class A &amp; B have member with same name that is j, member of class B will be called by default if no specifier is used. I contains 1 &amp; j contains 2, printing 1 2.<text:line-break/>output:<text:line-break/><text:soft-page-break/>$ javac Output.java</text:p>
            <text:p text:style-name="P4">$ java Output<text:line-break/>1 2</text:p>
          </text:section>
          <text:p text:style-name="P6"><text:span text:style-name="T2"/></text:p>
          <text:p text:style-name="P6"><text:span text:style-name="T2"/></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1T13:09:20.456179105</meta:creation-date>
    <dc:date>2018-06-01T14:03:19.739168054</dc:date>
    <meta:editing-duration>PT29M4S</meta:editing-duration>
    <meta:editing-cycles>8</meta:editing-cycles>
    <meta:generator>LibreOffice/5.1.6.2$Linux_X86_64 LibreOffice_project/10m0$Build-2</meta:generator>
    <meta:document-statistic meta:table-count="0" meta:image-count="0" meta:object-count="0" meta:page-count="96" meta:paragraph-count="1697" meta:word-count="13791" meta:character-count="83071" meta:non-whitespace-character-count="62249"/>
  </office:meta>
</office:document-meta>
</file>